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3.912cm"/>
    </style:style>
    <style:style style:name="ro1" style:family="table-row">
      <style:table-row-properties style:row-height="0.496cm" fo:break-before="auto" style:use-optimal-row-height="true"/>
    </style:style>
    <style:style style:name="ta3" style:family="table" style:master-page-name="PageStyle_5f_Tabelle3">
      <style:table-properties table:display="true" style:writing-mode="lr-tb"/>
    </style:style>
    <style:style style:name="ta2" style:family="table" style:master-page-name="PageStyle_5f_Benutzernamen">
      <style:table-properties table:display="true" style:writing-mode="lr-tb"/>
    </style:style>
    <style:style style:name="ta4" style:family="table" style:master-page-name="PageStyle_5f_Passwortgenerator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Excel_20_Built-in_20_Normal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nutzernamen" table:style-name="ta2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Liste</text:p>
          </table:table-cell>
          <table:table-cell office:value-type="string">
            <text:p>Zusatz</text:p>
          </table:table-cell>
          <table:table-cell office:value-type="string">
            <text:p>Benutzername</text:p>
          </table:table-cell>
          <table:table-cell office:value-type="string">
            <text:p>Etikett von</text:p>
          </table:table-cell>
          <table:table-cell office:value-type="string">
            <text:p>bis</text:p>
          </table:table-cell>
          <table:table-cell office:value-type="string">
            <text:p>Großes o</text:p>
          </table:table-cell>
          <table:table-cell office:value-type="string">
            <text:p>Großes i</text:p>
          </table:table-cell>
          <table:table-cell office:value-type="string">
            <text:p>Kleines L</text:p>
          </table:table-cell>
          <table:table-cell office:value-type="string">
            <text:p>Ist O,I,l enthalten?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1</text:p>
          </table:table-cell>
          <table:table-cell office:value-type="string">
            <text:p>LmFKF</text:p>
          </table:table-cell>
          <table:table-cell table:formula="of:=[.A2]&amp;[.B2]" office:value-type="string" office:string-value="001LmFKF">
            <text:p>001LmFKF</text:p>
          </table:table-cell>
          <table:table-cell table:formula="of:=[.A2]&amp;&quot;01&quot;" office:value-type="string" office:string-value="00101">
            <text:p>00101</text:p>
          </table:table-cell>
          <table:table-cell table:formula="of:=[.A2]&amp;&quot;50&quot;" office:value-type="string" office:string-value="00150">
            <text:p>00150</text:p>
          </table:table-cell>
          <table:table-cell table:formula="of:=IF(ISERROR(FIND(&quot;O&quot;;[.B2])); 0;1)" office:value-type="float" office:value="0">
            <text:p>0</text:p>
          </table:table-cell>
          <table:table-cell table:formula="of:=IF(ISERROR(FIND(&quot;I&quot;;[.B2])); 0;1)" office:value-type="float" office:value="0">
            <text:p>0</text:p>
          </table:table-cell>
          <table:table-cell table:formula="of:=IF(ISERROR(FIND(&quot;l&quot;;[.B2])); 0;1)" office:value-type="float" office:value="0">
            <text:p>0</text:p>
          </table:table-cell>
          <table:table-cell table:formula="of:=SUM([.F2:.H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2</text:p>
          </table:table-cell>
          <table:table-cell office:value-type="string">
            <text:p>WSXyf</text:p>
          </table:table-cell>
          <table:table-cell table:formula="of:=[.A3]&amp;[.B3]" office:value-type="string" office:string-value="002WSXyf">
            <text:p>002WSXyf</text:p>
          </table:table-cell>
          <table:table-cell table:formula="of:=[.A3]&amp;&quot;01&quot;" office:value-type="string" office:string-value="00201">
            <text:p>00201</text:p>
          </table:table-cell>
          <table:table-cell table:formula="of:=[.A3]&amp;&quot;50&quot;" office:value-type="string" office:string-value="00250">
            <text:p>00250</text:p>
          </table:table-cell>
          <table:table-cell table:formula="of:=IF(ISERROR(FIND(&quot;O&quot;;[.B3])); 0;1)" office:value-type="float" office:value="0">
            <text:p>0</text:p>
          </table:table-cell>
          <table:table-cell table:formula="of:=IF(ISERROR(FIND(&quot;I&quot;;[.B3])); 0;1)" office:value-type="float" office:value="0">
            <text:p>0</text:p>
          </table:table-cell>
          <table:table-cell table:formula="of:=IF(ISERROR(FIND(&quot;l&quot;;[.B3])); 0;1)" office:value-type="float" office:value="0">
            <text:p>0</text:p>
          </table:table-cell>
          <table:table-cell table:formula="of:=SUM([.F3:.H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3</text:p>
          </table:table-cell>
          <table:table-cell office:value-type="string">
            <text:p>NkdxV</text:p>
          </table:table-cell>
          <table:table-cell table:formula="of:=[.A4]&amp;[.B4]" office:value-type="string" office:string-value="003NkdxV">
            <text:p>003NkdxV</text:p>
          </table:table-cell>
          <table:table-cell table:formula="of:=[.A4]&amp;&quot;01&quot;" office:value-type="string" office:string-value="00301">
            <text:p>00301</text:p>
          </table:table-cell>
          <table:table-cell table:formula="of:=[.A4]&amp;&quot;50&quot;" office:value-type="string" office:string-value="00350">
            <text:p>00350</text:p>
          </table:table-cell>
          <table:table-cell table:formula="of:=IF(ISERROR(FIND(&quot;O&quot;;[.B4])); 0;1)" office:value-type="float" office:value="0">
            <text:p>0</text:p>
          </table:table-cell>
          <table:table-cell table:formula="of:=IF(ISERROR(FIND(&quot;I&quot;;[.B4])); 0;1)" office:value-type="float" office:value="0">
            <text:p>0</text:p>
          </table:table-cell>
          <table:table-cell table:formula="of:=IF(ISERROR(FIND(&quot;l&quot;;[.B4])); 0;1)" office:value-type="float" office:value="0">
            <text:p>0</text:p>
          </table:table-cell>
          <table:table-cell table:formula="of:=SUM([.F4:.H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4</text:p>
          </table:table-cell>
          <table:table-cell office:value-type="string">
            <text:p>XAgYV</text:p>
          </table:table-cell>
          <table:table-cell table:formula="of:=[.A5]&amp;[.B5]" office:value-type="string" office:string-value="004XAgYV">
            <text:p>004XAgYV</text:p>
          </table:table-cell>
          <table:table-cell table:formula="of:=[.A5]&amp;&quot;01&quot;" office:value-type="string" office:string-value="00401">
            <text:p>00401</text:p>
          </table:table-cell>
          <table:table-cell table:formula="of:=[.A5]&amp;&quot;50&quot;" office:value-type="string" office:string-value="00450">
            <text:p>00450</text:p>
          </table:table-cell>
          <table:table-cell table:formula="of:=IF(ISERROR(FIND(&quot;O&quot;;[.B5])); 0;1)" office:value-type="float" office:value="0">
            <text:p>0</text:p>
          </table:table-cell>
          <table:table-cell table:formula="of:=IF(ISERROR(FIND(&quot;I&quot;;[.B5])); 0;1)" office:value-type="float" office:value="0">
            <text:p>0</text:p>
          </table:table-cell>
          <table:table-cell table:formula="of:=IF(ISERROR(FIND(&quot;l&quot;;[.B5])); 0;1)" office:value-type="float" office:value="0">
            <text:p>0</text:p>
          </table:table-cell>
          <table:table-cell table:formula="of:=SUM([.F5:.H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5</text:p>
          </table:table-cell>
          <table:table-cell office:value-type="string">
            <text:p>MjXms</text:p>
          </table:table-cell>
          <table:table-cell table:formula="of:=[.A6]&amp;[.B6]" office:value-type="string" office:string-value="005MjXms">
            <text:p>005MjXms</text:p>
          </table:table-cell>
          <table:table-cell table:formula="of:=[.A6]&amp;&quot;01&quot;" office:value-type="string" office:string-value="00501">
            <text:p>00501</text:p>
          </table:table-cell>
          <table:table-cell table:formula="of:=[.A6]&amp;&quot;50&quot;" office:value-type="string" office:string-value="00550">
            <text:p>00550</text:p>
          </table:table-cell>
          <table:table-cell table:formula="of:=IF(ISERROR(FIND(&quot;O&quot;;[.B6])); 0;1)" office:value-type="float" office:value="0">
            <text:p>0</text:p>
          </table:table-cell>
          <table:table-cell table:formula="of:=IF(ISERROR(FIND(&quot;I&quot;;[.B6])); 0;1)" office:value-type="float" office:value="0">
            <text:p>0</text:p>
          </table:table-cell>
          <table:table-cell table:formula="of:=IF(ISERROR(FIND(&quot;l&quot;;[.B6])); 0;1)" office:value-type="float" office:value="0">
            <text:p>0</text:p>
          </table:table-cell>
          <table:table-cell table:formula="of:=SUM([.F6:.H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6</text:p>
          </table:table-cell>
          <table:table-cell office:value-type="string">
            <text:p>BJGvw</text:p>
          </table:table-cell>
          <table:table-cell table:formula="of:=[.A7]&amp;[.B7]" office:value-type="string" office:string-value="006BJGvw">
            <text:p>006BJGvw</text:p>
          </table:table-cell>
          <table:table-cell table:formula="of:=[.A7]&amp;&quot;01&quot;" office:value-type="string" office:string-value="00601">
            <text:p>00601</text:p>
          </table:table-cell>
          <table:table-cell table:formula="of:=[.A7]&amp;&quot;50&quot;" office:value-type="string" office:string-value="00650">
            <text:p>00650</text:p>
          </table:table-cell>
          <table:table-cell table:formula="of:=IF(ISERROR(FIND(&quot;O&quot;;[.B7])); 0;1)" office:value-type="float" office:value="0">
            <text:p>0</text:p>
          </table:table-cell>
          <table:table-cell table:formula="of:=IF(ISERROR(FIND(&quot;I&quot;;[.B7])); 0;1)" office:value-type="float" office:value="0">
            <text:p>0</text:p>
          </table:table-cell>
          <table:table-cell table:formula="of:=IF(ISERROR(FIND(&quot;l&quot;;[.B7])); 0;1)" office:value-type="float" office:value="0">
            <text:p>0</text:p>
          </table:table-cell>
          <table:table-cell table:formula="of:=SUM([.F7:.H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7</text:p>
          </table:table-cell>
          <table:table-cell office:value-type="string">
            <text:p>ufwsJ</text:p>
          </table:table-cell>
          <table:table-cell table:formula="of:=[.A8]&amp;[.B8]" office:value-type="string" office:string-value="007ufwsJ">
            <text:p>007ufwsJ</text:p>
          </table:table-cell>
          <table:table-cell table:formula="of:=[.A8]&amp;&quot;01&quot;" office:value-type="string" office:string-value="00701">
            <text:p>00701</text:p>
          </table:table-cell>
          <table:table-cell table:formula="of:=[.A8]&amp;&quot;50&quot;" office:value-type="string" office:string-value="00750">
            <text:p>00750</text:p>
          </table:table-cell>
          <table:table-cell table:formula="of:=IF(ISERROR(FIND(&quot;O&quot;;[.B8])); 0;1)" office:value-type="float" office:value="0">
            <text:p>0</text:p>
          </table:table-cell>
          <table:table-cell table:formula="of:=IF(ISERROR(FIND(&quot;I&quot;;[.B8])); 0;1)" office:value-type="float" office:value="0">
            <text:p>0</text:p>
          </table:table-cell>
          <table:table-cell table:formula="of:=IF(ISERROR(FIND(&quot;l&quot;;[.B8])); 0;1)" office:value-type="float" office:value="0">
            <text:p>0</text:p>
          </table:table-cell>
          <table:table-cell table:formula="of:=SUM([.F8:.H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8</text:p>
          </table:table-cell>
          <table:table-cell office:value-type="string">
            <text:p>QKaLH</text:p>
          </table:table-cell>
          <table:table-cell table:formula="of:=[.A9]&amp;[.B9]" office:value-type="string" office:string-value="008QKaLH">
            <text:p>008QKaLH</text:p>
          </table:table-cell>
          <table:table-cell table:formula="of:=[.A9]&amp;&quot;01&quot;" office:value-type="string" office:string-value="00801">
            <text:p>00801</text:p>
          </table:table-cell>
          <table:table-cell table:formula="of:=[.A9]&amp;&quot;50&quot;" office:value-type="string" office:string-value="00850">
            <text:p>00850</text:p>
          </table:table-cell>
          <table:table-cell table:formula="of:=IF(ISERROR(FIND(&quot;O&quot;;[.B9])); 0;1)" office:value-type="float" office:value="0">
            <text:p>0</text:p>
          </table:table-cell>
          <table:table-cell table:formula="of:=IF(ISERROR(FIND(&quot;I&quot;;[.B9])); 0;1)" office:value-type="float" office:value="0">
            <text:p>0</text:p>
          </table:table-cell>
          <table:table-cell table:formula="of:=IF(ISERROR(FIND(&quot;l&quot;;[.B9])); 0;1)" office:value-type="float" office:value="0">
            <text:p>0</text:p>
          </table:table-cell>
          <table:table-cell table:formula="of:=SUM([.F9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09</text:p>
          </table:table-cell>
          <table:table-cell office:value-type="string">
            <text:p>ZNCPt</text:p>
          </table:table-cell>
          <table:table-cell table:formula="of:=[.A10]&amp;[.B10]" office:value-type="string" office:string-value="009ZNCPt">
            <text:p>009ZNCPt</text:p>
          </table:table-cell>
          <table:table-cell table:formula="of:=[.A10]&amp;&quot;01&quot;" office:value-type="string" office:string-value="00901">
            <text:p>00901</text:p>
          </table:table-cell>
          <table:table-cell table:formula="of:=[.A10]&amp;&quot;50&quot;" office:value-type="string" office:string-value="00950">
            <text:p>00950</text:p>
          </table:table-cell>
          <table:table-cell table:formula="of:=IF(ISERROR(FIND(&quot;O&quot;;[.B10])); 0;1)" office:value-type="float" office:value="0">
            <text:p>0</text:p>
          </table:table-cell>
          <table:table-cell table:formula="of:=IF(ISERROR(FIND(&quot;I&quot;;[.B10])); 0;1)" office:value-type="float" office:value="0">
            <text:p>0</text:p>
          </table:table-cell>
          <table:table-cell table:formula="of:=IF(ISERROR(FIND(&quot;l&quot;;[.B10])); 0;1)" office:value-type="float" office:value="0">
            <text:p>0</text:p>
          </table:table-cell>
          <table:table-cell table:formula="of:=SUM([.F10:.H1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0</text:p>
          </table:table-cell>
          <table:table-cell office:value-type="string">
            <text:p>MPuNB</text:p>
          </table:table-cell>
          <table:table-cell table:formula="of:=[.A11]&amp;[.B11]" office:value-type="string" office:string-value="010MPuNB">
            <text:p>010MPuNB</text:p>
          </table:table-cell>
          <table:table-cell table:formula="of:=[.A11]&amp;&quot;01&quot;" office:value-type="string" office:string-value="01001">
            <text:p>01001</text:p>
          </table:table-cell>
          <table:table-cell table:formula="of:=[.A11]&amp;&quot;50&quot;" office:value-type="string" office:string-value="01050">
            <text:p>01050</text:p>
          </table:table-cell>
          <table:table-cell table:formula="of:=IF(ISERROR(FIND(&quot;O&quot;;[.B11])); 0;1)" office:value-type="float" office:value="0">
            <text:p>0</text:p>
          </table:table-cell>
          <table:table-cell table:formula="of:=IF(ISERROR(FIND(&quot;I&quot;;[.B11])); 0;1)" office:value-type="float" office:value="0">
            <text:p>0</text:p>
          </table:table-cell>
          <table:table-cell table:formula="of:=IF(ISERROR(FIND(&quot;l&quot;;[.B11])); 0;1)" office:value-type="float" office:value="0">
            <text:p>0</text:p>
          </table:table-cell>
          <table:table-cell table:formula="of:=SUM([.F11:.H1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1</text:p>
          </table:table-cell>
          <table:table-cell office:value-type="string">
            <text:p>htWNi</text:p>
          </table:table-cell>
          <table:table-cell table:formula="of:=[.A12]&amp;[.B12]" office:value-type="string" office:string-value="011htWNi">
            <text:p>011htWNi</text:p>
          </table:table-cell>
          <table:table-cell table:formula="of:=[.A12]&amp;&quot;01&quot;" office:value-type="string" office:string-value="01101">
            <text:p>01101</text:p>
          </table:table-cell>
          <table:table-cell table:formula="of:=[.A12]&amp;&quot;50&quot;" office:value-type="string" office:string-value="01150">
            <text:p>01150</text:p>
          </table:table-cell>
          <table:table-cell table:formula="of:=IF(ISERROR(FIND(&quot;O&quot;;[.B12])); 0;1)" office:value-type="float" office:value="0">
            <text:p>0</text:p>
          </table:table-cell>
          <table:table-cell table:formula="of:=IF(ISERROR(FIND(&quot;I&quot;;[.B12])); 0;1)" office:value-type="float" office:value="0">
            <text:p>0</text:p>
          </table:table-cell>
          <table:table-cell table:formula="of:=IF(ISERROR(FIND(&quot;l&quot;;[.B12])); 0;1)" office:value-type="float" office:value="0">
            <text:p>0</text:p>
          </table:table-cell>
          <table:table-cell table:formula="of:=SUM([.F12:.H1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2</text:p>
          </table:table-cell>
          <table:table-cell office:value-type="string">
            <text:p>ArZNw</text:p>
          </table:table-cell>
          <table:table-cell table:formula="of:=[.A13]&amp;[.B13]" office:value-type="string" office:string-value="012ArZNw">
            <text:p>012ArZNw</text:p>
          </table:table-cell>
          <table:table-cell table:formula="of:=[.A13]&amp;&quot;01&quot;" office:value-type="string" office:string-value="01201">
            <text:p>01201</text:p>
          </table:table-cell>
          <table:table-cell table:formula="of:=[.A13]&amp;&quot;50&quot;" office:value-type="string" office:string-value="01250">
            <text:p>01250</text:p>
          </table:table-cell>
          <table:table-cell table:formula="of:=IF(ISERROR(FIND(&quot;O&quot;;[.B13])); 0;1)" office:value-type="float" office:value="0">
            <text:p>0</text:p>
          </table:table-cell>
          <table:table-cell table:formula="of:=IF(ISERROR(FIND(&quot;I&quot;;[.B13])); 0;1)" office:value-type="float" office:value="0">
            <text:p>0</text:p>
          </table:table-cell>
          <table:table-cell table:formula="of:=IF(ISERROR(FIND(&quot;l&quot;;[.B13])); 0;1)" office:value-type="float" office:value="0">
            <text:p>0</text:p>
          </table:table-cell>
          <table:table-cell table:formula="of:=SUM([.F13:.H1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3</text:p>
          </table:table-cell>
          <table:table-cell office:value-type="string">
            <text:p>aqdit</text:p>
          </table:table-cell>
          <table:table-cell table:formula="of:=[.A14]&amp;[.B14]" office:value-type="string" office:string-value="013aqdit">
            <text:p>013aqdit</text:p>
          </table:table-cell>
          <table:table-cell table:formula="of:=[.A14]&amp;&quot;01&quot;" office:value-type="string" office:string-value="01301">
            <text:p>01301</text:p>
          </table:table-cell>
          <table:table-cell table:formula="of:=[.A14]&amp;&quot;50&quot;" office:value-type="string" office:string-value="01350">
            <text:p>01350</text:p>
          </table:table-cell>
          <table:table-cell table:formula="of:=IF(ISERROR(FIND(&quot;O&quot;;[.B14])); 0;1)" office:value-type="float" office:value="0">
            <text:p>0</text:p>
          </table:table-cell>
          <table:table-cell table:formula="of:=IF(ISERROR(FIND(&quot;I&quot;;[.B14])); 0;1)" office:value-type="float" office:value="0">
            <text:p>0</text:p>
          </table:table-cell>
          <table:table-cell table:formula="of:=IF(ISERROR(FIND(&quot;l&quot;;[.B14])); 0;1)" office:value-type="float" office:value="0">
            <text:p>0</text:p>
          </table:table-cell>
          <table:table-cell table:formula="of:=SUM([.F14:.H1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4</text:p>
          </table:table-cell>
          <table:table-cell office:value-type="string">
            <text:p>YbLaL</text:p>
          </table:table-cell>
          <table:table-cell table:formula="of:=[.A15]&amp;[.B15]" office:value-type="string" office:string-value="014YbLaL">
            <text:p>014YbLaL</text:p>
          </table:table-cell>
          <table:table-cell table:formula="of:=[.A15]&amp;&quot;01&quot;" office:value-type="string" office:string-value="01401">
            <text:p>01401</text:p>
          </table:table-cell>
          <table:table-cell table:formula="of:=[.A15]&amp;&quot;50&quot;" office:value-type="string" office:string-value="01450">
            <text:p>01450</text:p>
          </table:table-cell>
          <table:table-cell table:formula="of:=IF(ISERROR(FIND(&quot;O&quot;;[.B15])); 0;1)" office:value-type="float" office:value="0">
            <text:p>0</text:p>
          </table:table-cell>
          <table:table-cell table:formula="of:=IF(ISERROR(FIND(&quot;I&quot;;[.B15])); 0;1)" office:value-type="float" office:value="0">
            <text:p>0</text:p>
          </table:table-cell>
          <table:table-cell table:formula="of:=IF(ISERROR(FIND(&quot;l&quot;;[.B15])); 0;1)" office:value-type="float" office:value="0">
            <text:p>0</text:p>
          </table:table-cell>
          <table:table-cell table:formula="of:=SUM([.F15:.H1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5</text:p>
          </table:table-cell>
          <table:table-cell office:value-type="string">
            <text:p>TpTuq</text:p>
          </table:table-cell>
          <table:table-cell table:formula="of:=[.A16]&amp;[.B16]" office:value-type="string" office:string-value="015TpTuq">
            <text:p>015TpTuq</text:p>
          </table:table-cell>
          <table:table-cell table:formula="of:=[.A16]&amp;&quot;01&quot;" office:value-type="string" office:string-value="01501">
            <text:p>01501</text:p>
          </table:table-cell>
          <table:table-cell table:formula="of:=[.A16]&amp;&quot;50&quot;" office:value-type="string" office:string-value="01550">
            <text:p>01550</text:p>
          </table:table-cell>
          <table:table-cell table:formula="of:=IF(ISERROR(FIND(&quot;O&quot;;[.B16])); 0;1)" office:value-type="float" office:value="0">
            <text:p>0</text:p>
          </table:table-cell>
          <table:table-cell table:formula="of:=IF(ISERROR(FIND(&quot;I&quot;;[.B16])); 0;1)" office:value-type="float" office:value="0">
            <text:p>0</text:p>
          </table:table-cell>
          <table:table-cell table:formula="of:=IF(ISERROR(FIND(&quot;l&quot;;[.B16])); 0;1)" office:value-type="float" office:value="0">
            <text:p>0</text:p>
          </table:table-cell>
          <table:table-cell table:formula="of:=SUM([.F16:.H1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6</text:p>
          </table:table-cell>
          <table:table-cell office:value-type="string">
            <text:p>kPHsB</text:p>
          </table:table-cell>
          <table:table-cell table:formula="of:=[.A17]&amp;[.B17]" office:value-type="string" office:string-value="016kPHsB">
            <text:p>016kPHsB</text:p>
          </table:table-cell>
          <table:table-cell table:formula="of:=[.A17]&amp;&quot;01&quot;" office:value-type="string" office:string-value="01601">
            <text:p>01601</text:p>
          </table:table-cell>
          <table:table-cell table:formula="of:=[.A17]&amp;&quot;50&quot;" office:value-type="string" office:string-value="01650">
            <text:p>01650</text:p>
          </table:table-cell>
          <table:table-cell table:formula="of:=IF(ISERROR(FIND(&quot;O&quot;;[.B17])); 0;1)" office:value-type="float" office:value="0">
            <text:p>0</text:p>
          </table:table-cell>
          <table:table-cell table:formula="of:=IF(ISERROR(FIND(&quot;I&quot;;[.B17])); 0;1)" office:value-type="float" office:value="0">
            <text:p>0</text:p>
          </table:table-cell>
          <table:table-cell table:formula="of:=IF(ISERROR(FIND(&quot;l&quot;;[.B17])); 0;1)" office:value-type="float" office:value="0">
            <text:p>0</text:p>
          </table:table-cell>
          <table:table-cell table:formula="of:=SUM([.F17:.H1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7</text:p>
          </table:table-cell>
          <table:table-cell office:value-type="string">
            <text:p>upuZq</text:p>
          </table:table-cell>
          <table:table-cell table:formula="of:=[.A18]&amp;[.B18]" office:value-type="string" office:string-value="017upuZq">
            <text:p>017upuZq</text:p>
          </table:table-cell>
          <table:table-cell table:formula="of:=[.A18]&amp;&quot;01&quot;" office:value-type="string" office:string-value="01701">
            <text:p>01701</text:p>
          </table:table-cell>
          <table:table-cell table:formula="of:=[.A18]&amp;&quot;50&quot;" office:value-type="string" office:string-value="01750">
            <text:p>01750</text:p>
          </table:table-cell>
          <table:table-cell table:formula="of:=IF(ISERROR(FIND(&quot;O&quot;;[.B18])); 0;1)" office:value-type="float" office:value="0">
            <text:p>0</text:p>
          </table:table-cell>
          <table:table-cell table:formula="of:=IF(ISERROR(FIND(&quot;I&quot;;[.B18])); 0;1)" office:value-type="float" office:value="0">
            <text:p>0</text:p>
          </table:table-cell>
          <table:table-cell table:formula="of:=IF(ISERROR(FIND(&quot;l&quot;;[.B18])); 0;1)" office:value-type="float" office:value="0">
            <text:p>0</text:p>
          </table:table-cell>
          <table:table-cell table:formula="of:=SUM([.F18:.H1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8</text:p>
          </table:table-cell>
          <table:table-cell office:value-type="string">
            <text:p>mJudR</text:p>
          </table:table-cell>
          <table:table-cell table:formula="of:=[.A19]&amp;[.B19]" office:value-type="string" office:string-value="018mJudR">
            <text:p>018mJudR</text:p>
          </table:table-cell>
          <table:table-cell table:formula="of:=[.A19]&amp;&quot;01&quot;" office:value-type="string" office:string-value="01801">
            <text:p>01801</text:p>
          </table:table-cell>
          <table:table-cell table:formula="of:=[.A19]&amp;&quot;50&quot;" office:value-type="string" office:string-value="01850">
            <text:p>01850</text:p>
          </table:table-cell>
          <table:table-cell table:formula="of:=IF(ISERROR(FIND(&quot;O&quot;;[.B19])); 0;1)" office:value-type="float" office:value="0">
            <text:p>0</text:p>
          </table:table-cell>
          <table:table-cell table:formula="of:=IF(ISERROR(FIND(&quot;I&quot;;[.B19])); 0;1)" office:value-type="float" office:value="0">
            <text:p>0</text:p>
          </table:table-cell>
          <table:table-cell table:formula="of:=IF(ISERROR(FIND(&quot;l&quot;;[.B19])); 0;1)" office:value-type="float" office:value="0">
            <text:p>0</text:p>
          </table:table-cell>
          <table:table-cell table:formula="of:=SUM([.F19:.H1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19</text:p>
          </table:table-cell>
          <table:table-cell office:value-type="string">
            <text:p>JXigZ</text:p>
          </table:table-cell>
          <table:table-cell table:formula="of:=[.A20]&amp;[.B20]" office:value-type="string" office:string-value="019JXigZ">
            <text:p>019JXigZ</text:p>
          </table:table-cell>
          <table:table-cell table:formula="of:=[.A20]&amp;&quot;01&quot;" office:value-type="string" office:string-value="01901">
            <text:p>01901</text:p>
          </table:table-cell>
          <table:table-cell table:formula="of:=[.A20]&amp;&quot;50&quot;" office:value-type="string" office:string-value="01950">
            <text:p>01950</text:p>
          </table:table-cell>
          <table:table-cell table:formula="of:=IF(ISERROR(FIND(&quot;O&quot;;[.B20])); 0;1)" office:value-type="float" office:value="0">
            <text:p>0</text:p>
          </table:table-cell>
          <table:table-cell table:formula="of:=IF(ISERROR(FIND(&quot;I&quot;;[.B20])); 0;1)" office:value-type="float" office:value="0">
            <text:p>0</text:p>
          </table:table-cell>
          <table:table-cell table:formula="of:=IF(ISERROR(FIND(&quot;l&quot;;[.B20])); 0;1)" office:value-type="float" office:value="0">
            <text:p>0</text:p>
          </table:table-cell>
          <table:table-cell table:formula="of:=SUM([.F20:.H2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0</text:p>
          </table:table-cell>
          <table:table-cell office:value-type="string">
            <text:p>tNZMQ</text:p>
          </table:table-cell>
          <table:table-cell table:formula="of:=[.A21]&amp;[.B21]" office:value-type="string" office:string-value="020tNZMQ">
            <text:p>020tNZMQ</text:p>
          </table:table-cell>
          <table:table-cell table:formula="of:=[.A21]&amp;&quot;01&quot;" office:value-type="string" office:string-value="02001">
            <text:p>02001</text:p>
          </table:table-cell>
          <table:table-cell table:formula="of:=[.A21]&amp;&quot;50&quot;" office:value-type="string" office:string-value="02050">
            <text:p>02050</text:p>
          </table:table-cell>
          <table:table-cell table:formula="of:=IF(ISERROR(FIND(&quot;O&quot;;[.B21])); 0;1)" office:value-type="float" office:value="0">
            <text:p>0</text:p>
          </table:table-cell>
          <table:table-cell table:formula="of:=IF(ISERROR(FIND(&quot;I&quot;;[.B21])); 0;1)" office:value-type="float" office:value="0">
            <text:p>0</text:p>
          </table:table-cell>
          <table:table-cell table:formula="of:=IF(ISERROR(FIND(&quot;l&quot;;[.B21])); 0;1)" office:value-type="float" office:value="0">
            <text:p>0</text:p>
          </table:table-cell>
          <table:table-cell table:formula="of:=SUM([.F21:.H2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1</text:p>
          </table:table-cell>
          <table:table-cell office:value-type="string">
            <text:p>RLwNd</text:p>
          </table:table-cell>
          <table:table-cell table:formula="of:=[.A22]&amp;[.B22]" office:value-type="string" office:string-value="021RLwNd">
            <text:p>021RLwNd</text:p>
          </table:table-cell>
          <table:table-cell table:formula="of:=[.A22]&amp;&quot;01&quot;" office:value-type="string" office:string-value="02101">
            <text:p>02101</text:p>
          </table:table-cell>
          <table:table-cell table:formula="of:=[.A22]&amp;&quot;50&quot;" office:value-type="string" office:string-value="02150">
            <text:p>02150</text:p>
          </table:table-cell>
          <table:table-cell table:formula="of:=IF(ISERROR(FIND(&quot;O&quot;;[.B22])); 0;1)" office:value-type="float" office:value="0">
            <text:p>0</text:p>
          </table:table-cell>
          <table:table-cell table:formula="of:=IF(ISERROR(FIND(&quot;I&quot;;[.B22])); 0;1)" office:value-type="float" office:value="0">
            <text:p>0</text:p>
          </table:table-cell>
          <table:table-cell table:formula="of:=IF(ISERROR(FIND(&quot;l&quot;;[.B22])); 0;1)" office:value-type="float" office:value="0">
            <text:p>0</text:p>
          </table:table-cell>
          <table:table-cell table:formula="of:=SUM([.F22:.H2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2</text:p>
          </table:table-cell>
          <table:table-cell office:value-type="string">
            <text:p>ohAXY</text:p>
          </table:table-cell>
          <table:table-cell table:formula="of:=[.A23]&amp;[.B23]" office:value-type="string" office:string-value="022ohAXY">
            <text:p>022ohAXY</text:p>
          </table:table-cell>
          <table:table-cell table:formula="of:=[.A23]&amp;&quot;01&quot;" office:value-type="string" office:string-value="02201">
            <text:p>02201</text:p>
          </table:table-cell>
          <table:table-cell table:formula="of:=[.A23]&amp;&quot;50&quot;" office:value-type="string" office:string-value="02250">
            <text:p>02250</text:p>
          </table:table-cell>
          <table:table-cell table:formula="of:=IF(ISERROR(FIND(&quot;O&quot;;[.B23])); 0;1)" office:value-type="float" office:value="0">
            <text:p>0</text:p>
          </table:table-cell>
          <table:table-cell table:formula="of:=IF(ISERROR(FIND(&quot;I&quot;;[.B23])); 0;1)" office:value-type="float" office:value="0">
            <text:p>0</text:p>
          </table:table-cell>
          <table:table-cell table:formula="of:=IF(ISERROR(FIND(&quot;l&quot;;[.B23])); 0;1)" office:value-type="float" office:value="0">
            <text:p>0</text:p>
          </table:table-cell>
          <table:table-cell table:formula="of:=SUM([.F23:.H2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3</text:p>
          </table:table-cell>
          <table:table-cell office:value-type="string">
            <text:p>WtPhk</text:p>
          </table:table-cell>
          <table:table-cell table:formula="of:=[.A24]&amp;[.B24]" office:value-type="string" office:string-value="023WtPhk">
            <text:p>023WtPhk</text:p>
          </table:table-cell>
          <table:table-cell table:formula="of:=[.A24]&amp;&quot;01&quot;" office:value-type="string" office:string-value="02301">
            <text:p>02301</text:p>
          </table:table-cell>
          <table:table-cell table:formula="of:=[.A24]&amp;&quot;50&quot;" office:value-type="string" office:string-value="02350">
            <text:p>02350</text:p>
          </table:table-cell>
          <table:table-cell table:formula="of:=IF(ISERROR(FIND(&quot;O&quot;;[.B24])); 0;1)" office:value-type="float" office:value="0">
            <text:p>0</text:p>
          </table:table-cell>
          <table:table-cell table:formula="of:=IF(ISERROR(FIND(&quot;I&quot;;[.B24])); 0;1)" office:value-type="float" office:value="0">
            <text:p>0</text:p>
          </table:table-cell>
          <table:table-cell table:formula="of:=IF(ISERROR(FIND(&quot;l&quot;;[.B24])); 0;1)" office:value-type="float" office:value="0">
            <text:p>0</text:p>
          </table:table-cell>
          <table:table-cell table:formula="of:=SUM([.F24:.H2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4</text:p>
          </table:table-cell>
          <table:table-cell office:value-type="string">
            <text:p>YUBme</text:p>
          </table:table-cell>
          <table:table-cell table:formula="of:=[.A25]&amp;[.B25]" office:value-type="string" office:string-value="024YUBme">
            <text:p>024YUBme</text:p>
          </table:table-cell>
          <table:table-cell table:formula="of:=[.A25]&amp;&quot;01&quot;" office:value-type="string" office:string-value="02401">
            <text:p>02401</text:p>
          </table:table-cell>
          <table:table-cell table:formula="of:=[.A25]&amp;&quot;50&quot;" office:value-type="string" office:string-value="02450">
            <text:p>02450</text:p>
          </table:table-cell>
          <table:table-cell table:formula="of:=IF(ISERROR(FIND(&quot;O&quot;;[.B25])); 0;1)" office:value-type="float" office:value="0">
            <text:p>0</text:p>
          </table:table-cell>
          <table:table-cell table:formula="of:=IF(ISERROR(FIND(&quot;I&quot;;[.B25])); 0;1)" office:value-type="float" office:value="0">
            <text:p>0</text:p>
          </table:table-cell>
          <table:table-cell table:formula="of:=IF(ISERROR(FIND(&quot;l&quot;;[.B25])); 0;1)" office:value-type="float" office:value="0">
            <text:p>0</text:p>
          </table:table-cell>
          <table:table-cell table:formula="of:=SUM([.F25:.H2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5</text:p>
          </table:table-cell>
          <table:table-cell office:value-type="string">
            <text:p>FLGZa</text:p>
          </table:table-cell>
          <table:table-cell table:formula="of:=[.A26]&amp;[.B26]" office:value-type="string" office:string-value="025FLGZa">
            <text:p>025FLGZa</text:p>
          </table:table-cell>
          <table:table-cell table:formula="of:=[.A26]&amp;&quot;01&quot;" office:value-type="string" office:string-value="02501">
            <text:p>02501</text:p>
          </table:table-cell>
          <table:table-cell table:formula="of:=[.A26]&amp;&quot;50&quot;" office:value-type="string" office:string-value="02550">
            <text:p>02550</text:p>
          </table:table-cell>
          <table:table-cell table:formula="of:=IF(ISERROR(FIND(&quot;O&quot;;[.B26])); 0;1)" office:value-type="float" office:value="0">
            <text:p>0</text:p>
          </table:table-cell>
          <table:table-cell table:formula="of:=IF(ISERROR(FIND(&quot;I&quot;;[.B26])); 0;1)" office:value-type="float" office:value="0">
            <text:p>0</text:p>
          </table:table-cell>
          <table:table-cell table:formula="of:=IF(ISERROR(FIND(&quot;l&quot;;[.B26])); 0;1)" office:value-type="float" office:value="0">
            <text:p>0</text:p>
          </table:table-cell>
          <table:table-cell table:formula="of:=SUM([.F26:.H2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6</text:p>
          </table:table-cell>
          <table:table-cell office:value-type="string">
            <text:p>iimNz</text:p>
          </table:table-cell>
          <table:table-cell table:formula="of:=[.A27]&amp;[.B27]" office:value-type="string" office:string-value="026iimNz">
            <text:p>026iimNz</text:p>
          </table:table-cell>
          <table:table-cell table:formula="of:=[.A27]&amp;&quot;01&quot;" office:value-type="string" office:string-value="02601">
            <text:p>02601</text:p>
          </table:table-cell>
          <table:table-cell table:formula="of:=[.A27]&amp;&quot;50&quot;" office:value-type="string" office:string-value="02650">
            <text:p>02650</text:p>
          </table:table-cell>
          <table:table-cell table:formula="of:=IF(ISERROR(FIND(&quot;O&quot;;[.B27])); 0;1)" office:value-type="float" office:value="0">
            <text:p>0</text:p>
          </table:table-cell>
          <table:table-cell table:formula="of:=IF(ISERROR(FIND(&quot;I&quot;;[.B27])); 0;1)" office:value-type="float" office:value="0">
            <text:p>0</text:p>
          </table:table-cell>
          <table:table-cell table:formula="of:=IF(ISERROR(FIND(&quot;l&quot;;[.B27])); 0;1)" office:value-type="float" office:value="0">
            <text:p>0</text:p>
          </table:table-cell>
          <table:table-cell table:formula="of:=SUM([.F27:.H2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7</text:p>
          </table:table-cell>
          <table:table-cell office:value-type="string">
            <text:p>MJYCu</text:p>
          </table:table-cell>
          <table:table-cell table:formula="of:=[.A28]&amp;[.B28]" office:value-type="string" office:string-value="027MJYCu">
            <text:p>027MJYCu</text:p>
          </table:table-cell>
          <table:table-cell table:formula="of:=[.A28]&amp;&quot;01&quot;" office:value-type="string" office:string-value="02701">
            <text:p>02701</text:p>
          </table:table-cell>
          <table:table-cell table:formula="of:=[.A28]&amp;&quot;50&quot;" office:value-type="string" office:string-value="02750">
            <text:p>02750</text:p>
          </table:table-cell>
          <table:table-cell table:formula="of:=IF(ISERROR(FIND(&quot;O&quot;;[.B28])); 0;1)" office:value-type="float" office:value="0">
            <text:p>0</text:p>
          </table:table-cell>
          <table:table-cell table:formula="of:=IF(ISERROR(FIND(&quot;I&quot;;[.B28])); 0;1)" office:value-type="float" office:value="0">
            <text:p>0</text:p>
          </table:table-cell>
          <table:table-cell table:formula="of:=IF(ISERROR(FIND(&quot;l&quot;;[.B28])); 0;1)" office:value-type="float" office:value="0">
            <text:p>0</text:p>
          </table:table-cell>
          <table:table-cell table:formula="of:=SUM([.F28:.H2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8</text:p>
          </table:table-cell>
          <table:table-cell office:value-type="string">
            <text:p>MLqjm</text:p>
          </table:table-cell>
          <table:table-cell table:formula="of:=[.A29]&amp;[.B29]" office:value-type="string" office:string-value="028MLqjm">
            <text:p>028MLqjm</text:p>
          </table:table-cell>
          <table:table-cell table:formula="of:=[.A29]&amp;&quot;01&quot;" office:value-type="string" office:string-value="02801">
            <text:p>02801</text:p>
          </table:table-cell>
          <table:table-cell table:formula="of:=[.A29]&amp;&quot;50&quot;" office:value-type="string" office:string-value="02850">
            <text:p>02850</text:p>
          </table:table-cell>
          <table:table-cell table:formula="of:=IF(ISERROR(FIND(&quot;O&quot;;[.B29])); 0;1)" office:value-type="float" office:value="0">
            <text:p>0</text:p>
          </table:table-cell>
          <table:table-cell table:formula="of:=IF(ISERROR(FIND(&quot;I&quot;;[.B29])); 0;1)" office:value-type="float" office:value="0">
            <text:p>0</text:p>
          </table:table-cell>
          <table:table-cell table:formula="of:=IF(ISERROR(FIND(&quot;l&quot;;[.B29])); 0;1)" office:value-type="float" office:value="0">
            <text:p>0</text:p>
          </table:table-cell>
          <table:table-cell table:formula="of:=SUM([.F29:.H2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29</text:p>
          </table:table-cell>
          <table:table-cell office:value-type="string">
            <text:p>vMZLd</text:p>
          </table:table-cell>
          <table:table-cell table:formula="of:=[.A30]&amp;[.B30]" office:value-type="string" office:string-value="029vMZLd">
            <text:p>029vMZLd</text:p>
          </table:table-cell>
          <table:table-cell table:formula="of:=[.A30]&amp;&quot;01&quot;" office:value-type="string" office:string-value="02901">
            <text:p>02901</text:p>
          </table:table-cell>
          <table:table-cell table:formula="of:=[.A30]&amp;&quot;50&quot;" office:value-type="string" office:string-value="02950">
            <text:p>02950</text:p>
          </table:table-cell>
          <table:table-cell table:formula="of:=IF(ISERROR(FIND(&quot;O&quot;;[.B30])); 0;1)" office:value-type="float" office:value="0">
            <text:p>0</text:p>
          </table:table-cell>
          <table:table-cell table:formula="of:=IF(ISERROR(FIND(&quot;I&quot;;[.B30])); 0;1)" office:value-type="float" office:value="0">
            <text:p>0</text:p>
          </table:table-cell>
          <table:table-cell table:formula="of:=IF(ISERROR(FIND(&quot;l&quot;;[.B30])); 0;1)" office:value-type="float" office:value="0">
            <text:p>0</text:p>
          </table:table-cell>
          <table:table-cell table:formula="of:=SUM([.F30:.H3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0</text:p>
          </table:table-cell>
          <table:table-cell office:value-type="string">
            <text:p>GDhnH</text:p>
          </table:table-cell>
          <table:table-cell table:formula="of:=[.A31]&amp;[.B31]" office:value-type="string" office:string-value="030GDhnH">
            <text:p>030GDhnH</text:p>
          </table:table-cell>
          <table:table-cell table:formula="of:=[.A31]&amp;&quot;01&quot;" office:value-type="string" office:string-value="03001">
            <text:p>03001</text:p>
          </table:table-cell>
          <table:table-cell table:formula="of:=[.A31]&amp;&quot;50&quot;" office:value-type="string" office:string-value="03050">
            <text:p>03050</text:p>
          </table:table-cell>
          <table:table-cell table:formula="of:=IF(ISERROR(FIND(&quot;O&quot;;[.B31])); 0;1)" office:value-type="float" office:value="0">
            <text:p>0</text:p>
          </table:table-cell>
          <table:table-cell table:formula="of:=IF(ISERROR(FIND(&quot;I&quot;;[.B31])); 0;1)" office:value-type="float" office:value="0">
            <text:p>0</text:p>
          </table:table-cell>
          <table:table-cell table:formula="of:=IF(ISERROR(FIND(&quot;l&quot;;[.B31])); 0;1)" office:value-type="float" office:value="0">
            <text:p>0</text:p>
          </table:table-cell>
          <table:table-cell table:formula="of:=SUM([.F31:.H3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1</text:p>
          </table:table-cell>
          <table:table-cell office:value-type="string">
            <text:p>Mhwhg</text:p>
          </table:table-cell>
          <table:table-cell table:formula="of:=[.A32]&amp;[.B32]" office:value-type="string" office:string-value="031Mhwhg">
            <text:p>031Mhwhg</text:p>
          </table:table-cell>
          <table:table-cell table:formula="of:=[.A32]&amp;&quot;01&quot;" office:value-type="string" office:string-value="03101">
            <text:p>03101</text:p>
          </table:table-cell>
          <table:table-cell table:formula="of:=[.A32]&amp;&quot;50&quot;" office:value-type="string" office:string-value="03150">
            <text:p>03150</text:p>
          </table:table-cell>
          <table:table-cell table:formula="of:=IF(ISERROR(FIND(&quot;O&quot;;[.B32])); 0;1)" office:value-type="float" office:value="0">
            <text:p>0</text:p>
          </table:table-cell>
          <table:table-cell table:formula="of:=IF(ISERROR(FIND(&quot;I&quot;;[.B32])); 0;1)" office:value-type="float" office:value="0">
            <text:p>0</text:p>
          </table:table-cell>
          <table:table-cell table:formula="of:=IF(ISERROR(FIND(&quot;l&quot;;[.B32])); 0;1)" office:value-type="float" office:value="0">
            <text:p>0</text:p>
          </table:table-cell>
          <table:table-cell table:formula="of:=SUM([.F32:.H3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2</text:p>
          </table:table-cell>
          <table:table-cell office:value-type="string">
            <text:p>kAmPW</text:p>
          </table:table-cell>
          <table:table-cell table:formula="of:=[.A33]&amp;[.B33]" office:value-type="string" office:string-value="032kAmPW">
            <text:p>032kAmPW</text:p>
          </table:table-cell>
          <table:table-cell table:formula="of:=[.A33]&amp;&quot;01&quot;" office:value-type="string" office:string-value="03201">
            <text:p>03201</text:p>
          </table:table-cell>
          <table:table-cell table:formula="of:=[.A33]&amp;&quot;50&quot;" office:value-type="string" office:string-value="03250">
            <text:p>03250</text:p>
          </table:table-cell>
          <table:table-cell table:formula="of:=IF(ISERROR(FIND(&quot;O&quot;;[.B33])); 0;1)" office:value-type="float" office:value="0">
            <text:p>0</text:p>
          </table:table-cell>
          <table:table-cell table:formula="of:=IF(ISERROR(FIND(&quot;I&quot;;[.B33])); 0;1)" office:value-type="float" office:value="0">
            <text:p>0</text:p>
          </table:table-cell>
          <table:table-cell table:formula="of:=IF(ISERROR(FIND(&quot;l&quot;;[.B33])); 0;1)" office:value-type="float" office:value="0">
            <text:p>0</text:p>
          </table:table-cell>
          <table:table-cell table:formula="of:=SUM([.F33:.H3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3</text:p>
          </table:table-cell>
          <table:table-cell office:value-type="string">
            <text:p>nfLGq</text:p>
          </table:table-cell>
          <table:table-cell table:formula="of:=[.A34]&amp;[.B34]" office:value-type="string" office:string-value="033nfLGq">
            <text:p>033nfLGq</text:p>
          </table:table-cell>
          <table:table-cell table:formula="of:=[.A34]&amp;&quot;01&quot;" office:value-type="string" office:string-value="03301">
            <text:p>03301</text:p>
          </table:table-cell>
          <table:table-cell table:formula="of:=[.A34]&amp;&quot;50&quot;" office:value-type="string" office:string-value="03350">
            <text:p>03350</text:p>
          </table:table-cell>
          <table:table-cell table:formula="of:=IF(ISERROR(FIND(&quot;O&quot;;[.B34])); 0;1)" office:value-type="float" office:value="0">
            <text:p>0</text:p>
          </table:table-cell>
          <table:table-cell table:formula="of:=IF(ISERROR(FIND(&quot;I&quot;;[.B34])); 0;1)" office:value-type="float" office:value="0">
            <text:p>0</text:p>
          </table:table-cell>
          <table:table-cell table:formula="of:=IF(ISERROR(FIND(&quot;l&quot;;[.B34])); 0;1)" office:value-type="float" office:value="0">
            <text:p>0</text:p>
          </table:table-cell>
          <table:table-cell table:formula="of:=SUM([.F34:.H3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4</text:p>
          </table:table-cell>
          <table:table-cell office:value-type="string">
            <text:p>wgcxw</text:p>
          </table:table-cell>
          <table:table-cell table:formula="of:=[.A35]&amp;[.B35]" office:value-type="string" office:string-value="034wgcxw">
            <text:p>034wgcxw</text:p>
          </table:table-cell>
          <table:table-cell table:formula="of:=[.A35]&amp;&quot;01&quot;" office:value-type="string" office:string-value="03401">
            <text:p>03401</text:p>
          </table:table-cell>
          <table:table-cell table:formula="of:=[.A35]&amp;&quot;50&quot;" office:value-type="string" office:string-value="03450">
            <text:p>03450</text:p>
          </table:table-cell>
          <table:table-cell table:formula="of:=IF(ISERROR(FIND(&quot;O&quot;;[.B35])); 0;1)" office:value-type="float" office:value="0">
            <text:p>0</text:p>
          </table:table-cell>
          <table:table-cell table:formula="of:=IF(ISERROR(FIND(&quot;I&quot;;[.B35])); 0;1)" office:value-type="float" office:value="0">
            <text:p>0</text:p>
          </table:table-cell>
          <table:table-cell table:formula="of:=IF(ISERROR(FIND(&quot;l&quot;;[.B35])); 0;1)" office:value-type="float" office:value="0">
            <text:p>0</text:p>
          </table:table-cell>
          <table:table-cell table:formula="of:=SUM([.F35:.H3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5</text:p>
          </table:table-cell>
          <table:table-cell office:value-type="string">
            <text:p>pzvUt</text:p>
          </table:table-cell>
          <table:table-cell table:formula="of:=[.A36]&amp;[.B36]" office:value-type="string" office:string-value="035pzvUt">
            <text:p>035pzvUt</text:p>
          </table:table-cell>
          <table:table-cell table:formula="of:=[.A36]&amp;&quot;01&quot;" office:value-type="string" office:string-value="03501">
            <text:p>03501</text:p>
          </table:table-cell>
          <table:table-cell table:formula="of:=[.A36]&amp;&quot;50&quot;" office:value-type="string" office:string-value="03550">
            <text:p>03550</text:p>
          </table:table-cell>
          <table:table-cell table:formula="of:=IF(ISERROR(FIND(&quot;O&quot;;[.B36])); 0;1)" office:value-type="float" office:value="0">
            <text:p>0</text:p>
          </table:table-cell>
          <table:table-cell table:formula="of:=IF(ISERROR(FIND(&quot;I&quot;;[.B36])); 0;1)" office:value-type="float" office:value="0">
            <text:p>0</text:p>
          </table:table-cell>
          <table:table-cell table:formula="of:=IF(ISERROR(FIND(&quot;l&quot;;[.B36])); 0;1)" office:value-type="float" office:value="0">
            <text:p>0</text:p>
          </table:table-cell>
          <table:table-cell table:formula="of:=SUM([.F36:.H3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6</text:p>
          </table:table-cell>
          <table:table-cell office:value-type="string">
            <text:p>GWzJr</text:p>
          </table:table-cell>
          <table:table-cell table:formula="of:=[.A37]&amp;[.B37]" office:value-type="string" office:string-value="036GWzJr">
            <text:p>036GWzJr</text:p>
          </table:table-cell>
          <table:table-cell table:formula="of:=[.A37]&amp;&quot;01&quot;" office:value-type="string" office:string-value="03601">
            <text:p>03601</text:p>
          </table:table-cell>
          <table:table-cell table:formula="of:=[.A37]&amp;&quot;50&quot;" office:value-type="string" office:string-value="03650">
            <text:p>03650</text:p>
          </table:table-cell>
          <table:table-cell table:formula="of:=IF(ISERROR(FIND(&quot;O&quot;;[.B37])); 0;1)" office:value-type="float" office:value="0">
            <text:p>0</text:p>
          </table:table-cell>
          <table:table-cell table:formula="of:=IF(ISERROR(FIND(&quot;I&quot;;[.B37])); 0;1)" office:value-type="float" office:value="0">
            <text:p>0</text:p>
          </table:table-cell>
          <table:table-cell table:formula="of:=IF(ISERROR(FIND(&quot;l&quot;;[.B37])); 0;1)" office:value-type="float" office:value="0">
            <text:p>0</text:p>
          </table:table-cell>
          <table:table-cell table:formula="of:=SUM([.F37:.H3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7</text:p>
          </table:table-cell>
          <table:table-cell office:value-type="string">
            <text:p>vPEMc</text:p>
          </table:table-cell>
          <table:table-cell table:formula="of:=[.A38]&amp;[.B38]" office:value-type="string" office:string-value="037vPEMc">
            <text:p>037vPEMc</text:p>
          </table:table-cell>
          <table:table-cell table:formula="of:=[.A38]&amp;&quot;01&quot;" office:value-type="string" office:string-value="03701">
            <text:p>03701</text:p>
          </table:table-cell>
          <table:table-cell table:formula="of:=[.A38]&amp;&quot;50&quot;" office:value-type="string" office:string-value="03750">
            <text:p>03750</text:p>
          </table:table-cell>
          <table:table-cell table:formula="of:=IF(ISERROR(FIND(&quot;O&quot;;[.B38])); 0;1)" office:value-type="float" office:value="0">
            <text:p>0</text:p>
          </table:table-cell>
          <table:table-cell table:formula="of:=IF(ISERROR(FIND(&quot;I&quot;;[.B38])); 0;1)" office:value-type="float" office:value="0">
            <text:p>0</text:p>
          </table:table-cell>
          <table:table-cell table:formula="of:=IF(ISERROR(FIND(&quot;l&quot;;[.B38])); 0;1)" office:value-type="float" office:value="0">
            <text:p>0</text:p>
          </table:table-cell>
          <table:table-cell table:formula="of:=SUM([.F38:.H3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8</text:p>
          </table:table-cell>
          <table:table-cell office:value-type="string">
            <text:p>ypEdD</text:p>
          </table:table-cell>
          <table:table-cell table:formula="of:=[.A39]&amp;[.B39]" office:value-type="string" office:string-value="038ypEdD">
            <text:p>038ypEdD</text:p>
          </table:table-cell>
          <table:table-cell table:formula="of:=[.A39]&amp;&quot;01&quot;" office:value-type="string" office:string-value="03801">
            <text:p>03801</text:p>
          </table:table-cell>
          <table:table-cell table:formula="of:=[.A39]&amp;&quot;50&quot;" office:value-type="string" office:string-value="03850">
            <text:p>03850</text:p>
          </table:table-cell>
          <table:table-cell table:formula="of:=IF(ISERROR(FIND(&quot;O&quot;;[.B39])); 0;1)" office:value-type="float" office:value="0">
            <text:p>0</text:p>
          </table:table-cell>
          <table:table-cell table:formula="of:=IF(ISERROR(FIND(&quot;I&quot;;[.B39])); 0;1)" office:value-type="float" office:value="0">
            <text:p>0</text:p>
          </table:table-cell>
          <table:table-cell table:formula="of:=IF(ISERROR(FIND(&quot;l&quot;;[.B39])); 0;1)" office:value-type="float" office:value="0">
            <text:p>0</text:p>
          </table:table-cell>
          <table:table-cell table:formula="of:=SUM([.F39:.H3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39</text:p>
          </table:table-cell>
          <table:table-cell office:value-type="string">
            <text:p>gkHnR</text:p>
          </table:table-cell>
          <table:table-cell table:formula="of:=[.A40]&amp;[.B40]" office:value-type="string" office:string-value="039gkHnR">
            <text:p>039gkHnR</text:p>
          </table:table-cell>
          <table:table-cell table:formula="of:=[.A40]&amp;&quot;01&quot;" office:value-type="string" office:string-value="03901">
            <text:p>03901</text:p>
          </table:table-cell>
          <table:table-cell table:formula="of:=[.A40]&amp;&quot;50&quot;" office:value-type="string" office:string-value="03950">
            <text:p>03950</text:p>
          </table:table-cell>
          <table:table-cell table:formula="of:=IF(ISERROR(FIND(&quot;O&quot;;[.B40])); 0;1)" office:value-type="float" office:value="0">
            <text:p>0</text:p>
          </table:table-cell>
          <table:table-cell table:formula="of:=IF(ISERROR(FIND(&quot;I&quot;;[.B40])); 0;1)" office:value-type="float" office:value="0">
            <text:p>0</text:p>
          </table:table-cell>
          <table:table-cell table:formula="of:=IF(ISERROR(FIND(&quot;l&quot;;[.B40])); 0;1)" office:value-type="float" office:value="0">
            <text:p>0</text:p>
          </table:table-cell>
          <table:table-cell table:formula="of:=SUM([.F40:.H4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0</text:p>
          </table:table-cell>
          <table:table-cell office:value-type="string">
            <text:p>czYna</text:p>
          </table:table-cell>
          <table:table-cell table:formula="of:=[.A41]&amp;[.B41]" office:value-type="string" office:string-value="040czYna">
            <text:p>040czYna</text:p>
          </table:table-cell>
          <table:table-cell table:formula="of:=[.A41]&amp;&quot;01&quot;" office:value-type="string" office:string-value="04001">
            <text:p>04001</text:p>
          </table:table-cell>
          <table:table-cell table:formula="of:=[.A41]&amp;&quot;50&quot;" office:value-type="string" office:string-value="04050">
            <text:p>04050</text:p>
          </table:table-cell>
          <table:table-cell table:formula="of:=IF(ISERROR(FIND(&quot;O&quot;;[.B41])); 0;1)" office:value-type="float" office:value="0">
            <text:p>0</text:p>
          </table:table-cell>
          <table:table-cell table:formula="of:=IF(ISERROR(FIND(&quot;I&quot;;[.B41])); 0;1)" office:value-type="float" office:value="0">
            <text:p>0</text:p>
          </table:table-cell>
          <table:table-cell table:formula="of:=IF(ISERROR(FIND(&quot;l&quot;;[.B41])); 0;1)" office:value-type="float" office:value="0">
            <text:p>0</text:p>
          </table:table-cell>
          <table:table-cell table:formula="of:=SUM([.F41:.H4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1</text:p>
          </table:table-cell>
          <table:table-cell office:value-type="string">
            <text:p>xpSsg</text:p>
          </table:table-cell>
          <table:table-cell table:formula="of:=[.A42]&amp;[.B42]" office:value-type="string" office:string-value="041xpSsg">
            <text:p>041xpSsg</text:p>
          </table:table-cell>
          <table:table-cell table:formula="of:=[.A42]&amp;&quot;01&quot;" office:value-type="string" office:string-value="04101">
            <text:p>04101</text:p>
          </table:table-cell>
          <table:table-cell table:formula="of:=[.A42]&amp;&quot;50&quot;" office:value-type="string" office:string-value="04150">
            <text:p>04150</text:p>
          </table:table-cell>
          <table:table-cell table:formula="of:=IF(ISERROR(FIND(&quot;O&quot;;[.B42])); 0;1)" office:value-type="float" office:value="0">
            <text:p>0</text:p>
          </table:table-cell>
          <table:table-cell table:formula="of:=IF(ISERROR(FIND(&quot;I&quot;;[.B42])); 0;1)" office:value-type="float" office:value="0">
            <text:p>0</text:p>
          </table:table-cell>
          <table:table-cell table:formula="of:=IF(ISERROR(FIND(&quot;l&quot;;[.B42])); 0;1)" office:value-type="float" office:value="0">
            <text:p>0</text:p>
          </table:table-cell>
          <table:table-cell table:formula="of:=SUM([.F42:.H4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2</text:p>
          </table:table-cell>
          <table:table-cell office:value-type="string">
            <text:p>RDEti</text:p>
          </table:table-cell>
          <table:table-cell table:formula="of:=[.A43]&amp;[.B43]" office:value-type="string" office:string-value="042RDEti">
            <text:p>042RDEti</text:p>
          </table:table-cell>
          <table:table-cell table:formula="of:=[.A43]&amp;&quot;01&quot;" office:value-type="string" office:string-value="04201">
            <text:p>04201</text:p>
          </table:table-cell>
          <table:table-cell table:formula="of:=[.A43]&amp;&quot;50&quot;" office:value-type="string" office:string-value="04250">
            <text:p>04250</text:p>
          </table:table-cell>
          <table:table-cell table:formula="of:=IF(ISERROR(FIND(&quot;O&quot;;[.B43])); 0;1)" office:value-type="float" office:value="0">
            <text:p>0</text:p>
          </table:table-cell>
          <table:table-cell table:formula="of:=IF(ISERROR(FIND(&quot;I&quot;;[.B43])); 0;1)" office:value-type="float" office:value="0">
            <text:p>0</text:p>
          </table:table-cell>
          <table:table-cell table:formula="of:=IF(ISERROR(FIND(&quot;l&quot;;[.B43])); 0;1)" office:value-type="float" office:value="0">
            <text:p>0</text:p>
          </table:table-cell>
          <table:table-cell table:formula="of:=SUM([.F43:.H4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3</text:p>
          </table:table-cell>
          <table:table-cell office:value-type="string">
            <text:p>XwUQo</text:p>
          </table:table-cell>
          <table:table-cell table:formula="of:=[.A44]&amp;[.B44]" office:value-type="string" office:string-value="043XwUQo">
            <text:p>043XwUQo</text:p>
          </table:table-cell>
          <table:table-cell table:formula="of:=[.A44]&amp;&quot;01&quot;" office:value-type="string" office:string-value="04301">
            <text:p>04301</text:p>
          </table:table-cell>
          <table:table-cell table:formula="of:=[.A44]&amp;&quot;50&quot;" office:value-type="string" office:string-value="04350">
            <text:p>04350</text:p>
          </table:table-cell>
          <table:table-cell table:formula="of:=IF(ISERROR(FIND(&quot;O&quot;;[.B44])); 0;1)" office:value-type="float" office:value="0">
            <text:p>0</text:p>
          </table:table-cell>
          <table:table-cell table:formula="of:=IF(ISERROR(FIND(&quot;I&quot;;[.B44])); 0;1)" office:value-type="float" office:value="0">
            <text:p>0</text:p>
          </table:table-cell>
          <table:table-cell table:formula="of:=IF(ISERROR(FIND(&quot;l&quot;;[.B44])); 0;1)" office:value-type="float" office:value="0">
            <text:p>0</text:p>
          </table:table-cell>
          <table:table-cell table:formula="of:=SUM([.F44:.H4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4</text:p>
          </table:table-cell>
          <table:table-cell office:value-type="string">
            <text:p>TszoK</text:p>
          </table:table-cell>
          <table:table-cell table:formula="of:=[.A45]&amp;[.B45]" office:value-type="string" office:string-value="044TszoK">
            <text:p>044TszoK</text:p>
          </table:table-cell>
          <table:table-cell table:formula="of:=[.A45]&amp;&quot;01&quot;" office:value-type="string" office:string-value="04401">
            <text:p>04401</text:p>
          </table:table-cell>
          <table:table-cell table:formula="of:=[.A45]&amp;&quot;50&quot;" office:value-type="string" office:string-value="04450">
            <text:p>04450</text:p>
          </table:table-cell>
          <table:table-cell table:formula="of:=IF(ISERROR(FIND(&quot;O&quot;;[.B45])); 0;1)" office:value-type="float" office:value="0">
            <text:p>0</text:p>
          </table:table-cell>
          <table:table-cell table:formula="of:=IF(ISERROR(FIND(&quot;I&quot;;[.B45])); 0;1)" office:value-type="float" office:value="0">
            <text:p>0</text:p>
          </table:table-cell>
          <table:table-cell table:formula="of:=IF(ISERROR(FIND(&quot;l&quot;;[.B45])); 0;1)" office:value-type="float" office:value="0">
            <text:p>0</text:p>
          </table:table-cell>
          <table:table-cell table:formula="of:=SUM([.F45:.H4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5</text:p>
          </table:table-cell>
          <table:table-cell office:value-type="string">
            <text:p>uhhqV</text:p>
          </table:table-cell>
          <table:table-cell table:formula="of:=[.A46]&amp;[.B46]" office:value-type="string" office:string-value="045uhhqV">
            <text:p>045uhhqV</text:p>
          </table:table-cell>
          <table:table-cell table:formula="of:=[.A46]&amp;&quot;01&quot;" office:value-type="string" office:string-value="04501">
            <text:p>04501</text:p>
          </table:table-cell>
          <table:table-cell table:formula="of:=[.A46]&amp;&quot;50&quot;" office:value-type="string" office:string-value="04550">
            <text:p>04550</text:p>
          </table:table-cell>
          <table:table-cell table:formula="of:=IF(ISERROR(FIND(&quot;O&quot;;[.B46])); 0;1)" office:value-type="float" office:value="0">
            <text:p>0</text:p>
          </table:table-cell>
          <table:table-cell table:formula="of:=IF(ISERROR(FIND(&quot;I&quot;;[.B46])); 0;1)" office:value-type="float" office:value="0">
            <text:p>0</text:p>
          </table:table-cell>
          <table:table-cell table:formula="of:=IF(ISERROR(FIND(&quot;l&quot;;[.B46])); 0;1)" office:value-type="float" office:value="0">
            <text:p>0</text:p>
          </table:table-cell>
          <table:table-cell table:formula="of:=SUM([.F46:.H4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6</text:p>
          </table:table-cell>
          <table:table-cell office:value-type="string">
            <text:p>ipoup</text:p>
          </table:table-cell>
          <table:table-cell table:formula="of:=[.A47]&amp;[.B47]" office:value-type="string" office:string-value="046ipoup">
            <text:p>046ipoup</text:p>
          </table:table-cell>
          <table:table-cell table:formula="of:=[.A47]&amp;&quot;01&quot;" office:value-type="string" office:string-value="04601">
            <text:p>04601</text:p>
          </table:table-cell>
          <table:table-cell table:formula="of:=[.A47]&amp;&quot;50&quot;" office:value-type="string" office:string-value="04650">
            <text:p>04650</text:p>
          </table:table-cell>
          <table:table-cell table:formula="of:=IF(ISERROR(FIND(&quot;O&quot;;[.B47])); 0;1)" office:value-type="float" office:value="0">
            <text:p>0</text:p>
          </table:table-cell>
          <table:table-cell table:formula="of:=IF(ISERROR(FIND(&quot;I&quot;;[.B47])); 0;1)" office:value-type="float" office:value="0">
            <text:p>0</text:p>
          </table:table-cell>
          <table:table-cell table:formula="of:=IF(ISERROR(FIND(&quot;l&quot;;[.B47])); 0;1)" office:value-type="float" office:value="0">
            <text:p>0</text:p>
          </table:table-cell>
          <table:table-cell table:formula="of:=SUM([.F47:.H4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7</text:p>
          </table:table-cell>
          <table:table-cell office:value-type="string">
            <text:p>avJwn</text:p>
          </table:table-cell>
          <table:table-cell table:formula="of:=[.A48]&amp;[.B48]" office:value-type="string" office:string-value="047avJwn">
            <text:p>047avJwn</text:p>
          </table:table-cell>
          <table:table-cell table:formula="of:=[.A48]&amp;&quot;01&quot;" office:value-type="string" office:string-value="04701">
            <text:p>04701</text:p>
          </table:table-cell>
          <table:table-cell table:formula="of:=[.A48]&amp;&quot;50&quot;" office:value-type="string" office:string-value="04750">
            <text:p>04750</text:p>
          </table:table-cell>
          <table:table-cell table:formula="of:=IF(ISERROR(FIND(&quot;O&quot;;[.B48])); 0;1)" office:value-type="float" office:value="0">
            <text:p>0</text:p>
          </table:table-cell>
          <table:table-cell table:formula="of:=IF(ISERROR(FIND(&quot;I&quot;;[.B48])); 0;1)" office:value-type="float" office:value="0">
            <text:p>0</text:p>
          </table:table-cell>
          <table:table-cell table:formula="of:=IF(ISERROR(FIND(&quot;l&quot;;[.B48])); 0;1)" office:value-type="float" office:value="0">
            <text:p>0</text:p>
          </table:table-cell>
          <table:table-cell table:formula="of:=SUM([.F48:.H4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8</text:p>
          </table:table-cell>
          <table:table-cell office:value-type="string">
            <text:p>VbzBL</text:p>
          </table:table-cell>
          <table:table-cell table:formula="of:=[.A49]&amp;[.B49]" office:value-type="string" office:string-value="048VbzBL">
            <text:p>048VbzBL</text:p>
          </table:table-cell>
          <table:table-cell table:formula="of:=[.A49]&amp;&quot;01&quot;" office:value-type="string" office:string-value="04801">
            <text:p>04801</text:p>
          </table:table-cell>
          <table:table-cell table:formula="of:=[.A49]&amp;&quot;50&quot;" office:value-type="string" office:string-value="04850">
            <text:p>04850</text:p>
          </table:table-cell>
          <table:table-cell table:formula="of:=IF(ISERROR(FIND(&quot;O&quot;;[.B49])); 0;1)" office:value-type="float" office:value="0">
            <text:p>0</text:p>
          </table:table-cell>
          <table:table-cell table:formula="of:=IF(ISERROR(FIND(&quot;I&quot;;[.B49])); 0;1)" office:value-type="float" office:value="0">
            <text:p>0</text:p>
          </table:table-cell>
          <table:table-cell table:formula="of:=IF(ISERROR(FIND(&quot;l&quot;;[.B49])); 0;1)" office:value-type="float" office:value="0">
            <text:p>0</text:p>
          </table:table-cell>
          <table:table-cell table:formula="of:=SUM([.F49:.H4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49</text:p>
          </table:table-cell>
          <table:table-cell office:value-type="string">
            <text:p>WYnzU</text:p>
          </table:table-cell>
          <table:table-cell table:formula="of:=[.A50]&amp;[.B50]" office:value-type="string" office:string-value="049WYnzU">
            <text:p>049WYnzU</text:p>
          </table:table-cell>
          <table:table-cell table:formula="of:=[.A50]&amp;&quot;01&quot;" office:value-type="string" office:string-value="04901">
            <text:p>04901</text:p>
          </table:table-cell>
          <table:table-cell table:formula="of:=[.A50]&amp;&quot;50&quot;" office:value-type="string" office:string-value="04950">
            <text:p>04950</text:p>
          </table:table-cell>
          <table:table-cell table:formula="of:=IF(ISERROR(FIND(&quot;O&quot;;[.B50])); 0;1)" office:value-type="float" office:value="0">
            <text:p>0</text:p>
          </table:table-cell>
          <table:table-cell table:formula="of:=IF(ISERROR(FIND(&quot;I&quot;;[.B50])); 0;1)" office:value-type="float" office:value="0">
            <text:p>0</text:p>
          </table:table-cell>
          <table:table-cell table:formula="of:=IF(ISERROR(FIND(&quot;l&quot;;[.B50])); 0;1)" office:value-type="float" office:value="0">
            <text:p>0</text:p>
          </table:table-cell>
          <table:table-cell table:formula="of:=SUM([.F50:.H5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0</text:p>
          </table:table-cell>
          <table:table-cell office:value-type="string">
            <text:p>aHGUK</text:p>
          </table:table-cell>
          <table:table-cell table:formula="of:=[.A51]&amp;[.B51]" office:value-type="string" office:string-value="050aHGUK">
            <text:p>050aHGUK</text:p>
          </table:table-cell>
          <table:table-cell table:formula="of:=[.A51]&amp;&quot;01&quot;" office:value-type="string" office:string-value="05001">
            <text:p>05001</text:p>
          </table:table-cell>
          <table:table-cell table:formula="of:=[.A51]&amp;&quot;50&quot;" office:value-type="string" office:string-value="05050">
            <text:p>05050</text:p>
          </table:table-cell>
          <table:table-cell table:formula="of:=IF(ISERROR(FIND(&quot;O&quot;;[.B51])); 0;1)" office:value-type="float" office:value="0">
            <text:p>0</text:p>
          </table:table-cell>
          <table:table-cell table:formula="of:=IF(ISERROR(FIND(&quot;I&quot;;[.B51])); 0;1)" office:value-type="float" office:value="0">
            <text:p>0</text:p>
          </table:table-cell>
          <table:table-cell table:formula="of:=IF(ISERROR(FIND(&quot;l&quot;;[.B51])); 0;1)" office:value-type="float" office:value="0">
            <text:p>0</text:p>
          </table:table-cell>
          <table:table-cell table:formula="of:=SUM([.F51:.H5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1</text:p>
          </table:table-cell>
          <table:table-cell office:value-type="string">
            <text:p>GMntB</text:p>
          </table:table-cell>
          <table:table-cell table:formula="of:=[.A52]&amp;[.B52]" office:value-type="string" office:string-value="051GMntB">
            <text:p>051GMntB</text:p>
          </table:table-cell>
          <table:table-cell table:formula="of:=[.A52]&amp;&quot;01&quot;" office:value-type="string" office:string-value="05101">
            <text:p>05101</text:p>
          </table:table-cell>
          <table:table-cell table:formula="of:=[.A52]&amp;&quot;50&quot;" office:value-type="string" office:string-value="05150">
            <text:p>05150</text:p>
          </table:table-cell>
          <table:table-cell table:formula="of:=IF(ISERROR(FIND(&quot;O&quot;;[.B52])); 0;1)" office:value-type="float" office:value="0">
            <text:p>0</text:p>
          </table:table-cell>
          <table:table-cell table:formula="of:=IF(ISERROR(FIND(&quot;I&quot;;[.B52])); 0;1)" office:value-type="float" office:value="0">
            <text:p>0</text:p>
          </table:table-cell>
          <table:table-cell table:formula="of:=IF(ISERROR(FIND(&quot;l&quot;;[.B52])); 0;1)" office:value-type="float" office:value="0">
            <text:p>0</text:p>
          </table:table-cell>
          <table:table-cell table:formula="of:=SUM([.F52:.H5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2</text:p>
          </table:table-cell>
          <table:table-cell office:value-type="string">
            <text:p>ebrpP</text:p>
          </table:table-cell>
          <table:table-cell table:formula="of:=[.A53]&amp;[.B53]" office:value-type="string" office:string-value="052ebrpP">
            <text:p>052ebrpP</text:p>
          </table:table-cell>
          <table:table-cell table:formula="of:=[.A53]&amp;&quot;01&quot;" office:value-type="string" office:string-value="05201">
            <text:p>05201</text:p>
          </table:table-cell>
          <table:table-cell table:formula="of:=[.A53]&amp;&quot;50&quot;" office:value-type="string" office:string-value="05250">
            <text:p>05250</text:p>
          </table:table-cell>
          <table:table-cell table:formula="of:=IF(ISERROR(FIND(&quot;O&quot;;[.B53])); 0;1)" office:value-type="float" office:value="0">
            <text:p>0</text:p>
          </table:table-cell>
          <table:table-cell table:formula="of:=IF(ISERROR(FIND(&quot;I&quot;;[.B53])); 0;1)" office:value-type="float" office:value="0">
            <text:p>0</text:p>
          </table:table-cell>
          <table:table-cell table:formula="of:=IF(ISERROR(FIND(&quot;l&quot;;[.B53])); 0;1)" office:value-type="float" office:value="0">
            <text:p>0</text:p>
          </table:table-cell>
          <table:table-cell table:formula="of:=SUM([.F53:.H5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3</text:p>
          </table:table-cell>
          <table:table-cell office:value-type="string">
            <text:p>cfzcy</text:p>
          </table:table-cell>
          <table:table-cell table:formula="of:=[.A54]&amp;[.B54]" office:value-type="string" office:string-value="053cfzcy">
            <text:p>053cfzcy</text:p>
          </table:table-cell>
          <table:table-cell table:formula="of:=[.A54]&amp;&quot;01&quot;" office:value-type="string" office:string-value="05301">
            <text:p>05301</text:p>
          </table:table-cell>
          <table:table-cell table:formula="of:=[.A54]&amp;&quot;50&quot;" office:value-type="string" office:string-value="05350">
            <text:p>05350</text:p>
          </table:table-cell>
          <table:table-cell table:formula="of:=IF(ISERROR(FIND(&quot;O&quot;;[.B54])); 0;1)" office:value-type="float" office:value="0">
            <text:p>0</text:p>
          </table:table-cell>
          <table:table-cell table:formula="of:=IF(ISERROR(FIND(&quot;I&quot;;[.B54])); 0;1)" office:value-type="float" office:value="0">
            <text:p>0</text:p>
          </table:table-cell>
          <table:table-cell table:formula="of:=IF(ISERROR(FIND(&quot;l&quot;;[.B54])); 0;1)" office:value-type="float" office:value="0">
            <text:p>0</text:p>
          </table:table-cell>
          <table:table-cell table:formula="of:=SUM([.F54:.H5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4</text:p>
          </table:table-cell>
          <table:table-cell office:value-type="string">
            <text:p>GrTdC</text:p>
          </table:table-cell>
          <table:table-cell table:formula="of:=[.A55]&amp;[.B55]" office:value-type="string" office:string-value="054GrTdC">
            <text:p>054GrTdC</text:p>
          </table:table-cell>
          <table:table-cell table:formula="of:=[.A55]&amp;&quot;01&quot;" office:value-type="string" office:string-value="05401">
            <text:p>05401</text:p>
          </table:table-cell>
          <table:table-cell table:formula="of:=[.A55]&amp;&quot;50&quot;" office:value-type="string" office:string-value="05450">
            <text:p>05450</text:p>
          </table:table-cell>
          <table:table-cell table:formula="of:=IF(ISERROR(FIND(&quot;O&quot;;[.B55])); 0;1)" office:value-type="float" office:value="0">
            <text:p>0</text:p>
          </table:table-cell>
          <table:table-cell table:formula="of:=IF(ISERROR(FIND(&quot;I&quot;;[.B55])); 0;1)" office:value-type="float" office:value="0">
            <text:p>0</text:p>
          </table:table-cell>
          <table:table-cell table:formula="of:=IF(ISERROR(FIND(&quot;l&quot;;[.B55])); 0;1)" office:value-type="float" office:value="0">
            <text:p>0</text:p>
          </table:table-cell>
          <table:table-cell table:formula="of:=SUM([.F55:.H5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5</text:p>
          </table:table-cell>
          <table:table-cell office:value-type="string">
            <text:p>aDBuW</text:p>
          </table:table-cell>
          <table:table-cell table:formula="of:=[.A56]&amp;[.B56]" office:value-type="string" office:string-value="055aDBuW">
            <text:p>055aDBuW</text:p>
          </table:table-cell>
          <table:table-cell table:formula="of:=[.A56]&amp;&quot;01&quot;" office:value-type="string" office:string-value="05501">
            <text:p>05501</text:p>
          </table:table-cell>
          <table:table-cell table:formula="of:=[.A56]&amp;&quot;50&quot;" office:value-type="string" office:string-value="05550">
            <text:p>05550</text:p>
          </table:table-cell>
          <table:table-cell table:formula="of:=IF(ISERROR(FIND(&quot;O&quot;;[.B56])); 0;1)" office:value-type="float" office:value="0">
            <text:p>0</text:p>
          </table:table-cell>
          <table:table-cell table:formula="of:=IF(ISERROR(FIND(&quot;I&quot;;[.B56])); 0;1)" office:value-type="float" office:value="0">
            <text:p>0</text:p>
          </table:table-cell>
          <table:table-cell table:formula="of:=IF(ISERROR(FIND(&quot;l&quot;;[.B56])); 0;1)" office:value-type="float" office:value="0">
            <text:p>0</text:p>
          </table:table-cell>
          <table:table-cell table:formula="of:=SUM([.F56:.H5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6</text:p>
          </table:table-cell>
          <table:table-cell office:value-type="string">
            <text:p>eBEsV</text:p>
          </table:table-cell>
          <table:table-cell table:formula="of:=[.A57]&amp;[.B57]" office:value-type="string" office:string-value="056eBEsV">
            <text:p>056eBEsV</text:p>
          </table:table-cell>
          <table:table-cell table:formula="of:=[.A57]&amp;&quot;01&quot;" office:value-type="string" office:string-value="05601">
            <text:p>05601</text:p>
          </table:table-cell>
          <table:table-cell table:formula="of:=[.A57]&amp;&quot;50&quot;" office:value-type="string" office:string-value="05650">
            <text:p>05650</text:p>
          </table:table-cell>
          <table:table-cell table:formula="of:=IF(ISERROR(FIND(&quot;O&quot;;[.B57])); 0;1)" office:value-type="float" office:value="0">
            <text:p>0</text:p>
          </table:table-cell>
          <table:table-cell table:formula="of:=IF(ISERROR(FIND(&quot;I&quot;;[.B57])); 0;1)" office:value-type="float" office:value="0">
            <text:p>0</text:p>
          </table:table-cell>
          <table:table-cell table:formula="of:=IF(ISERROR(FIND(&quot;l&quot;;[.B57])); 0;1)" office:value-type="float" office:value="0">
            <text:p>0</text:p>
          </table:table-cell>
          <table:table-cell table:formula="of:=SUM([.F57:.H5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7</text:p>
          </table:table-cell>
          <table:table-cell office:value-type="string">
            <text:p>dBWzW</text:p>
          </table:table-cell>
          <table:table-cell table:formula="of:=[.A58]&amp;[.B58]" office:value-type="string" office:string-value="057dBWzW">
            <text:p>057dBWzW</text:p>
          </table:table-cell>
          <table:table-cell table:formula="of:=[.A58]&amp;&quot;01&quot;" office:value-type="string" office:string-value="05701">
            <text:p>05701</text:p>
          </table:table-cell>
          <table:table-cell table:formula="of:=[.A58]&amp;&quot;50&quot;" office:value-type="string" office:string-value="05750">
            <text:p>05750</text:p>
          </table:table-cell>
          <table:table-cell table:formula="of:=IF(ISERROR(FIND(&quot;O&quot;;[.B58])); 0;1)" office:value-type="float" office:value="0">
            <text:p>0</text:p>
          </table:table-cell>
          <table:table-cell table:formula="of:=IF(ISERROR(FIND(&quot;I&quot;;[.B58])); 0;1)" office:value-type="float" office:value="0">
            <text:p>0</text:p>
          </table:table-cell>
          <table:table-cell table:formula="of:=IF(ISERROR(FIND(&quot;l&quot;;[.B58])); 0;1)" office:value-type="float" office:value="0">
            <text:p>0</text:p>
          </table:table-cell>
          <table:table-cell table:formula="of:=SUM([.F58:.H5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8</text:p>
          </table:table-cell>
          <table:table-cell office:value-type="string">
            <text:p>XSUAT</text:p>
          </table:table-cell>
          <table:table-cell table:formula="of:=[.A59]&amp;[.B59]" office:value-type="string" office:string-value="058XSUAT">
            <text:p>058XSUAT</text:p>
          </table:table-cell>
          <table:table-cell table:formula="of:=[.A59]&amp;&quot;01&quot;" office:value-type="string" office:string-value="05801">
            <text:p>05801</text:p>
          </table:table-cell>
          <table:table-cell table:formula="of:=[.A59]&amp;&quot;50&quot;" office:value-type="string" office:string-value="05850">
            <text:p>05850</text:p>
          </table:table-cell>
          <table:table-cell table:formula="of:=IF(ISERROR(FIND(&quot;O&quot;;[.B59])); 0;1)" office:value-type="float" office:value="0">
            <text:p>0</text:p>
          </table:table-cell>
          <table:table-cell table:formula="of:=IF(ISERROR(FIND(&quot;I&quot;;[.B59])); 0;1)" office:value-type="float" office:value="0">
            <text:p>0</text:p>
          </table:table-cell>
          <table:table-cell table:formula="of:=IF(ISERROR(FIND(&quot;l&quot;;[.B59])); 0;1)" office:value-type="float" office:value="0">
            <text:p>0</text:p>
          </table:table-cell>
          <table:table-cell table:formula="of:=SUM([.F59:.H5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59</text:p>
          </table:table-cell>
          <table:table-cell office:value-type="string">
            <text:p>dWAWQ</text:p>
          </table:table-cell>
          <table:table-cell table:formula="of:=[.A60]&amp;[.B60]" office:value-type="string" office:string-value="059dWAWQ">
            <text:p>059dWAWQ</text:p>
          </table:table-cell>
          <table:table-cell table:formula="of:=[.A60]&amp;&quot;01&quot;" office:value-type="string" office:string-value="05901">
            <text:p>05901</text:p>
          </table:table-cell>
          <table:table-cell table:formula="of:=[.A60]&amp;&quot;50&quot;" office:value-type="string" office:string-value="05950">
            <text:p>05950</text:p>
          </table:table-cell>
          <table:table-cell table:formula="of:=IF(ISERROR(FIND(&quot;O&quot;;[.B60])); 0;1)" office:value-type="float" office:value="0">
            <text:p>0</text:p>
          </table:table-cell>
          <table:table-cell table:formula="of:=IF(ISERROR(FIND(&quot;I&quot;;[.B60])); 0;1)" office:value-type="float" office:value="0">
            <text:p>0</text:p>
          </table:table-cell>
          <table:table-cell table:formula="of:=IF(ISERROR(FIND(&quot;l&quot;;[.B60])); 0;1)" office:value-type="float" office:value="0">
            <text:p>0</text:p>
          </table:table-cell>
          <table:table-cell table:formula="of:=SUM([.F60:.H6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0</text:p>
          </table:table-cell>
          <table:table-cell office:value-type="string">
            <text:p>PxHXx</text:p>
          </table:table-cell>
          <table:table-cell table:formula="of:=[.A61]&amp;[.B61]" office:value-type="string" office:string-value="060PxHXx">
            <text:p>060PxHXx</text:p>
          </table:table-cell>
          <table:table-cell table:formula="of:=[.A61]&amp;&quot;01&quot;" office:value-type="string" office:string-value="06001">
            <text:p>06001</text:p>
          </table:table-cell>
          <table:table-cell table:formula="of:=[.A61]&amp;&quot;50&quot;" office:value-type="string" office:string-value="06050">
            <text:p>06050</text:p>
          </table:table-cell>
          <table:table-cell table:formula="of:=IF(ISERROR(FIND(&quot;O&quot;;[.B61])); 0;1)" office:value-type="float" office:value="0">
            <text:p>0</text:p>
          </table:table-cell>
          <table:table-cell table:formula="of:=IF(ISERROR(FIND(&quot;I&quot;;[.B61])); 0;1)" office:value-type="float" office:value="0">
            <text:p>0</text:p>
          </table:table-cell>
          <table:table-cell table:formula="of:=IF(ISERROR(FIND(&quot;l&quot;;[.B61])); 0;1)" office:value-type="float" office:value="0">
            <text:p>0</text:p>
          </table:table-cell>
          <table:table-cell table:formula="of:=SUM([.F61:.H6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1</text:p>
          </table:table-cell>
          <table:table-cell office:value-type="string">
            <text:p>RmjVu</text:p>
          </table:table-cell>
          <table:table-cell table:formula="of:=[.A62]&amp;[.B62]" office:value-type="string" office:string-value="061RmjVu">
            <text:p>061RmjVu</text:p>
          </table:table-cell>
          <table:table-cell table:formula="of:=[.A62]&amp;&quot;01&quot;" office:value-type="string" office:string-value="06101">
            <text:p>06101</text:p>
          </table:table-cell>
          <table:table-cell table:formula="of:=[.A62]&amp;&quot;50&quot;" office:value-type="string" office:string-value="06150">
            <text:p>06150</text:p>
          </table:table-cell>
          <table:table-cell table:formula="of:=IF(ISERROR(FIND(&quot;O&quot;;[.B62])); 0;1)" office:value-type="float" office:value="0">
            <text:p>0</text:p>
          </table:table-cell>
          <table:table-cell table:formula="of:=IF(ISERROR(FIND(&quot;I&quot;;[.B62])); 0;1)" office:value-type="float" office:value="0">
            <text:p>0</text:p>
          </table:table-cell>
          <table:table-cell table:formula="of:=IF(ISERROR(FIND(&quot;l&quot;;[.B62])); 0;1)" office:value-type="float" office:value="0">
            <text:p>0</text:p>
          </table:table-cell>
          <table:table-cell table:formula="of:=SUM([.F62:.H6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2</text:p>
          </table:table-cell>
          <table:table-cell office:value-type="string">
            <text:p>nUTCM</text:p>
          </table:table-cell>
          <table:table-cell table:formula="of:=[.A63]&amp;[.B63]" office:value-type="string" office:string-value="062nUTCM">
            <text:p>062nUTCM</text:p>
          </table:table-cell>
          <table:table-cell table:formula="of:=[.A63]&amp;&quot;01&quot;" office:value-type="string" office:string-value="06201">
            <text:p>06201</text:p>
          </table:table-cell>
          <table:table-cell table:formula="of:=[.A63]&amp;&quot;50&quot;" office:value-type="string" office:string-value="06250">
            <text:p>06250</text:p>
          </table:table-cell>
          <table:table-cell table:formula="of:=IF(ISERROR(FIND(&quot;O&quot;;[.B63])); 0;1)" office:value-type="float" office:value="0">
            <text:p>0</text:p>
          </table:table-cell>
          <table:table-cell table:formula="of:=IF(ISERROR(FIND(&quot;I&quot;;[.B63])); 0;1)" office:value-type="float" office:value="0">
            <text:p>0</text:p>
          </table:table-cell>
          <table:table-cell table:formula="of:=IF(ISERROR(FIND(&quot;l&quot;;[.B63])); 0;1)" office:value-type="float" office:value="0">
            <text:p>0</text:p>
          </table:table-cell>
          <table:table-cell table:formula="of:=SUM([.F63:.H6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3</text:p>
          </table:table-cell>
          <table:table-cell office:value-type="string">
            <text:p>PdvXN</text:p>
          </table:table-cell>
          <table:table-cell table:formula="of:=[.A64]&amp;[.B64]" office:value-type="string" office:string-value="063PdvXN">
            <text:p>063PdvXN</text:p>
          </table:table-cell>
          <table:table-cell table:formula="of:=[.A64]&amp;&quot;01&quot;" office:value-type="string" office:string-value="06301">
            <text:p>06301</text:p>
          </table:table-cell>
          <table:table-cell table:formula="of:=[.A64]&amp;&quot;50&quot;" office:value-type="string" office:string-value="06350">
            <text:p>06350</text:p>
          </table:table-cell>
          <table:table-cell table:formula="of:=IF(ISERROR(FIND(&quot;O&quot;;[.B64])); 0;1)" office:value-type="float" office:value="0">
            <text:p>0</text:p>
          </table:table-cell>
          <table:table-cell table:formula="of:=IF(ISERROR(FIND(&quot;I&quot;;[.B64])); 0;1)" office:value-type="float" office:value="0">
            <text:p>0</text:p>
          </table:table-cell>
          <table:table-cell table:formula="of:=IF(ISERROR(FIND(&quot;l&quot;;[.B64])); 0;1)" office:value-type="float" office:value="0">
            <text:p>0</text:p>
          </table:table-cell>
          <table:table-cell table:formula="of:=SUM([.F64:.H6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4</text:p>
          </table:table-cell>
          <table:table-cell office:value-type="string">
            <text:p>fvLfT</text:p>
          </table:table-cell>
          <table:table-cell table:formula="of:=[.A65]&amp;[.B65]" office:value-type="string" office:string-value="064fvLfT">
            <text:p>064fvLfT</text:p>
          </table:table-cell>
          <table:table-cell table:formula="of:=[.A65]&amp;&quot;01&quot;" office:value-type="string" office:string-value="06401">
            <text:p>06401</text:p>
          </table:table-cell>
          <table:table-cell table:formula="of:=[.A65]&amp;&quot;50&quot;" office:value-type="string" office:string-value="06450">
            <text:p>06450</text:p>
          </table:table-cell>
          <table:table-cell table:formula="of:=IF(ISERROR(FIND(&quot;O&quot;;[.B65])); 0;1)" office:value-type="float" office:value="0">
            <text:p>0</text:p>
          </table:table-cell>
          <table:table-cell table:formula="of:=IF(ISERROR(FIND(&quot;I&quot;;[.B65])); 0;1)" office:value-type="float" office:value="0">
            <text:p>0</text:p>
          </table:table-cell>
          <table:table-cell table:formula="of:=IF(ISERROR(FIND(&quot;l&quot;;[.B65])); 0;1)" office:value-type="float" office:value="0">
            <text:p>0</text:p>
          </table:table-cell>
          <table:table-cell table:formula="of:=SUM([.F65:.H6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5</text:p>
          </table:table-cell>
          <table:table-cell office:value-type="string">
            <text:p>JgtjD</text:p>
          </table:table-cell>
          <table:table-cell table:formula="of:=[.A66]&amp;[.B66]" office:value-type="string" office:string-value="065JgtjD">
            <text:p>065JgtjD</text:p>
          </table:table-cell>
          <table:table-cell table:formula="of:=[.A66]&amp;&quot;01&quot;" office:value-type="string" office:string-value="06501">
            <text:p>06501</text:p>
          </table:table-cell>
          <table:table-cell table:formula="of:=[.A66]&amp;&quot;50&quot;" office:value-type="string" office:string-value="06550">
            <text:p>06550</text:p>
          </table:table-cell>
          <table:table-cell table:formula="of:=IF(ISERROR(FIND(&quot;O&quot;;[.B66])); 0;1)" office:value-type="float" office:value="0">
            <text:p>0</text:p>
          </table:table-cell>
          <table:table-cell table:formula="of:=IF(ISERROR(FIND(&quot;I&quot;;[.B66])); 0;1)" office:value-type="float" office:value="0">
            <text:p>0</text:p>
          </table:table-cell>
          <table:table-cell table:formula="of:=IF(ISERROR(FIND(&quot;l&quot;;[.B66])); 0;1)" office:value-type="float" office:value="0">
            <text:p>0</text:p>
          </table:table-cell>
          <table:table-cell table:formula="of:=SUM([.F66:.H6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6</text:p>
          </table:table-cell>
          <table:table-cell office:value-type="string">
            <text:p>MvAZq</text:p>
          </table:table-cell>
          <table:table-cell table:formula="of:=[.A67]&amp;[.B67]" office:value-type="string" office:string-value="066MvAZq">
            <text:p>066MvAZq</text:p>
          </table:table-cell>
          <table:table-cell table:formula="of:=[.A67]&amp;&quot;01&quot;" office:value-type="string" office:string-value="06601">
            <text:p>06601</text:p>
          </table:table-cell>
          <table:table-cell table:formula="of:=[.A67]&amp;&quot;50&quot;" office:value-type="string" office:string-value="06650">
            <text:p>06650</text:p>
          </table:table-cell>
          <table:table-cell table:formula="of:=IF(ISERROR(FIND(&quot;O&quot;;[.B67])); 0;1)" office:value-type="float" office:value="0">
            <text:p>0</text:p>
          </table:table-cell>
          <table:table-cell table:formula="of:=IF(ISERROR(FIND(&quot;I&quot;;[.B67])); 0;1)" office:value-type="float" office:value="0">
            <text:p>0</text:p>
          </table:table-cell>
          <table:table-cell table:formula="of:=IF(ISERROR(FIND(&quot;l&quot;;[.B67])); 0;1)" office:value-type="float" office:value="0">
            <text:p>0</text:p>
          </table:table-cell>
          <table:table-cell table:formula="of:=SUM([.F67:.H6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7</text:p>
          </table:table-cell>
          <table:table-cell office:value-type="string">
            <text:p>GHUww</text:p>
          </table:table-cell>
          <table:table-cell table:formula="of:=[.A68]&amp;[.B68]" office:value-type="string" office:string-value="067GHUww">
            <text:p>067GHUww</text:p>
          </table:table-cell>
          <table:table-cell table:formula="of:=[.A68]&amp;&quot;01&quot;" office:value-type="string" office:string-value="06701">
            <text:p>06701</text:p>
          </table:table-cell>
          <table:table-cell table:formula="of:=[.A68]&amp;&quot;50&quot;" office:value-type="string" office:string-value="06750">
            <text:p>06750</text:p>
          </table:table-cell>
          <table:table-cell table:formula="of:=IF(ISERROR(FIND(&quot;O&quot;;[.B68])); 0;1)" office:value-type="float" office:value="0">
            <text:p>0</text:p>
          </table:table-cell>
          <table:table-cell table:formula="of:=IF(ISERROR(FIND(&quot;I&quot;;[.B68])); 0;1)" office:value-type="float" office:value="0">
            <text:p>0</text:p>
          </table:table-cell>
          <table:table-cell table:formula="of:=IF(ISERROR(FIND(&quot;l&quot;;[.B68])); 0;1)" office:value-type="float" office:value="0">
            <text:p>0</text:p>
          </table:table-cell>
          <table:table-cell table:formula="of:=SUM([.F68:.H6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8</text:p>
          </table:table-cell>
          <table:table-cell office:value-type="string">
            <text:p>XzPkr</text:p>
          </table:table-cell>
          <table:table-cell table:formula="of:=[.A69]&amp;[.B69]" office:value-type="string" office:string-value="068XzPkr">
            <text:p>068XzPkr</text:p>
          </table:table-cell>
          <table:table-cell table:formula="of:=[.A69]&amp;&quot;01&quot;" office:value-type="string" office:string-value="06801">
            <text:p>06801</text:p>
          </table:table-cell>
          <table:table-cell table:formula="of:=[.A69]&amp;&quot;50&quot;" office:value-type="string" office:string-value="06850">
            <text:p>06850</text:p>
          </table:table-cell>
          <table:table-cell table:formula="of:=IF(ISERROR(FIND(&quot;O&quot;;[.B69])); 0;1)" office:value-type="float" office:value="0">
            <text:p>0</text:p>
          </table:table-cell>
          <table:table-cell table:formula="of:=IF(ISERROR(FIND(&quot;I&quot;;[.B69])); 0;1)" office:value-type="float" office:value="0">
            <text:p>0</text:p>
          </table:table-cell>
          <table:table-cell table:formula="of:=IF(ISERROR(FIND(&quot;l&quot;;[.B69])); 0;1)" office:value-type="float" office:value="0">
            <text:p>0</text:p>
          </table:table-cell>
          <table:table-cell table:formula="of:=SUM([.F69:.H6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69</text:p>
          </table:table-cell>
          <table:table-cell office:value-type="string">
            <text:p>iAjbu</text:p>
          </table:table-cell>
          <table:table-cell table:formula="of:=[.A70]&amp;[.B70]" office:value-type="string" office:string-value="069iAjbu">
            <text:p>069iAjbu</text:p>
          </table:table-cell>
          <table:table-cell table:formula="of:=[.A70]&amp;&quot;01&quot;" office:value-type="string" office:string-value="06901">
            <text:p>06901</text:p>
          </table:table-cell>
          <table:table-cell table:formula="of:=[.A70]&amp;&quot;50&quot;" office:value-type="string" office:string-value="06950">
            <text:p>06950</text:p>
          </table:table-cell>
          <table:table-cell table:formula="of:=IF(ISERROR(FIND(&quot;O&quot;;[.B70])); 0;1)" office:value-type="float" office:value="0">
            <text:p>0</text:p>
          </table:table-cell>
          <table:table-cell table:formula="of:=IF(ISERROR(FIND(&quot;I&quot;;[.B70])); 0;1)" office:value-type="float" office:value="0">
            <text:p>0</text:p>
          </table:table-cell>
          <table:table-cell table:formula="of:=IF(ISERROR(FIND(&quot;l&quot;;[.B70])); 0;1)" office:value-type="float" office:value="0">
            <text:p>0</text:p>
          </table:table-cell>
          <table:table-cell table:formula="of:=SUM([.F70:.H7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0</text:p>
          </table:table-cell>
          <table:table-cell office:value-type="string">
            <text:p>ABLbd</text:p>
          </table:table-cell>
          <table:table-cell table:formula="of:=[.A71]&amp;[.B71]" office:value-type="string" office:string-value="070ABLbd">
            <text:p>070ABLbd</text:p>
          </table:table-cell>
          <table:table-cell table:formula="of:=[.A71]&amp;&quot;01&quot;" office:value-type="string" office:string-value="07001">
            <text:p>07001</text:p>
          </table:table-cell>
          <table:table-cell table:formula="of:=[.A71]&amp;&quot;50&quot;" office:value-type="string" office:string-value="07050">
            <text:p>07050</text:p>
          </table:table-cell>
          <table:table-cell table:formula="of:=IF(ISERROR(FIND(&quot;O&quot;;[.B71])); 0;1)" office:value-type="float" office:value="0">
            <text:p>0</text:p>
          </table:table-cell>
          <table:table-cell table:formula="of:=IF(ISERROR(FIND(&quot;I&quot;;[.B71])); 0;1)" office:value-type="float" office:value="0">
            <text:p>0</text:p>
          </table:table-cell>
          <table:table-cell table:formula="of:=IF(ISERROR(FIND(&quot;l&quot;;[.B71])); 0;1)" office:value-type="float" office:value="0">
            <text:p>0</text:p>
          </table:table-cell>
          <table:table-cell table:formula="of:=SUM([.F71:.H7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1</text:p>
          </table:table-cell>
          <table:table-cell office:value-type="string">
            <text:p>iKxEW</text:p>
          </table:table-cell>
          <table:table-cell table:formula="of:=[.A72]&amp;[.B72]" office:value-type="string" office:string-value="071iKxEW">
            <text:p>071iKxEW</text:p>
          </table:table-cell>
          <table:table-cell table:formula="of:=[.A72]&amp;&quot;01&quot;" office:value-type="string" office:string-value="07101">
            <text:p>07101</text:p>
          </table:table-cell>
          <table:table-cell table:formula="of:=[.A72]&amp;&quot;50&quot;" office:value-type="string" office:string-value="07150">
            <text:p>07150</text:p>
          </table:table-cell>
          <table:table-cell table:formula="of:=IF(ISERROR(FIND(&quot;O&quot;;[.B72])); 0;1)" office:value-type="float" office:value="0">
            <text:p>0</text:p>
          </table:table-cell>
          <table:table-cell table:formula="of:=IF(ISERROR(FIND(&quot;I&quot;;[.B72])); 0;1)" office:value-type="float" office:value="0">
            <text:p>0</text:p>
          </table:table-cell>
          <table:table-cell table:formula="of:=IF(ISERROR(FIND(&quot;l&quot;;[.B72])); 0;1)" office:value-type="float" office:value="0">
            <text:p>0</text:p>
          </table:table-cell>
          <table:table-cell table:formula="of:=SUM([.F72:.H7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2</text:p>
          </table:table-cell>
          <table:table-cell office:value-type="string">
            <text:p>odZbB</text:p>
          </table:table-cell>
          <table:table-cell table:formula="of:=[.A73]&amp;[.B73]" office:value-type="string" office:string-value="072odZbB">
            <text:p>072odZbB</text:p>
          </table:table-cell>
          <table:table-cell table:formula="of:=[.A73]&amp;&quot;01&quot;" office:value-type="string" office:string-value="07201">
            <text:p>07201</text:p>
          </table:table-cell>
          <table:table-cell table:formula="of:=[.A73]&amp;&quot;50&quot;" office:value-type="string" office:string-value="07250">
            <text:p>07250</text:p>
          </table:table-cell>
          <table:table-cell table:formula="of:=IF(ISERROR(FIND(&quot;O&quot;;[.B73])); 0;1)" office:value-type="float" office:value="0">
            <text:p>0</text:p>
          </table:table-cell>
          <table:table-cell table:formula="of:=IF(ISERROR(FIND(&quot;I&quot;;[.B73])); 0;1)" office:value-type="float" office:value="0">
            <text:p>0</text:p>
          </table:table-cell>
          <table:table-cell table:formula="of:=IF(ISERROR(FIND(&quot;l&quot;;[.B73])); 0;1)" office:value-type="float" office:value="0">
            <text:p>0</text:p>
          </table:table-cell>
          <table:table-cell table:formula="of:=SUM([.F73:.H7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3</text:p>
          </table:table-cell>
          <table:table-cell office:value-type="string">
            <text:p>HBwwB</text:p>
          </table:table-cell>
          <table:table-cell table:formula="of:=[.A74]&amp;[.B74]" office:value-type="string" office:string-value="073HBwwB">
            <text:p>073HBwwB</text:p>
          </table:table-cell>
          <table:table-cell table:formula="of:=[.A74]&amp;&quot;01&quot;" office:value-type="string" office:string-value="07301">
            <text:p>07301</text:p>
          </table:table-cell>
          <table:table-cell table:formula="of:=[.A74]&amp;&quot;50&quot;" office:value-type="string" office:string-value="07350">
            <text:p>07350</text:p>
          </table:table-cell>
          <table:table-cell table:formula="of:=IF(ISERROR(FIND(&quot;O&quot;;[.B74])); 0;1)" office:value-type="float" office:value="0">
            <text:p>0</text:p>
          </table:table-cell>
          <table:table-cell table:formula="of:=IF(ISERROR(FIND(&quot;I&quot;;[.B74])); 0;1)" office:value-type="float" office:value="0">
            <text:p>0</text:p>
          </table:table-cell>
          <table:table-cell table:formula="of:=IF(ISERROR(FIND(&quot;l&quot;;[.B74])); 0;1)" office:value-type="float" office:value="0">
            <text:p>0</text:p>
          </table:table-cell>
          <table:table-cell table:formula="of:=SUM([.F74:.H7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4</text:p>
          </table:table-cell>
          <table:table-cell office:value-type="string">
            <text:p>XAHmb</text:p>
          </table:table-cell>
          <table:table-cell table:formula="of:=[.A75]&amp;[.B75]" office:value-type="string" office:string-value="074XAHmb">
            <text:p>074XAHmb</text:p>
          </table:table-cell>
          <table:table-cell table:formula="of:=[.A75]&amp;&quot;01&quot;" office:value-type="string" office:string-value="07401">
            <text:p>07401</text:p>
          </table:table-cell>
          <table:table-cell table:formula="of:=[.A75]&amp;&quot;50&quot;" office:value-type="string" office:string-value="07450">
            <text:p>07450</text:p>
          </table:table-cell>
          <table:table-cell table:formula="of:=IF(ISERROR(FIND(&quot;O&quot;;[.B75])); 0;1)" office:value-type="float" office:value="0">
            <text:p>0</text:p>
          </table:table-cell>
          <table:table-cell table:formula="of:=IF(ISERROR(FIND(&quot;I&quot;;[.B75])); 0;1)" office:value-type="float" office:value="0">
            <text:p>0</text:p>
          </table:table-cell>
          <table:table-cell table:formula="of:=IF(ISERROR(FIND(&quot;l&quot;;[.B75])); 0;1)" office:value-type="float" office:value="0">
            <text:p>0</text:p>
          </table:table-cell>
          <table:table-cell table:formula="of:=SUM([.F75:.H7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5</text:p>
          </table:table-cell>
          <table:table-cell office:value-type="string">
            <text:p>RhAZg</text:p>
          </table:table-cell>
          <table:table-cell table:formula="of:=[.A76]&amp;[.B76]" office:value-type="string" office:string-value="075RhAZg">
            <text:p>075RhAZg</text:p>
          </table:table-cell>
          <table:table-cell table:formula="of:=[.A76]&amp;&quot;01&quot;" office:value-type="string" office:string-value="07501">
            <text:p>07501</text:p>
          </table:table-cell>
          <table:table-cell table:formula="of:=[.A76]&amp;&quot;50&quot;" office:value-type="string" office:string-value="07550">
            <text:p>07550</text:p>
          </table:table-cell>
          <table:table-cell table:formula="of:=IF(ISERROR(FIND(&quot;O&quot;;[.B76])); 0;1)" office:value-type="float" office:value="0">
            <text:p>0</text:p>
          </table:table-cell>
          <table:table-cell table:formula="of:=IF(ISERROR(FIND(&quot;I&quot;;[.B76])); 0;1)" office:value-type="float" office:value="0">
            <text:p>0</text:p>
          </table:table-cell>
          <table:table-cell table:formula="of:=IF(ISERROR(FIND(&quot;l&quot;;[.B76])); 0;1)" office:value-type="float" office:value="0">
            <text:p>0</text:p>
          </table:table-cell>
          <table:table-cell table:formula="of:=SUM([.F76:.H7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6</text:p>
          </table:table-cell>
          <table:table-cell office:value-type="string">
            <text:p>apGBh</text:p>
          </table:table-cell>
          <table:table-cell table:formula="of:=[.A77]&amp;[.B77]" office:value-type="string" office:string-value="076apGBh">
            <text:p>076apGBh</text:p>
          </table:table-cell>
          <table:table-cell table:formula="of:=[.A77]&amp;&quot;01&quot;" office:value-type="string" office:string-value="07601">
            <text:p>07601</text:p>
          </table:table-cell>
          <table:table-cell table:formula="of:=[.A77]&amp;&quot;50&quot;" office:value-type="string" office:string-value="07650">
            <text:p>07650</text:p>
          </table:table-cell>
          <table:table-cell table:formula="of:=IF(ISERROR(FIND(&quot;O&quot;;[.B77])); 0;1)" office:value-type="float" office:value="0">
            <text:p>0</text:p>
          </table:table-cell>
          <table:table-cell table:formula="of:=IF(ISERROR(FIND(&quot;I&quot;;[.B77])); 0;1)" office:value-type="float" office:value="0">
            <text:p>0</text:p>
          </table:table-cell>
          <table:table-cell table:formula="of:=IF(ISERROR(FIND(&quot;l&quot;;[.B77])); 0;1)" office:value-type="float" office:value="0">
            <text:p>0</text:p>
          </table:table-cell>
          <table:table-cell table:formula="of:=SUM([.F77:.H7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7</text:p>
          </table:table-cell>
          <table:table-cell office:value-type="string">
            <text:p>TFHRB</text:p>
          </table:table-cell>
          <table:table-cell table:formula="of:=[.A78]&amp;[.B78]" office:value-type="string" office:string-value="077TFHRB">
            <text:p>077TFHRB</text:p>
          </table:table-cell>
          <table:table-cell table:formula="of:=[.A78]&amp;&quot;01&quot;" office:value-type="string" office:string-value="07701">
            <text:p>07701</text:p>
          </table:table-cell>
          <table:table-cell table:formula="of:=[.A78]&amp;&quot;50&quot;" office:value-type="string" office:string-value="07750">
            <text:p>07750</text:p>
          </table:table-cell>
          <table:table-cell table:formula="of:=IF(ISERROR(FIND(&quot;O&quot;;[.B78])); 0;1)" office:value-type="float" office:value="0">
            <text:p>0</text:p>
          </table:table-cell>
          <table:table-cell table:formula="of:=IF(ISERROR(FIND(&quot;I&quot;;[.B78])); 0;1)" office:value-type="float" office:value="0">
            <text:p>0</text:p>
          </table:table-cell>
          <table:table-cell table:formula="of:=IF(ISERROR(FIND(&quot;l&quot;;[.B78])); 0;1)" office:value-type="float" office:value="0">
            <text:p>0</text:p>
          </table:table-cell>
          <table:table-cell table:formula="of:=SUM([.F78:.H7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8</text:p>
          </table:table-cell>
          <table:table-cell office:value-type="string">
            <text:p>QBrgX</text:p>
          </table:table-cell>
          <table:table-cell table:formula="of:=[.A79]&amp;[.B79]" office:value-type="string" office:string-value="078QBrgX">
            <text:p>078QBrgX</text:p>
          </table:table-cell>
          <table:table-cell table:formula="of:=[.A79]&amp;&quot;01&quot;" office:value-type="string" office:string-value="07801">
            <text:p>07801</text:p>
          </table:table-cell>
          <table:table-cell table:formula="of:=[.A79]&amp;&quot;50&quot;" office:value-type="string" office:string-value="07850">
            <text:p>07850</text:p>
          </table:table-cell>
          <table:table-cell table:formula="of:=IF(ISERROR(FIND(&quot;O&quot;;[.B79])); 0;1)" office:value-type="float" office:value="0">
            <text:p>0</text:p>
          </table:table-cell>
          <table:table-cell table:formula="of:=IF(ISERROR(FIND(&quot;I&quot;;[.B79])); 0;1)" office:value-type="float" office:value="0">
            <text:p>0</text:p>
          </table:table-cell>
          <table:table-cell table:formula="of:=IF(ISERROR(FIND(&quot;l&quot;;[.B79])); 0;1)" office:value-type="float" office:value="0">
            <text:p>0</text:p>
          </table:table-cell>
          <table:table-cell table:formula="of:=SUM([.F79:.H7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79</text:p>
          </table:table-cell>
          <table:table-cell office:value-type="string">
            <text:p>LEipM</text:p>
          </table:table-cell>
          <table:table-cell table:formula="of:=[.A80]&amp;[.B80]" office:value-type="string" office:string-value="079LEipM">
            <text:p>079LEipM</text:p>
          </table:table-cell>
          <table:table-cell table:formula="of:=[.A80]&amp;&quot;01&quot;" office:value-type="string" office:string-value="07901">
            <text:p>07901</text:p>
          </table:table-cell>
          <table:table-cell table:formula="of:=[.A80]&amp;&quot;50&quot;" office:value-type="string" office:string-value="07950">
            <text:p>07950</text:p>
          </table:table-cell>
          <table:table-cell table:formula="of:=IF(ISERROR(FIND(&quot;O&quot;;[.B80])); 0;1)" office:value-type="float" office:value="0">
            <text:p>0</text:p>
          </table:table-cell>
          <table:table-cell table:formula="of:=IF(ISERROR(FIND(&quot;I&quot;;[.B80])); 0;1)" office:value-type="float" office:value="0">
            <text:p>0</text:p>
          </table:table-cell>
          <table:table-cell table:formula="of:=IF(ISERROR(FIND(&quot;l&quot;;[.B80])); 0;1)" office:value-type="float" office:value="0">
            <text:p>0</text:p>
          </table:table-cell>
          <table:table-cell table:formula="of:=SUM([.F80:.H8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0</text:p>
          </table:table-cell>
          <table:table-cell office:value-type="string">
            <text:p>ncSfj</text:p>
          </table:table-cell>
          <table:table-cell table:formula="of:=[.A81]&amp;[.B81]" office:value-type="string" office:string-value="080ncSfj">
            <text:p>080ncSfj</text:p>
          </table:table-cell>
          <table:table-cell table:formula="of:=[.A81]&amp;&quot;01&quot;" office:value-type="string" office:string-value="08001">
            <text:p>08001</text:p>
          </table:table-cell>
          <table:table-cell table:formula="of:=[.A81]&amp;&quot;50&quot;" office:value-type="string" office:string-value="08050">
            <text:p>08050</text:p>
          </table:table-cell>
          <table:table-cell table:formula="of:=IF(ISERROR(FIND(&quot;O&quot;;[.B81])); 0;1)" office:value-type="float" office:value="0">
            <text:p>0</text:p>
          </table:table-cell>
          <table:table-cell table:formula="of:=IF(ISERROR(FIND(&quot;I&quot;;[.B81])); 0;1)" office:value-type="float" office:value="0">
            <text:p>0</text:p>
          </table:table-cell>
          <table:table-cell table:formula="of:=IF(ISERROR(FIND(&quot;l&quot;;[.B81])); 0;1)" office:value-type="float" office:value="0">
            <text:p>0</text:p>
          </table:table-cell>
          <table:table-cell table:formula="of:=SUM([.F81:.H8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1</text:p>
          </table:table-cell>
          <table:table-cell office:value-type="string">
            <text:p>eZBUh</text:p>
          </table:table-cell>
          <table:table-cell table:formula="of:=[.A82]&amp;[.B82]" office:value-type="string" office:string-value="081eZBUh">
            <text:p>081eZBUh</text:p>
          </table:table-cell>
          <table:table-cell table:formula="of:=[.A82]&amp;&quot;01&quot;" office:value-type="string" office:string-value="08101">
            <text:p>08101</text:p>
          </table:table-cell>
          <table:table-cell table:formula="of:=[.A82]&amp;&quot;50&quot;" office:value-type="string" office:string-value="08150">
            <text:p>08150</text:p>
          </table:table-cell>
          <table:table-cell table:formula="of:=IF(ISERROR(FIND(&quot;O&quot;;[.B82])); 0;1)" office:value-type="float" office:value="0">
            <text:p>0</text:p>
          </table:table-cell>
          <table:table-cell table:formula="of:=IF(ISERROR(FIND(&quot;I&quot;;[.B82])); 0;1)" office:value-type="float" office:value="0">
            <text:p>0</text:p>
          </table:table-cell>
          <table:table-cell table:formula="of:=IF(ISERROR(FIND(&quot;l&quot;;[.B82])); 0;1)" office:value-type="float" office:value="0">
            <text:p>0</text:p>
          </table:table-cell>
          <table:table-cell table:formula="of:=SUM([.F82:.H8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2</text:p>
          </table:table-cell>
          <table:table-cell office:value-type="string">
            <text:p>JWUQU</text:p>
          </table:table-cell>
          <table:table-cell table:formula="of:=[.A83]&amp;[.B83]" office:value-type="string" office:string-value="082JWUQU">
            <text:p>082JWUQU</text:p>
          </table:table-cell>
          <table:table-cell table:formula="of:=[.A83]&amp;&quot;01&quot;" office:value-type="string" office:string-value="08201">
            <text:p>08201</text:p>
          </table:table-cell>
          <table:table-cell table:formula="of:=[.A83]&amp;&quot;50&quot;" office:value-type="string" office:string-value="08250">
            <text:p>08250</text:p>
          </table:table-cell>
          <table:table-cell table:formula="of:=IF(ISERROR(FIND(&quot;O&quot;;[.B83])); 0;1)" office:value-type="float" office:value="0">
            <text:p>0</text:p>
          </table:table-cell>
          <table:table-cell table:formula="of:=IF(ISERROR(FIND(&quot;I&quot;;[.B83])); 0;1)" office:value-type="float" office:value="0">
            <text:p>0</text:p>
          </table:table-cell>
          <table:table-cell table:formula="of:=IF(ISERROR(FIND(&quot;l&quot;;[.B83])); 0;1)" office:value-type="float" office:value="0">
            <text:p>0</text:p>
          </table:table-cell>
          <table:table-cell table:formula="of:=SUM([.F83:.H8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3</text:p>
          </table:table-cell>
          <table:table-cell office:value-type="string">
            <text:p>kqCTe</text:p>
          </table:table-cell>
          <table:table-cell table:formula="of:=[.A84]&amp;[.B84]" office:value-type="string" office:string-value="083kqCTe">
            <text:p>083kqCTe</text:p>
          </table:table-cell>
          <table:table-cell table:formula="of:=[.A84]&amp;&quot;01&quot;" office:value-type="string" office:string-value="08301">
            <text:p>08301</text:p>
          </table:table-cell>
          <table:table-cell table:formula="of:=[.A84]&amp;&quot;50&quot;" office:value-type="string" office:string-value="08350">
            <text:p>08350</text:p>
          </table:table-cell>
          <table:table-cell table:formula="of:=IF(ISERROR(FIND(&quot;O&quot;;[.B84])); 0;1)" office:value-type="float" office:value="0">
            <text:p>0</text:p>
          </table:table-cell>
          <table:table-cell table:formula="of:=IF(ISERROR(FIND(&quot;I&quot;;[.B84])); 0;1)" office:value-type="float" office:value="0">
            <text:p>0</text:p>
          </table:table-cell>
          <table:table-cell table:formula="of:=IF(ISERROR(FIND(&quot;l&quot;;[.B84])); 0;1)" office:value-type="float" office:value="0">
            <text:p>0</text:p>
          </table:table-cell>
          <table:table-cell table:formula="of:=SUM([.F84:.H8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4</text:p>
          </table:table-cell>
          <table:table-cell office:value-type="string">
            <text:p>ChDJS</text:p>
          </table:table-cell>
          <table:table-cell table:formula="of:=[.A85]&amp;[.B85]" office:value-type="string" office:string-value="084ChDJS">
            <text:p>084ChDJS</text:p>
          </table:table-cell>
          <table:table-cell table:formula="of:=[.A85]&amp;&quot;01&quot;" office:value-type="string" office:string-value="08401">
            <text:p>08401</text:p>
          </table:table-cell>
          <table:table-cell table:formula="of:=[.A85]&amp;&quot;50&quot;" office:value-type="string" office:string-value="08450">
            <text:p>08450</text:p>
          </table:table-cell>
          <table:table-cell table:formula="of:=IF(ISERROR(FIND(&quot;O&quot;;[.B85])); 0;1)" office:value-type="float" office:value="0">
            <text:p>0</text:p>
          </table:table-cell>
          <table:table-cell table:formula="of:=IF(ISERROR(FIND(&quot;I&quot;;[.B85])); 0;1)" office:value-type="float" office:value="0">
            <text:p>0</text:p>
          </table:table-cell>
          <table:table-cell table:formula="of:=IF(ISERROR(FIND(&quot;l&quot;;[.B85])); 0;1)" office:value-type="float" office:value="0">
            <text:p>0</text:p>
          </table:table-cell>
          <table:table-cell table:formula="of:=SUM([.F85:.H8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5</text:p>
          </table:table-cell>
          <table:table-cell office:value-type="string">
            <text:p>kUrBR</text:p>
          </table:table-cell>
          <table:table-cell table:formula="of:=[.A86]&amp;[.B86]" office:value-type="string" office:string-value="085kUrBR">
            <text:p>085kUrBR</text:p>
          </table:table-cell>
          <table:table-cell table:formula="of:=[.A86]&amp;&quot;01&quot;" office:value-type="string" office:string-value="08501">
            <text:p>08501</text:p>
          </table:table-cell>
          <table:table-cell table:formula="of:=[.A86]&amp;&quot;50&quot;" office:value-type="string" office:string-value="08550">
            <text:p>08550</text:p>
          </table:table-cell>
          <table:table-cell table:formula="of:=IF(ISERROR(FIND(&quot;O&quot;;[.B86])); 0;1)" office:value-type="float" office:value="0">
            <text:p>0</text:p>
          </table:table-cell>
          <table:table-cell table:formula="of:=IF(ISERROR(FIND(&quot;I&quot;;[.B86])); 0;1)" office:value-type="float" office:value="0">
            <text:p>0</text:p>
          </table:table-cell>
          <table:table-cell table:formula="of:=IF(ISERROR(FIND(&quot;l&quot;;[.B86])); 0;1)" office:value-type="float" office:value="0">
            <text:p>0</text:p>
          </table:table-cell>
          <table:table-cell table:formula="of:=SUM([.F86:.H8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6</text:p>
          </table:table-cell>
          <table:table-cell office:value-type="string">
            <text:p>SAUkS</text:p>
          </table:table-cell>
          <table:table-cell table:formula="of:=[.A87]&amp;[.B87]" office:value-type="string" office:string-value="086SAUkS">
            <text:p>086SAUkS</text:p>
          </table:table-cell>
          <table:table-cell table:formula="of:=[.A87]&amp;&quot;01&quot;" office:value-type="string" office:string-value="08601">
            <text:p>08601</text:p>
          </table:table-cell>
          <table:table-cell table:formula="of:=[.A87]&amp;&quot;50&quot;" office:value-type="string" office:string-value="08650">
            <text:p>08650</text:p>
          </table:table-cell>
          <table:table-cell table:formula="of:=IF(ISERROR(FIND(&quot;O&quot;;[.B87])); 0;1)" office:value-type="float" office:value="0">
            <text:p>0</text:p>
          </table:table-cell>
          <table:table-cell table:formula="of:=IF(ISERROR(FIND(&quot;I&quot;;[.B87])); 0;1)" office:value-type="float" office:value="0">
            <text:p>0</text:p>
          </table:table-cell>
          <table:table-cell table:formula="of:=IF(ISERROR(FIND(&quot;l&quot;;[.B87])); 0;1)" office:value-type="float" office:value="0">
            <text:p>0</text:p>
          </table:table-cell>
          <table:table-cell table:formula="of:=SUM([.F87:.H8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7</text:p>
          </table:table-cell>
          <table:table-cell office:value-type="string">
            <text:p>zuysm</text:p>
          </table:table-cell>
          <table:table-cell table:formula="of:=[.A88]&amp;[.B88]" office:value-type="string" office:string-value="087zuysm">
            <text:p>087zuysm</text:p>
          </table:table-cell>
          <table:table-cell table:formula="of:=[.A88]&amp;&quot;01&quot;" office:value-type="string" office:string-value="08701">
            <text:p>08701</text:p>
          </table:table-cell>
          <table:table-cell table:formula="of:=[.A88]&amp;&quot;50&quot;" office:value-type="string" office:string-value="08750">
            <text:p>08750</text:p>
          </table:table-cell>
          <table:table-cell table:formula="of:=IF(ISERROR(FIND(&quot;O&quot;;[.B88])); 0;1)" office:value-type="float" office:value="0">
            <text:p>0</text:p>
          </table:table-cell>
          <table:table-cell table:formula="of:=IF(ISERROR(FIND(&quot;I&quot;;[.B88])); 0;1)" office:value-type="float" office:value="0">
            <text:p>0</text:p>
          </table:table-cell>
          <table:table-cell table:formula="of:=IF(ISERROR(FIND(&quot;l&quot;;[.B88])); 0;1)" office:value-type="float" office:value="0">
            <text:p>0</text:p>
          </table:table-cell>
          <table:table-cell table:formula="of:=SUM([.F88:.H8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8</text:p>
          </table:table-cell>
          <table:table-cell office:value-type="string">
            <text:p>zyDiT</text:p>
          </table:table-cell>
          <table:table-cell table:formula="of:=[.A89]&amp;[.B89]" office:value-type="string" office:string-value="088zyDiT">
            <text:p>088zyDiT</text:p>
          </table:table-cell>
          <table:table-cell table:formula="of:=[.A89]&amp;&quot;01&quot;" office:value-type="string" office:string-value="08801">
            <text:p>08801</text:p>
          </table:table-cell>
          <table:table-cell table:formula="of:=[.A89]&amp;&quot;50&quot;" office:value-type="string" office:string-value="08850">
            <text:p>08850</text:p>
          </table:table-cell>
          <table:table-cell table:formula="of:=IF(ISERROR(FIND(&quot;O&quot;;[.B89])); 0;1)" office:value-type="float" office:value="0">
            <text:p>0</text:p>
          </table:table-cell>
          <table:table-cell table:formula="of:=IF(ISERROR(FIND(&quot;I&quot;;[.B89])); 0;1)" office:value-type="float" office:value="0">
            <text:p>0</text:p>
          </table:table-cell>
          <table:table-cell table:formula="of:=IF(ISERROR(FIND(&quot;l&quot;;[.B89])); 0;1)" office:value-type="float" office:value="0">
            <text:p>0</text:p>
          </table:table-cell>
          <table:table-cell table:formula="of:=SUM([.F89:.H8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89</text:p>
          </table:table-cell>
          <table:table-cell office:value-type="string">
            <text:p>GidRx</text:p>
          </table:table-cell>
          <table:table-cell table:formula="of:=[.A90]&amp;[.B90]" office:value-type="string" office:string-value="089GidRx">
            <text:p>089GidRx</text:p>
          </table:table-cell>
          <table:table-cell table:formula="of:=[.A90]&amp;&quot;01&quot;" office:value-type="string" office:string-value="08901">
            <text:p>08901</text:p>
          </table:table-cell>
          <table:table-cell table:formula="of:=[.A90]&amp;&quot;50&quot;" office:value-type="string" office:string-value="08950">
            <text:p>08950</text:p>
          </table:table-cell>
          <table:table-cell table:formula="of:=IF(ISERROR(FIND(&quot;O&quot;;[.B90])); 0;1)" office:value-type="float" office:value="0">
            <text:p>0</text:p>
          </table:table-cell>
          <table:table-cell table:formula="of:=IF(ISERROR(FIND(&quot;I&quot;;[.B90])); 0;1)" office:value-type="float" office:value="0">
            <text:p>0</text:p>
          </table:table-cell>
          <table:table-cell table:formula="of:=IF(ISERROR(FIND(&quot;l&quot;;[.B90])); 0;1)" office:value-type="float" office:value="0">
            <text:p>0</text:p>
          </table:table-cell>
          <table:table-cell table:formula="of:=SUM([.F90:.H9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0</text:p>
          </table:table-cell>
          <table:table-cell office:value-type="string">
            <text:p>FxqgP</text:p>
          </table:table-cell>
          <table:table-cell table:formula="of:=[.A91]&amp;[.B91]" office:value-type="string" office:string-value="090FxqgP">
            <text:p>090FxqgP</text:p>
          </table:table-cell>
          <table:table-cell table:formula="of:=[.A91]&amp;&quot;01&quot;" office:value-type="string" office:string-value="09001">
            <text:p>09001</text:p>
          </table:table-cell>
          <table:table-cell table:formula="of:=[.A91]&amp;&quot;50&quot;" office:value-type="string" office:string-value="09050">
            <text:p>09050</text:p>
          </table:table-cell>
          <table:table-cell table:formula="of:=IF(ISERROR(FIND(&quot;O&quot;;[.B91])); 0;1)" office:value-type="float" office:value="0">
            <text:p>0</text:p>
          </table:table-cell>
          <table:table-cell table:formula="of:=IF(ISERROR(FIND(&quot;I&quot;;[.B91])); 0;1)" office:value-type="float" office:value="0">
            <text:p>0</text:p>
          </table:table-cell>
          <table:table-cell table:formula="of:=IF(ISERROR(FIND(&quot;l&quot;;[.B91])); 0;1)" office:value-type="float" office:value="0">
            <text:p>0</text:p>
          </table:table-cell>
          <table:table-cell table:formula="of:=SUM([.F91:.H9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1</text:p>
          </table:table-cell>
          <table:table-cell office:value-type="string">
            <text:p>CyWzX</text:p>
          </table:table-cell>
          <table:table-cell table:formula="of:=[.A92]&amp;[.B92]" office:value-type="string" office:string-value="091CyWzX">
            <text:p>091CyWzX</text:p>
          </table:table-cell>
          <table:table-cell table:formula="of:=[.A92]&amp;&quot;01&quot;" office:value-type="string" office:string-value="09101">
            <text:p>09101</text:p>
          </table:table-cell>
          <table:table-cell table:formula="of:=[.A92]&amp;&quot;50&quot;" office:value-type="string" office:string-value="09150">
            <text:p>09150</text:p>
          </table:table-cell>
          <table:table-cell table:formula="of:=IF(ISERROR(FIND(&quot;O&quot;;[.B92])); 0;1)" office:value-type="float" office:value="0">
            <text:p>0</text:p>
          </table:table-cell>
          <table:table-cell table:formula="of:=IF(ISERROR(FIND(&quot;I&quot;;[.B92])); 0;1)" office:value-type="float" office:value="0">
            <text:p>0</text:p>
          </table:table-cell>
          <table:table-cell table:formula="of:=IF(ISERROR(FIND(&quot;l&quot;;[.B92])); 0;1)" office:value-type="float" office:value="0">
            <text:p>0</text:p>
          </table:table-cell>
          <table:table-cell table:formula="of:=SUM([.F92:.H9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2</text:p>
          </table:table-cell>
          <table:table-cell office:value-type="string">
            <text:p>HHCuc</text:p>
          </table:table-cell>
          <table:table-cell table:formula="of:=[.A93]&amp;[.B93]" office:value-type="string" office:string-value="092HHCuc">
            <text:p>092HHCuc</text:p>
          </table:table-cell>
          <table:table-cell table:formula="of:=[.A93]&amp;&quot;01&quot;" office:value-type="string" office:string-value="09201">
            <text:p>09201</text:p>
          </table:table-cell>
          <table:table-cell table:formula="of:=[.A93]&amp;&quot;50&quot;" office:value-type="string" office:string-value="09250">
            <text:p>09250</text:p>
          </table:table-cell>
          <table:table-cell table:formula="of:=IF(ISERROR(FIND(&quot;O&quot;;[.B93])); 0;1)" office:value-type="float" office:value="0">
            <text:p>0</text:p>
          </table:table-cell>
          <table:table-cell table:formula="of:=IF(ISERROR(FIND(&quot;I&quot;;[.B93])); 0;1)" office:value-type="float" office:value="0">
            <text:p>0</text:p>
          </table:table-cell>
          <table:table-cell table:formula="of:=IF(ISERROR(FIND(&quot;l&quot;;[.B93])); 0;1)" office:value-type="float" office:value="0">
            <text:p>0</text:p>
          </table:table-cell>
          <table:table-cell table:formula="of:=SUM([.F93:.H9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3</text:p>
          </table:table-cell>
          <table:table-cell office:value-type="string">
            <text:p>RkQsV</text:p>
          </table:table-cell>
          <table:table-cell table:formula="of:=[.A94]&amp;[.B94]" office:value-type="string" office:string-value="093RkQsV">
            <text:p>093RkQsV</text:p>
          </table:table-cell>
          <table:table-cell table:formula="of:=[.A94]&amp;&quot;01&quot;" office:value-type="string" office:string-value="09301">
            <text:p>09301</text:p>
          </table:table-cell>
          <table:table-cell table:formula="of:=[.A94]&amp;&quot;50&quot;" office:value-type="string" office:string-value="09350">
            <text:p>09350</text:p>
          </table:table-cell>
          <table:table-cell table:formula="of:=IF(ISERROR(FIND(&quot;O&quot;;[.B94])); 0;1)" office:value-type="float" office:value="0">
            <text:p>0</text:p>
          </table:table-cell>
          <table:table-cell table:formula="of:=IF(ISERROR(FIND(&quot;I&quot;;[.B94])); 0;1)" office:value-type="float" office:value="0">
            <text:p>0</text:p>
          </table:table-cell>
          <table:table-cell table:formula="of:=IF(ISERROR(FIND(&quot;l&quot;;[.B94])); 0;1)" office:value-type="float" office:value="0">
            <text:p>0</text:p>
          </table:table-cell>
          <table:table-cell table:formula="of:=SUM([.F94:.H9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4</text:p>
          </table:table-cell>
          <table:table-cell office:value-type="string">
            <text:p>hfUsa</text:p>
          </table:table-cell>
          <table:table-cell table:formula="of:=[.A95]&amp;[.B95]" office:value-type="string" office:string-value="094hfUsa">
            <text:p>094hfUsa</text:p>
          </table:table-cell>
          <table:table-cell table:formula="of:=[.A95]&amp;&quot;01&quot;" office:value-type="string" office:string-value="09401">
            <text:p>09401</text:p>
          </table:table-cell>
          <table:table-cell table:formula="of:=[.A95]&amp;&quot;50&quot;" office:value-type="string" office:string-value="09450">
            <text:p>09450</text:p>
          </table:table-cell>
          <table:table-cell table:formula="of:=IF(ISERROR(FIND(&quot;O&quot;;[.B95])); 0;1)" office:value-type="float" office:value="0">
            <text:p>0</text:p>
          </table:table-cell>
          <table:table-cell table:formula="of:=IF(ISERROR(FIND(&quot;I&quot;;[.B95])); 0;1)" office:value-type="float" office:value="0">
            <text:p>0</text:p>
          </table:table-cell>
          <table:table-cell table:formula="of:=IF(ISERROR(FIND(&quot;l&quot;;[.B95])); 0;1)" office:value-type="float" office:value="0">
            <text:p>0</text:p>
          </table:table-cell>
          <table:table-cell table:formula="of:=SUM([.F95:.H9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5</text:p>
          </table:table-cell>
          <table:table-cell office:value-type="string">
            <text:p>CUgDs</text:p>
          </table:table-cell>
          <table:table-cell table:formula="of:=[.A96]&amp;[.B96]" office:value-type="string" office:string-value="095CUgDs">
            <text:p>095CUgDs</text:p>
          </table:table-cell>
          <table:table-cell table:formula="of:=[.A96]&amp;&quot;01&quot;" office:value-type="string" office:string-value="09501">
            <text:p>09501</text:p>
          </table:table-cell>
          <table:table-cell table:formula="of:=[.A96]&amp;&quot;50&quot;" office:value-type="string" office:string-value="09550">
            <text:p>09550</text:p>
          </table:table-cell>
          <table:table-cell table:formula="of:=IF(ISERROR(FIND(&quot;O&quot;;[.B96])); 0;1)" office:value-type="float" office:value="0">
            <text:p>0</text:p>
          </table:table-cell>
          <table:table-cell table:formula="of:=IF(ISERROR(FIND(&quot;I&quot;;[.B96])); 0;1)" office:value-type="float" office:value="0">
            <text:p>0</text:p>
          </table:table-cell>
          <table:table-cell table:formula="of:=IF(ISERROR(FIND(&quot;l&quot;;[.B96])); 0;1)" office:value-type="float" office:value="0">
            <text:p>0</text:p>
          </table:table-cell>
          <table:table-cell table:formula="of:=SUM([.F96:.H9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6</text:p>
          </table:table-cell>
          <table:table-cell office:value-type="string">
            <text:p>fhYrq</text:p>
          </table:table-cell>
          <table:table-cell table:formula="of:=[.A97]&amp;[.B97]" office:value-type="string" office:string-value="096fhYrq">
            <text:p>096fhYrq</text:p>
          </table:table-cell>
          <table:table-cell table:formula="of:=[.A97]&amp;&quot;01&quot;" office:value-type="string" office:string-value="09601">
            <text:p>09601</text:p>
          </table:table-cell>
          <table:table-cell table:formula="of:=[.A97]&amp;&quot;50&quot;" office:value-type="string" office:string-value="09650">
            <text:p>09650</text:p>
          </table:table-cell>
          <table:table-cell table:formula="of:=IF(ISERROR(FIND(&quot;O&quot;;[.B97])); 0;1)" office:value-type="float" office:value="0">
            <text:p>0</text:p>
          </table:table-cell>
          <table:table-cell table:formula="of:=IF(ISERROR(FIND(&quot;I&quot;;[.B97])); 0;1)" office:value-type="float" office:value="0">
            <text:p>0</text:p>
          </table:table-cell>
          <table:table-cell table:formula="of:=IF(ISERROR(FIND(&quot;l&quot;;[.B97])); 0;1)" office:value-type="float" office:value="0">
            <text:p>0</text:p>
          </table:table-cell>
          <table:table-cell table:formula="of:=SUM([.F97:.H9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7</text:p>
          </table:table-cell>
          <table:table-cell office:value-type="string">
            <text:p>PvLMk</text:p>
          </table:table-cell>
          <table:table-cell table:formula="of:=[.A98]&amp;[.B98]" office:value-type="string" office:string-value="097PvLMk">
            <text:p>097PvLMk</text:p>
          </table:table-cell>
          <table:table-cell table:formula="of:=[.A98]&amp;&quot;01&quot;" office:value-type="string" office:string-value="09701">
            <text:p>09701</text:p>
          </table:table-cell>
          <table:table-cell table:formula="of:=[.A98]&amp;&quot;50&quot;" office:value-type="string" office:string-value="09750">
            <text:p>09750</text:p>
          </table:table-cell>
          <table:table-cell table:formula="of:=IF(ISERROR(FIND(&quot;O&quot;;[.B98])); 0;1)" office:value-type="float" office:value="0">
            <text:p>0</text:p>
          </table:table-cell>
          <table:table-cell table:formula="of:=IF(ISERROR(FIND(&quot;I&quot;;[.B98])); 0;1)" office:value-type="float" office:value="0">
            <text:p>0</text:p>
          </table:table-cell>
          <table:table-cell table:formula="of:=IF(ISERROR(FIND(&quot;l&quot;;[.B98])); 0;1)" office:value-type="float" office:value="0">
            <text:p>0</text:p>
          </table:table-cell>
          <table:table-cell table:formula="of:=SUM([.F98:.H9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8</text:p>
          </table:table-cell>
          <table:table-cell office:value-type="string">
            <text:p>GzrkX</text:p>
          </table:table-cell>
          <table:table-cell table:formula="of:=[.A99]&amp;[.B99]" office:value-type="string" office:string-value="098GzrkX">
            <text:p>098GzrkX</text:p>
          </table:table-cell>
          <table:table-cell table:formula="of:=[.A99]&amp;&quot;01&quot;" office:value-type="string" office:string-value="09801">
            <text:p>09801</text:p>
          </table:table-cell>
          <table:table-cell table:formula="of:=[.A99]&amp;&quot;50&quot;" office:value-type="string" office:string-value="09850">
            <text:p>09850</text:p>
          </table:table-cell>
          <table:table-cell table:formula="of:=IF(ISERROR(FIND(&quot;O&quot;;[.B99])); 0;1)" office:value-type="float" office:value="0">
            <text:p>0</text:p>
          </table:table-cell>
          <table:table-cell table:formula="of:=IF(ISERROR(FIND(&quot;I&quot;;[.B99])); 0;1)" office:value-type="float" office:value="0">
            <text:p>0</text:p>
          </table:table-cell>
          <table:table-cell table:formula="of:=IF(ISERROR(FIND(&quot;l&quot;;[.B99])); 0;1)" office:value-type="float" office:value="0">
            <text:p>0</text:p>
          </table:table-cell>
          <table:table-cell table:formula="of:=SUM([.F99:.H9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099</text:p>
          </table:table-cell>
          <table:table-cell office:value-type="string">
            <text:p>nznor</text:p>
          </table:table-cell>
          <table:table-cell table:formula="of:=[.A100]&amp;[.B100]" office:value-type="string" office:string-value="099nznor">
            <text:p>099nznor</text:p>
          </table:table-cell>
          <table:table-cell table:formula="of:=[.A100]&amp;&quot;01&quot;" office:value-type="string" office:string-value="09901">
            <text:p>09901</text:p>
          </table:table-cell>
          <table:table-cell table:formula="of:=[.A100]&amp;&quot;50&quot;" office:value-type="string" office:string-value="09950">
            <text:p>09950</text:p>
          </table:table-cell>
          <table:table-cell table:formula="of:=IF(ISERROR(FIND(&quot;O&quot;;[.B100])); 0;1)" office:value-type="float" office:value="0">
            <text:p>0</text:p>
          </table:table-cell>
          <table:table-cell table:formula="of:=IF(ISERROR(FIND(&quot;I&quot;;[.B100])); 0;1)" office:value-type="float" office:value="0">
            <text:p>0</text:p>
          </table:table-cell>
          <table:table-cell table:formula="of:=IF(ISERROR(FIND(&quot;l&quot;;[.B100])); 0;1)" office:value-type="float" office:value="0">
            <text:p>0</text:p>
          </table:table-cell>
          <table:table-cell table:formula="of:=SUM([.F100:.H10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0</text:p>
          </table:table-cell>
          <table:table-cell office:value-type="string">
            <text:p>HrNCr</text:p>
          </table:table-cell>
          <table:table-cell table:formula="of:=[.A101]&amp;[.B101]" office:value-type="string" office:string-value="100HrNCr">
            <text:p>100HrNCr</text:p>
          </table:table-cell>
          <table:table-cell table:formula="of:=[.A101]&amp;&quot;01&quot;" office:value-type="string" office:string-value="10001">
            <text:p>10001</text:p>
          </table:table-cell>
          <table:table-cell table:formula="of:=[.A101]&amp;&quot;50&quot;" office:value-type="string" office:string-value="10050">
            <text:p>10050</text:p>
          </table:table-cell>
          <table:table-cell table:formula="of:=IF(ISERROR(FIND(&quot;O&quot;;[.B101])); 0;1)" office:value-type="float" office:value="0">
            <text:p>0</text:p>
          </table:table-cell>
          <table:table-cell table:formula="of:=IF(ISERROR(FIND(&quot;I&quot;;[.B101])); 0;1)" office:value-type="float" office:value="0">
            <text:p>0</text:p>
          </table:table-cell>
          <table:table-cell table:formula="of:=IF(ISERROR(FIND(&quot;l&quot;;[.B101])); 0;1)" office:value-type="float" office:value="0">
            <text:p>0</text:p>
          </table:table-cell>
          <table:table-cell table:formula="of:=SUM([.F101:.H10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1</text:p>
          </table:table-cell>
          <table:table-cell office:value-type="string">
            <text:p>QdTCt</text:p>
          </table:table-cell>
          <table:table-cell table:formula="of:=[.A102]&amp;[.B102]" office:value-type="string" office:string-value="101QdTCt">
            <text:p>101QdTCt</text:p>
          </table:table-cell>
          <table:table-cell table:formula="of:=[.A102]&amp;&quot;01&quot;" office:value-type="string" office:string-value="10101">
            <text:p>10101</text:p>
          </table:table-cell>
          <table:table-cell table:formula="of:=[.A102]&amp;&quot;50&quot;" office:value-type="string" office:string-value="10150">
            <text:p>10150</text:p>
          </table:table-cell>
          <table:table-cell table:formula="of:=IF(ISERROR(FIND(&quot;O&quot;;[.B102])); 0;1)" office:value-type="float" office:value="0">
            <text:p>0</text:p>
          </table:table-cell>
          <table:table-cell table:formula="of:=IF(ISERROR(FIND(&quot;I&quot;;[.B102])); 0;1)" office:value-type="float" office:value="0">
            <text:p>0</text:p>
          </table:table-cell>
          <table:table-cell table:formula="of:=IF(ISERROR(FIND(&quot;l&quot;;[.B102])); 0;1)" office:value-type="float" office:value="0">
            <text:p>0</text:p>
          </table:table-cell>
          <table:table-cell table:formula="of:=SUM([.F102:.H10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2</text:p>
          </table:table-cell>
          <table:table-cell office:value-type="string">
            <text:p>ssdhg</text:p>
          </table:table-cell>
          <table:table-cell table:formula="of:=[.A103]&amp;[.B103]" office:value-type="string" office:string-value="102ssdhg">
            <text:p>102ssdhg</text:p>
          </table:table-cell>
          <table:table-cell table:formula="of:=[.A103]&amp;&quot;01&quot;" office:value-type="string" office:string-value="10201">
            <text:p>10201</text:p>
          </table:table-cell>
          <table:table-cell table:formula="of:=[.A103]&amp;&quot;50&quot;" office:value-type="string" office:string-value="10250">
            <text:p>10250</text:p>
          </table:table-cell>
          <table:table-cell table:formula="of:=IF(ISERROR(FIND(&quot;O&quot;;[.B103])); 0;1)" office:value-type="float" office:value="0">
            <text:p>0</text:p>
          </table:table-cell>
          <table:table-cell table:formula="of:=IF(ISERROR(FIND(&quot;I&quot;;[.B103])); 0;1)" office:value-type="float" office:value="0">
            <text:p>0</text:p>
          </table:table-cell>
          <table:table-cell table:formula="of:=IF(ISERROR(FIND(&quot;l&quot;;[.B103])); 0;1)" office:value-type="float" office:value="0">
            <text:p>0</text:p>
          </table:table-cell>
          <table:table-cell table:formula="of:=SUM([.F103:.H10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3</text:p>
          </table:table-cell>
          <table:table-cell office:value-type="string">
            <text:p>FcHTQ</text:p>
          </table:table-cell>
          <table:table-cell table:formula="of:=[.A104]&amp;[.B104]" office:value-type="string" office:string-value="103FcHTQ">
            <text:p>103FcHTQ</text:p>
          </table:table-cell>
          <table:table-cell table:formula="of:=[.A104]&amp;&quot;01&quot;" office:value-type="string" office:string-value="10301">
            <text:p>10301</text:p>
          </table:table-cell>
          <table:table-cell table:formula="of:=[.A104]&amp;&quot;50&quot;" office:value-type="string" office:string-value="10350">
            <text:p>10350</text:p>
          </table:table-cell>
          <table:table-cell table:formula="of:=IF(ISERROR(FIND(&quot;O&quot;;[.B104])); 0;1)" office:value-type="float" office:value="0">
            <text:p>0</text:p>
          </table:table-cell>
          <table:table-cell table:formula="of:=IF(ISERROR(FIND(&quot;I&quot;;[.B104])); 0;1)" office:value-type="float" office:value="0">
            <text:p>0</text:p>
          </table:table-cell>
          <table:table-cell table:formula="of:=IF(ISERROR(FIND(&quot;l&quot;;[.B104])); 0;1)" office:value-type="float" office:value="0">
            <text:p>0</text:p>
          </table:table-cell>
          <table:table-cell table:formula="of:=SUM([.F104:.H10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4</text:p>
          </table:table-cell>
          <table:table-cell office:value-type="string">
            <text:p>PwYkF</text:p>
          </table:table-cell>
          <table:table-cell table:formula="of:=[.A105]&amp;[.B105]" office:value-type="string" office:string-value="104PwYkF">
            <text:p>104PwYkF</text:p>
          </table:table-cell>
          <table:table-cell table:formula="of:=[.A105]&amp;&quot;01&quot;" office:value-type="string" office:string-value="10401">
            <text:p>10401</text:p>
          </table:table-cell>
          <table:table-cell table:formula="of:=[.A105]&amp;&quot;50&quot;" office:value-type="string" office:string-value="10450">
            <text:p>10450</text:p>
          </table:table-cell>
          <table:table-cell table:formula="of:=IF(ISERROR(FIND(&quot;O&quot;;[.B105])); 0;1)" office:value-type="float" office:value="0">
            <text:p>0</text:p>
          </table:table-cell>
          <table:table-cell table:formula="of:=IF(ISERROR(FIND(&quot;I&quot;;[.B105])); 0;1)" office:value-type="float" office:value="0">
            <text:p>0</text:p>
          </table:table-cell>
          <table:table-cell table:formula="of:=IF(ISERROR(FIND(&quot;l&quot;;[.B105])); 0;1)" office:value-type="float" office:value="0">
            <text:p>0</text:p>
          </table:table-cell>
          <table:table-cell table:formula="of:=SUM([.F105:.H10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5</text:p>
          </table:table-cell>
          <table:table-cell office:value-type="string">
            <text:p>gmEdR</text:p>
          </table:table-cell>
          <table:table-cell table:formula="of:=[.A106]&amp;[.B106]" office:value-type="string" office:string-value="105gmEdR">
            <text:p>105gmEdR</text:p>
          </table:table-cell>
          <table:table-cell table:formula="of:=[.A106]&amp;&quot;01&quot;" office:value-type="string" office:string-value="10501">
            <text:p>10501</text:p>
          </table:table-cell>
          <table:table-cell table:formula="of:=[.A106]&amp;&quot;50&quot;" office:value-type="string" office:string-value="10550">
            <text:p>10550</text:p>
          </table:table-cell>
          <table:table-cell table:formula="of:=IF(ISERROR(FIND(&quot;O&quot;;[.B106])); 0;1)" office:value-type="float" office:value="0">
            <text:p>0</text:p>
          </table:table-cell>
          <table:table-cell table:formula="of:=IF(ISERROR(FIND(&quot;I&quot;;[.B106])); 0;1)" office:value-type="float" office:value="0">
            <text:p>0</text:p>
          </table:table-cell>
          <table:table-cell table:formula="of:=IF(ISERROR(FIND(&quot;l&quot;;[.B106])); 0;1)" office:value-type="float" office:value="0">
            <text:p>0</text:p>
          </table:table-cell>
          <table:table-cell table:formula="of:=SUM([.F106:.H10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6</text:p>
          </table:table-cell>
          <table:table-cell office:value-type="string">
            <text:p>WFguf</text:p>
          </table:table-cell>
          <table:table-cell table:formula="of:=[.A107]&amp;[.B107]" office:value-type="string" office:string-value="106WFguf">
            <text:p>106WFguf</text:p>
          </table:table-cell>
          <table:table-cell table:formula="of:=[.A107]&amp;&quot;01&quot;" office:value-type="string" office:string-value="10601">
            <text:p>10601</text:p>
          </table:table-cell>
          <table:table-cell table:formula="of:=[.A107]&amp;&quot;50&quot;" office:value-type="string" office:string-value="10650">
            <text:p>10650</text:p>
          </table:table-cell>
          <table:table-cell table:formula="of:=IF(ISERROR(FIND(&quot;O&quot;;[.B107])); 0;1)" office:value-type="float" office:value="0">
            <text:p>0</text:p>
          </table:table-cell>
          <table:table-cell table:formula="of:=IF(ISERROR(FIND(&quot;I&quot;;[.B107])); 0;1)" office:value-type="float" office:value="0">
            <text:p>0</text:p>
          </table:table-cell>
          <table:table-cell table:formula="of:=IF(ISERROR(FIND(&quot;l&quot;;[.B107])); 0;1)" office:value-type="float" office:value="0">
            <text:p>0</text:p>
          </table:table-cell>
          <table:table-cell table:formula="of:=SUM([.F107:.H10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7</text:p>
          </table:table-cell>
          <table:table-cell office:value-type="string">
            <text:p>CijCU</text:p>
          </table:table-cell>
          <table:table-cell table:formula="of:=[.A108]&amp;[.B108]" office:value-type="string" office:string-value="107CijCU">
            <text:p>107CijCU</text:p>
          </table:table-cell>
          <table:table-cell table:formula="of:=[.A108]&amp;&quot;01&quot;" office:value-type="string" office:string-value="10701">
            <text:p>10701</text:p>
          </table:table-cell>
          <table:table-cell table:formula="of:=[.A108]&amp;&quot;50&quot;" office:value-type="string" office:string-value="10750">
            <text:p>10750</text:p>
          </table:table-cell>
          <table:table-cell table:formula="of:=IF(ISERROR(FIND(&quot;O&quot;;[.B108])); 0;1)" office:value-type="float" office:value="0">
            <text:p>0</text:p>
          </table:table-cell>
          <table:table-cell table:formula="of:=IF(ISERROR(FIND(&quot;I&quot;;[.B108])); 0;1)" office:value-type="float" office:value="0">
            <text:p>0</text:p>
          </table:table-cell>
          <table:table-cell table:formula="of:=IF(ISERROR(FIND(&quot;l&quot;;[.B108])); 0;1)" office:value-type="float" office:value="0">
            <text:p>0</text:p>
          </table:table-cell>
          <table:table-cell table:formula="of:=SUM([.F108:.H10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8</text:p>
          </table:table-cell>
          <table:table-cell office:value-type="string">
            <text:p>Mtyuc</text:p>
          </table:table-cell>
          <table:table-cell table:formula="of:=[.A109]&amp;[.B109]" office:value-type="string" office:string-value="108Mtyuc">
            <text:p>108Mtyuc</text:p>
          </table:table-cell>
          <table:table-cell table:formula="of:=[.A109]&amp;&quot;01&quot;" office:value-type="string" office:string-value="10801">
            <text:p>10801</text:p>
          </table:table-cell>
          <table:table-cell table:formula="of:=[.A109]&amp;&quot;50&quot;" office:value-type="string" office:string-value="10850">
            <text:p>10850</text:p>
          </table:table-cell>
          <table:table-cell table:formula="of:=IF(ISERROR(FIND(&quot;O&quot;;[.B109])); 0;1)" office:value-type="float" office:value="0">
            <text:p>0</text:p>
          </table:table-cell>
          <table:table-cell table:formula="of:=IF(ISERROR(FIND(&quot;I&quot;;[.B109])); 0;1)" office:value-type="float" office:value="0">
            <text:p>0</text:p>
          </table:table-cell>
          <table:table-cell table:formula="of:=IF(ISERROR(FIND(&quot;l&quot;;[.B109])); 0;1)" office:value-type="float" office:value="0">
            <text:p>0</text:p>
          </table:table-cell>
          <table:table-cell table:formula="of:=SUM([.F109:.H10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09</text:p>
          </table:table-cell>
          <table:table-cell office:value-type="string">
            <text:p>HFoHj</text:p>
          </table:table-cell>
          <table:table-cell table:formula="of:=[.A110]&amp;[.B110]" office:value-type="string" office:string-value="109HFoHj">
            <text:p>109HFoHj</text:p>
          </table:table-cell>
          <table:table-cell table:formula="of:=[.A110]&amp;&quot;01&quot;" office:value-type="string" office:string-value="10901">
            <text:p>10901</text:p>
          </table:table-cell>
          <table:table-cell table:formula="of:=[.A110]&amp;&quot;50&quot;" office:value-type="string" office:string-value="10950">
            <text:p>10950</text:p>
          </table:table-cell>
          <table:table-cell table:formula="of:=IF(ISERROR(FIND(&quot;O&quot;;[.B110])); 0;1)" office:value-type="float" office:value="0">
            <text:p>0</text:p>
          </table:table-cell>
          <table:table-cell table:formula="of:=IF(ISERROR(FIND(&quot;I&quot;;[.B110])); 0;1)" office:value-type="float" office:value="0">
            <text:p>0</text:p>
          </table:table-cell>
          <table:table-cell table:formula="of:=IF(ISERROR(FIND(&quot;l&quot;;[.B110])); 0;1)" office:value-type="float" office:value="0">
            <text:p>0</text:p>
          </table:table-cell>
          <table:table-cell table:formula="of:=SUM([.F110:.H11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0</text:p>
          </table:table-cell>
          <table:table-cell office:value-type="string">
            <text:p>QENGr</text:p>
          </table:table-cell>
          <table:table-cell table:formula="of:=[.A111]&amp;[.B111]" office:value-type="string" office:string-value="110QENGr">
            <text:p>110QENGr</text:p>
          </table:table-cell>
          <table:table-cell table:formula="of:=[.A111]&amp;&quot;01&quot;" office:value-type="string" office:string-value="11001">
            <text:p>11001</text:p>
          </table:table-cell>
          <table:table-cell table:formula="of:=[.A111]&amp;&quot;50&quot;" office:value-type="string" office:string-value="11050">
            <text:p>11050</text:p>
          </table:table-cell>
          <table:table-cell table:formula="of:=IF(ISERROR(FIND(&quot;O&quot;;[.B111])); 0;1)" office:value-type="float" office:value="0">
            <text:p>0</text:p>
          </table:table-cell>
          <table:table-cell table:formula="of:=IF(ISERROR(FIND(&quot;I&quot;;[.B111])); 0;1)" office:value-type="float" office:value="0">
            <text:p>0</text:p>
          </table:table-cell>
          <table:table-cell table:formula="of:=IF(ISERROR(FIND(&quot;l&quot;;[.B111])); 0;1)" office:value-type="float" office:value="0">
            <text:p>0</text:p>
          </table:table-cell>
          <table:table-cell table:formula="of:=SUM([.F111:.H11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1</text:p>
          </table:table-cell>
          <table:table-cell office:value-type="string">
            <text:p>LMggn</text:p>
          </table:table-cell>
          <table:table-cell table:formula="of:=[.A112]&amp;[.B112]" office:value-type="string" office:string-value="111LMggn">
            <text:p>111LMggn</text:p>
          </table:table-cell>
          <table:table-cell table:formula="of:=[.A112]&amp;&quot;01&quot;" office:value-type="string" office:string-value="11101">
            <text:p>11101</text:p>
          </table:table-cell>
          <table:table-cell table:formula="of:=[.A112]&amp;&quot;50&quot;" office:value-type="string" office:string-value="11150">
            <text:p>11150</text:p>
          </table:table-cell>
          <table:table-cell table:formula="of:=IF(ISERROR(FIND(&quot;O&quot;;[.B112])); 0;1)" office:value-type="float" office:value="0">
            <text:p>0</text:p>
          </table:table-cell>
          <table:table-cell table:formula="of:=IF(ISERROR(FIND(&quot;I&quot;;[.B112])); 0;1)" office:value-type="float" office:value="0">
            <text:p>0</text:p>
          </table:table-cell>
          <table:table-cell table:formula="of:=IF(ISERROR(FIND(&quot;l&quot;;[.B112])); 0;1)" office:value-type="float" office:value="0">
            <text:p>0</text:p>
          </table:table-cell>
          <table:table-cell table:formula="of:=SUM([.F112:.H11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2</text:p>
          </table:table-cell>
          <table:table-cell office:value-type="string">
            <text:p>pfnWG</text:p>
          </table:table-cell>
          <table:table-cell table:formula="of:=[.A113]&amp;[.B113]" office:value-type="string" office:string-value="112pfnWG">
            <text:p>112pfnWG</text:p>
          </table:table-cell>
          <table:table-cell table:formula="of:=[.A113]&amp;&quot;01&quot;" office:value-type="string" office:string-value="11201">
            <text:p>11201</text:p>
          </table:table-cell>
          <table:table-cell table:formula="of:=[.A113]&amp;&quot;50&quot;" office:value-type="string" office:string-value="11250">
            <text:p>11250</text:p>
          </table:table-cell>
          <table:table-cell table:formula="of:=IF(ISERROR(FIND(&quot;O&quot;;[.B113])); 0;1)" office:value-type="float" office:value="0">
            <text:p>0</text:p>
          </table:table-cell>
          <table:table-cell table:formula="of:=IF(ISERROR(FIND(&quot;I&quot;;[.B113])); 0;1)" office:value-type="float" office:value="0">
            <text:p>0</text:p>
          </table:table-cell>
          <table:table-cell table:formula="of:=IF(ISERROR(FIND(&quot;l&quot;;[.B113])); 0;1)" office:value-type="float" office:value="0">
            <text:p>0</text:p>
          </table:table-cell>
          <table:table-cell table:formula="of:=SUM([.F113:.H11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3</text:p>
          </table:table-cell>
          <table:table-cell office:value-type="string">
            <text:p>pXLEw</text:p>
          </table:table-cell>
          <table:table-cell table:formula="of:=[.A114]&amp;[.B114]" office:value-type="string" office:string-value="113pXLEw">
            <text:p>113pXLEw</text:p>
          </table:table-cell>
          <table:table-cell table:formula="of:=[.A114]&amp;&quot;01&quot;" office:value-type="string" office:string-value="11301">
            <text:p>11301</text:p>
          </table:table-cell>
          <table:table-cell table:formula="of:=[.A114]&amp;&quot;50&quot;" office:value-type="string" office:string-value="11350">
            <text:p>11350</text:p>
          </table:table-cell>
          <table:table-cell table:formula="of:=IF(ISERROR(FIND(&quot;O&quot;;[.B114])); 0;1)" office:value-type="float" office:value="0">
            <text:p>0</text:p>
          </table:table-cell>
          <table:table-cell table:formula="of:=IF(ISERROR(FIND(&quot;I&quot;;[.B114])); 0;1)" office:value-type="float" office:value="0">
            <text:p>0</text:p>
          </table:table-cell>
          <table:table-cell table:formula="of:=IF(ISERROR(FIND(&quot;l&quot;;[.B114])); 0;1)" office:value-type="float" office:value="0">
            <text:p>0</text:p>
          </table:table-cell>
          <table:table-cell table:formula="of:=SUM([.F114:.H11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4</text:p>
          </table:table-cell>
          <table:table-cell office:value-type="string">
            <text:p>xvQjc</text:p>
          </table:table-cell>
          <table:table-cell table:formula="of:=[.A115]&amp;[.B115]" office:value-type="string" office:string-value="114xvQjc">
            <text:p>114xvQjc</text:p>
          </table:table-cell>
          <table:table-cell table:formula="of:=[.A115]&amp;&quot;01&quot;" office:value-type="string" office:string-value="11401">
            <text:p>11401</text:p>
          </table:table-cell>
          <table:table-cell table:formula="of:=[.A115]&amp;&quot;50&quot;" office:value-type="string" office:string-value="11450">
            <text:p>11450</text:p>
          </table:table-cell>
          <table:table-cell table:formula="of:=IF(ISERROR(FIND(&quot;O&quot;;[.B115])); 0;1)" office:value-type="float" office:value="0">
            <text:p>0</text:p>
          </table:table-cell>
          <table:table-cell table:formula="of:=IF(ISERROR(FIND(&quot;I&quot;;[.B115])); 0;1)" office:value-type="float" office:value="0">
            <text:p>0</text:p>
          </table:table-cell>
          <table:table-cell table:formula="of:=IF(ISERROR(FIND(&quot;l&quot;;[.B115])); 0;1)" office:value-type="float" office:value="0">
            <text:p>0</text:p>
          </table:table-cell>
          <table:table-cell table:formula="of:=SUM([.F115:.H11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5</text:p>
          </table:table-cell>
          <table:table-cell office:value-type="string">
            <text:p>FWiPH</text:p>
          </table:table-cell>
          <table:table-cell table:formula="of:=[.A116]&amp;[.B116]" office:value-type="string" office:string-value="115FWiPH">
            <text:p>115FWiPH</text:p>
          </table:table-cell>
          <table:table-cell table:formula="of:=[.A116]&amp;&quot;01&quot;" office:value-type="string" office:string-value="11501">
            <text:p>11501</text:p>
          </table:table-cell>
          <table:table-cell table:formula="of:=[.A116]&amp;&quot;50&quot;" office:value-type="string" office:string-value="11550">
            <text:p>11550</text:p>
          </table:table-cell>
          <table:table-cell table:formula="of:=IF(ISERROR(FIND(&quot;O&quot;;[.B116])); 0;1)" office:value-type="float" office:value="0">
            <text:p>0</text:p>
          </table:table-cell>
          <table:table-cell table:formula="of:=IF(ISERROR(FIND(&quot;I&quot;;[.B116])); 0;1)" office:value-type="float" office:value="0">
            <text:p>0</text:p>
          </table:table-cell>
          <table:table-cell table:formula="of:=IF(ISERROR(FIND(&quot;l&quot;;[.B116])); 0;1)" office:value-type="float" office:value="0">
            <text:p>0</text:p>
          </table:table-cell>
          <table:table-cell table:formula="of:=SUM([.F116:.H11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6</text:p>
          </table:table-cell>
          <table:table-cell office:value-type="string">
            <text:p>mSQuu</text:p>
          </table:table-cell>
          <table:table-cell table:formula="of:=[.A117]&amp;[.B117]" office:value-type="string" office:string-value="116mSQuu">
            <text:p>116mSQuu</text:p>
          </table:table-cell>
          <table:table-cell table:formula="of:=[.A117]&amp;&quot;01&quot;" office:value-type="string" office:string-value="11601">
            <text:p>11601</text:p>
          </table:table-cell>
          <table:table-cell table:formula="of:=[.A117]&amp;&quot;50&quot;" office:value-type="string" office:string-value="11650">
            <text:p>11650</text:p>
          </table:table-cell>
          <table:table-cell table:formula="of:=IF(ISERROR(FIND(&quot;O&quot;;[.B117])); 0;1)" office:value-type="float" office:value="0">
            <text:p>0</text:p>
          </table:table-cell>
          <table:table-cell table:formula="of:=IF(ISERROR(FIND(&quot;I&quot;;[.B117])); 0;1)" office:value-type="float" office:value="0">
            <text:p>0</text:p>
          </table:table-cell>
          <table:table-cell table:formula="of:=IF(ISERROR(FIND(&quot;l&quot;;[.B117])); 0;1)" office:value-type="float" office:value="0">
            <text:p>0</text:p>
          </table:table-cell>
          <table:table-cell table:formula="of:=SUM([.F117:.H11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7</text:p>
          </table:table-cell>
          <table:table-cell office:value-type="string">
            <text:p>SaxiD</text:p>
          </table:table-cell>
          <table:table-cell table:formula="of:=[.A118]&amp;[.B118]" office:value-type="string" office:string-value="117SaxiD">
            <text:p>117SaxiD</text:p>
          </table:table-cell>
          <table:table-cell table:formula="of:=[.A118]&amp;&quot;01&quot;" office:value-type="string" office:string-value="11701">
            <text:p>11701</text:p>
          </table:table-cell>
          <table:table-cell table:formula="of:=[.A118]&amp;&quot;50&quot;" office:value-type="string" office:string-value="11750">
            <text:p>11750</text:p>
          </table:table-cell>
          <table:table-cell table:formula="of:=IF(ISERROR(FIND(&quot;O&quot;;[.B118])); 0;1)" office:value-type="float" office:value="0">
            <text:p>0</text:p>
          </table:table-cell>
          <table:table-cell table:formula="of:=IF(ISERROR(FIND(&quot;I&quot;;[.B118])); 0;1)" office:value-type="float" office:value="0">
            <text:p>0</text:p>
          </table:table-cell>
          <table:table-cell table:formula="of:=IF(ISERROR(FIND(&quot;l&quot;;[.B118])); 0;1)" office:value-type="float" office:value="0">
            <text:p>0</text:p>
          </table:table-cell>
          <table:table-cell table:formula="of:=SUM([.F118:.H11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8</text:p>
          </table:table-cell>
          <table:table-cell office:value-type="string">
            <text:p>TxdjD</text:p>
          </table:table-cell>
          <table:table-cell table:formula="of:=[.A119]&amp;[.B119]" office:value-type="string" office:string-value="118TxdjD">
            <text:p>118TxdjD</text:p>
          </table:table-cell>
          <table:table-cell table:formula="of:=[.A119]&amp;&quot;01&quot;" office:value-type="string" office:string-value="11801">
            <text:p>11801</text:p>
          </table:table-cell>
          <table:table-cell table:formula="of:=[.A119]&amp;&quot;50&quot;" office:value-type="string" office:string-value="11850">
            <text:p>11850</text:p>
          </table:table-cell>
          <table:table-cell table:formula="of:=IF(ISERROR(FIND(&quot;O&quot;;[.B119])); 0;1)" office:value-type="float" office:value="0">
            <text:p>0</text:p>
          </table:table-cell>
          <table:table-cell table:formula="of:=IF(ISERROR(FIND(&quot;I&quot;;[.B119])); 0;1)" office:value-type="float" office:value="0">
            <text:p>0</text:p>
          </table:table-cell>
          <table:table-cell table:formula="of:=IF(ISERROR(FIND(&quot;l&quot;;[.B119])); 0;1)" office:value-type="float" office:value="0">
            <text:p>0</text:p>
          </table:table-cell>
          <table:table-cell table:formula="of:=SUM([.F119:.H11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19</text:p>
          </table:table-cell>
          <table:table-cell office:value-type="string">
            <text:p>omQPh</text:p>
          </table:table-cell>
          <table:table-cell table:formula="of:=[.A120]&amp;[.B120]" office:value-type="string" office:string-value="119omQPh">
            <text:p>119omQPh</text:p>
          </table:table-cell>
          <table:table-cell table:formula="of:=[.A120]&amp;&quot;01&quot;" office:value-type="string" office:string-value="11901">
            <text:p>11901</text:p>
          </table:table-cell>
          <table:table-cell table:formula="of:=[.A120]&amp;&quot;50&quot;" office:value-type="string" office:string-value="11950">
            <text:p>11950</text:p>
          </table:table-cell>
          <table:table-cell table:formula="of:=IF(ISERROR(FIND(&quot;O&quot;;[.B120])); 0;1)" office:value-type="float" office:value="0">
            <text:p>0</text:p>
          </table:table-cell>
          <table:table-cell table:formula="of:=IF(ISERROR(FIND(&quot;I&quot;;[.B120])); 0;1)" office:value-type="float" office:value="0">
            <text:p>0</text:p>
          </table:table-cell>
          <table:table-cell table:formula="of:=IF(ISERROR(FIND(&quot;l&quot;;[.B120])); 0;1)" office:value-type="float" office:value="0">
            <text:p>0</text:p>
          </table:table-cell>
          <table:table-cell table:formula="of:=SUM([.F120:.H12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0</text:p>
          </table:table-cell>
          <table:table-cell office:value-type="string">
            <text:p>rjfrG</text:p>
          </table:table-cell>
          <table:table-cell table:formula="of:=[.A121]&amp;[.B121]" office:value-type="string" office:string-value="120rjfrG">
            <text:p>120rjfrG</text:p>
          </table:table-cell>
          <table:table-cell table:formula="of:=[.A121]&amp;&quot;01&quot;" office:value-type="string" office:string-value="12001">
            <text:p>12001</text:p>
          </table:table-cell>
          <table:table-cell table:formula="of:=[.A121]&amp;&quot;50&quot;" office:value-type="string" office:string-value="12050">
            <text:p>12050</text:p>
          </table:table-cell>
          <table:table-cell table:formula="of:=IF(ISERROR(FIND(&quot;O&quot;;[.B121])); 0;1)" office:value-type="float" office:value="0">
            <text:p>0</text:p>
          </table:table-cell>
          <table:table-cell table:formula="of:=IF(ISERROR(FIND(&quot;I&quot;;[.B121])); 0;1)" office:value-type="float" office:value="0">
            <text:p>0</text:p>
          </table:table-cell>
          <table:table-cell table:formula="of:=IF(ISERROR(FIND(&quot;l&quot;;[.B121])); 0;1)" office:value-type="float" office:value="0">
            <text:p>0</text:p>
          </table:table-cell>
          <table:table-cell table:formula="of:=SUM([.F121:.H12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1</text:p>
          </table:table-cell>
          <table:table-cell office:value-type="string">
            <text:p>cKApE</text:p>
          </table:table-cell>
          <table:table-cell table:formula="of:=[.A122]&amp;[.B122]" office:value-type="string" office:string-value="121cKApE">
            <text:p>121cKApE</text:p>
          </table:table-cell>
          <table:table-cell table:formula="of:=[.A122]&amp;&quot;01&quot;" office:value-type="string" office:string-value="12101">
            <text:p>12101</text:p>
          </table:table-cell>
          <table:table-cell table:formula="of:=[.A122]&amp;&quot;50&quot;" office:value-type="string" office:string-value="12150">
            <text:p>12150</text:p>
          </table:table-cell>
          <table:table-cell table:formula="of:=IF(ISERROR(FIND(&quot;O&quot;;[.B122])); 0;1)" office:value-type="float" office:value="0">
            <text:p>0</text:p>
          </table:table-cell>
          <table:table-cell table:formula="of:=IF(ISERROR(FIND(&quot;I&quot;;[.B122])); 0;1)" office:value-type="float" office:value="0">
            <text:p>0</text:p>
          </table:table-cell>
          <table:table-cell table:formula="of:=IF(ISERROR(FIND(&quot;l&quot;;[.B122])); 0;1)" office:value-type="float" office:value="0">
            <text:p>0</text:p>
          </table:table-cell>
          <table:table-cell table:formula="of:=SUM([.F122:.H12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2</text:p>
          </table:table-cell>
          <table:table-cell office:value-type="string">
            <text:p>oYLLn</text:p>
          </table:table-cell>
          <table:table-cell table:formula="of:=[.A123]&amp;[.B123]" office:value-type="string" office:string-value="122oYLLn">
            <text:p>122oYLLn</text:p>
          </table:table-cell>
          <table:table-cell table:formula="of:=[.A123]&amp;&quot;01&quot;" office:value-type="string" office:string-value="12201">
            <text:p>12201</text:p>
          </table:table-cell>
          <table:table-cell table:formula="of:=[.A123]&amp;&quot;50&quot;" office:value-type="string" office:string-value="12250">
            <text:p>12250</text:p>
          </table:table-cell>
          <table:table-cell table:formula="of:=IF(ISERROR(FIND(&quot;O&quot;;[.B123])); 0;1)" office:value-type="float" office:value="0">
            <text:p>0</text:p>
          </table:table-cell>
          <table:table-cell table:formula="of:=IF(ISERROR(FIND(&quot;I&quot;;[.B123])); 0;1)" office:value-type="float" office:value="0">
            <text:p>0</text:p>
          </table:table-cell>
          <table:table-cell table:formula="of:=IF(ISERROR(FIND(&quot;l&quot;;[.B123])); 0;1)" office:value-type="float" office:value="0">
            <text:p>0</text:p>
          </table:table-cell>
          <table:table-cell table:formula="of:=SUM([.F123:.H12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3</text:p>
          </table:table-cell>
          <table:table-cell office:value-type="string">
            <text:p>JhmJe</text:p>
          </table:table-cell>
          <table:table-cell table:formula="of:=[.A124]&amp;[.B124]" office:value-type="string" office:string-value="123JhmJe">
            <text:p>123JhmJe</text:p>
          </table:table-cell>
          <table:table-cell table:formula="of:=[.A124]&amp;&quot;01&quot;" office:value-type="string" office:string-value="12301">
            <text:p>12301</text:p>
          </table:table-cell>
          <table:table-cell table:formula="of:=[.A124]&amp;&quot;50&quot;" office:value-type="string" office:string-value="12350">
            <text:p>12350</text:p>
          </table:table-cell>
          <table:table-cell table:formula="of:=IF(ISERROR(FIND(&quot;O&quot;;[.B124])); 0;1)" office:value-type="float" office:value="0">
            <text:p>0</text:p>
          </table:table-cell>
          <table:table-cell table:formula="of:=IF(ISERROR(FIND(&quot;I&quot;;[.B124])); 0;1)" office:value-type="float" office:value="0">
            <text:p>0</text:p>
          </table:table-cell>
          <table:table-cell table:formula="of:=IF(ISERROR(FIND(&quot;l&quot;;[.B124])); 0;1)" office:value-type="float" office:value="0">
            <text:p>0</text:p>
          </table:table-cell>
          <table:table-cell table:formula="of:=SUM([.F124:.H12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4</text:p>
          </table:table-cell>
          <table:table-cell office:value-type="string">
            <text:p>sdgQs</text:p>
          </table:table-cell>
          <table:table-cell table:formula="of:=[.A125]&amp;[.B125]" office:value-type="string" office:string-value="124sdgQs">
            <text:p>124sdgQs</text:p>
          </table:table-cell>
          <table:table-cell table:formula="of:=[.A125]&amp;&quot;01&quot;" office:value-type="string" office:string-value="12401">
            <text:p>12401</text:p>
          </table:table-cell>
          <table:table-cell table:formula="of:=[.A125]&amp;&quot;50&quot;" office:value-type="string" office:string-value="12450">
            <text:p>12450</text:p>
          </table:table-cell>
          <table:table-cell table:formula="of:=IF(ISERROR(FIND(&quot;O&quot;;[.B125])); 0;1)" office:value-type="float" office:value="0">
            <text:p>0</text:p>
          </table:table-cell>
          <table:table-cell table:formula="of:=IF(ISERROR(FIND(&quot;I&quot;;[.B125])); 0;1)" office:value-type="float" office:value="0">
            <text:p>0</text:p>
          </table:table-cell>
          <table:table-cell table:formula="of:=IF(ISERROR(FIND(&quot;l&quot;;[.B125])); 0;1)" office:value-type="float" office:value="0">
            <text:p>0</text:p>
          </table:table-cell>
          <table:table-cell table:formula="of:=SUM([.F125:.H12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5</text:p>
          </table:table-cell>
          <table:table-cell office:value-type="string">
            <text:p>MPLrq</text:p>
          </table:table-cell>
          <table:table-cell table:formula="of:=[.A126]&amp;[.B126]" office:value-type="string" office:string-value="125MPLrq">
            <text:p>125MPLrq</text:p>
          </table:table-cell>
          <table:table-cell table:formula="of:=[.A126]&amp;&quot;01&quot;" office:value-type="string" office:string-value="12501">
            <text:p>12501</text:p>
          </table:table-cell>
          <table:table-cell table:formula="of:=[.A126]&amp;&quot;50&quot;" office:value-type="string" office:string-value="12550">
            <text:p>12550</text:p>
          </table:table-cell>
          <table:table-cell table:formula="of:=IF(ISERROR(FIND(&quot;O&quot;;[.B126])); 0;1)" office:value-type="float" office:value="0">
            <text:p>0</text:p>
          </table:table-cell>
          <table:table-cell table:formula="of:=IF(ISERROR(FIND(&quot;I&quot;;[.B126])); 0;1)" office:value-type="float" office:value="0">
            <text:p>0</text:p>
          </table:table-cell>
          <table:table-cell table:formula="of:=IF(ISERROR(FIND(&quot;l&quot;;[.B126])); 0;1)" office:value-type="float" office:value="0">
            <text:p>0</text:p>
          </table:table-cell>
          <table:table-cell table:formula="of:=SUM([.F126:.H12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6</text:p>
          </table:table-cell>
          <table:table-cell office:value-type="string">
            <text:p>ibpmb</text:p>
          </table:table-cell>
          <table:table-cell table:formula="of:=[.A127]&amp;[.B127]" office:value-type="string" office:string-value="126ibpmb">
            <text:p>126ibpmb</text:p>
          </table:table-cell>
          <table:table-cell table:formula="of:=[.A127]&amp;&quot;01&quot;" office:value-type="string" office:string-value="12601">
            <text:p>12601</text:p>
          </table:table-cell>
          <table:table-cell table:formula="of:=[.A127]&amp;&quot;50&quot;" office:value-type="string" office:string-value="12650">
            <text:p>12650</text:p>
          </table:table-cell>
          <table:table-cell table:formula="of:=IF(ISERROR(FIND(&quot;O&quot;;[.B127])); 0;1)" office:value-type="float" office:value="0">
            <text:p>0</text:p>
          </table:table-cell>
          <table:table-cell table:formula="of:=IF(ISERROR(FIND(&quot;I&quot;;[.B127])); 0;1)" office:value-type="float" office:value="0">
            <text:p>0</text:p>
          </table:table-cell>
          <table:table-cell table:formula="of:=IF(ISERROR(FIND(&quot;l&quot;;[.B127])); 0;1)" office:value-type="float" office:value="0">
            <text:p>0</text:p>
          </table:table-cell>
          <table:table-cell table:formula="of:=SUM([.F127:.H12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7</text:p>
          </table:table-cell>
          <table:table-cell office:value-type="string">
            <text:p>nXAzF</text:p>
          </table:table-cell>
          <table:table-cell table:formula="of:=[.A128]&amp;[.B128]" office:value-type="string" office:string-value="127nXAzF">
            <text:p>127nXAzF</text:p>
          </table:table-cell>
          <table:table-cell table:formula="of:=[.A128]&amp;&quot;01&quot;" office:value-type="string" office:string-value="12701">
            <text:p>12701</text:p>
          </table:table-cell>
          <table:table-cell table:formula="of:=[.A128]&amp;&quot;50&quot;" office:value-type="string" office:string-value="12750">
            <text:p>12750</text:p>
          </table:table-cell>
          <table:table-cell table:formula="of:=IF(ISERROR(FIND(&quot;O&quot;;[.B128])); 0;1)" office:value-type="float" office:value="0">
            <text:p>0</text:p>
          </table:table-cell>
          <table:table-cell table:formula="of:=IF(ISERROR(FIND(&quot;I&quot;;[.B128])); 0;1)" office:value-type="float" office:value="0">
            <text:p>0</text:p>
          </table:table-cell>
          <table:table-cell table:formula="of:=IF(ISERROR(FIND(&quot;l&quot;;[.B128])); 0;1)" office:value-type="float" office:value="0">
            <text:p>0</text:p>
          </table:table-cell>
          <table:table-cell table:formula="of:=SUM([.F128:.H12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8</text:p>
          </table:table-cell>
          <table:table-cell office:value-type="string">
            <text:p>QwckS</text:p>
          </table:table-cell>
          <table:table-cell table:formula="of:=[.A129]&amp;[.B129]" office:value-type="string" office:string-value="128QwckS">
            <text:p>128QwckS</text:p>
          </table:table-cell>
          <table:table-cell table:formula="of:=[.A129]&amp;&quot;01&quot;" office:value-type="string" office:string-value="12801">
            <text:p>12801</text:p>
          </table:table-cell>
          <table:table-cell table:formula="of:=[.A129]&amp;&quot;50&quot;" office:value-type="string" office:string-value="12850">
            <text:p>12850</text:p>
          </table:table-cell>
          <table:table-cell table:formula="of:=IF(ISERROR(FIND(&quot;O&quot;;[.B129])); 0;1)" office:value-type="float" office:value="0">
            <text:p>0</text:p>
          </table:table-cell>
          <table:table-cell table:formula="of:=IF(ISERROR(FIND(&quot;I&quot;;[.B129])); 0;1)" office:value-type="float" office:value="0">
            <text:p>0</text:p>
          </table:table-cell>
          <table:table-cell table:formula="of:=IF(ISERROR(FIND(&quot;l&quot;;[.B129])); 0;1)" office:value-type="float" office:value="0">
            <text:p>0</text:p>
          </table:table-cell>
          <table:table-cell table:formula="of:=SUM([.F129:.H12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29</text:p>
          </table:table-cell>
          <table:table-cell office:value-type="string">
            <text:p>mQBep</text:p>
          </table:table-cell>
          <table:table-cell table:formula="of:=[.A130]&amp;[.B130]" office:value-type="string" office:string-value="129mQBep">
            <text:p>129mQBep</text:p>
          </table:table-cell>
          <table:table-cell table:formula="of:=[.A130]&amp;&quot;01&quot;" office:value-type="string" office:string-value="12901">
            <text:p>12901</text:p>
          </table:table-cell>
          <table:table-cell table:formula="of:=[.A130]&amp;&quot;50&quot;" office:value-type="string" office:string-value="12950">
            <text:p>12950</text:p>
          </table:table-cell>
          <table:table-cell table:formula="of:=IF(ISERROR(FIND(&quot;O&quot;;[.B130])); 0;1)" office:value-type="float" office:value="0">
            <text:p>0</text:p>
          </table:table-cell>
          <table:table-cell table:formula="of:=IF(ISERROR(FIND(&quot;I&quot;;[.B130])); 0;1)" office:value-type="float" office:value="0">
            <text:p>0</text:p>
          </table:table-cell>
          <table:table-cell table:formula="of:=IF(ISERROR(FIND(&quot;l&quot;;[.B130])); 0;1)" office:value-type="float" office:value="0">
            <text:p>0</text:p>
          </table:table-cell>
          <table:table-cell table:formula="of:=SUM([.F130:.H13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0</text:p>
          </table:table-cell>
          <table:table-cell office:value-type="string">
            <text:p>CrieM</text:p>
          </table:table-cell>
          <table:table-cell table:formula="of:=[.A131]&amp;[.B131]" office:value-type="string" office:string-value="130CrieM">
            <text:p>130CrieM</text:p>
          </table:table-cell>
          <table:table-cell table:formula="of:=[.A131]&amp;&quot;01&quot;" office:value-type="string" office:string-value="13001">
            <text:p>13001</text:p>
          </table:table-cell>
          <table:table-cell table:formula="of:=[.A131]&amp;&quot;50&quot;" office:value-type="string" office:string-value="13050">
            <text:p>13050</text:p>
          </table:table-cell>
          <table:table-cell table:formula="of:=IF(ISERROR(FIND(&quot;O&quot;;[.B131])); 0;1)" office:value-type="float" office:value="0">
            <text:p>0</text:p>
          </table:table-cell>
          <table:table-cell table:formula="of:=IF(ISERROR(FIND(&quot;I&quot;;[.B131])); 0;1)" office:value-type="float" office:value="0">
            <text:p>0</text:p>
          </table:table-cell>
          <table:table-cell table:formula="of:=IF(ISERROR(FIND(&quot;l&quot;;[.B131])); 0;1)" office:value-type="float" office:value="0">
            <text:p>0</text:p>
          </table:table-cell>
          <table:table-cell table:formula="of:=SUM([.F131:.H13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1</text:p>
          </table:table-cell>
          <table:table-cell office:value-type="string">
            <text:p>WwGXu</text:p>
          </table:table-cell>
          <table:table-cell table:formula="of:=[.A132]&amp;[.B132]" office:value-type="string" office:string-value="131WwGXu">
            <text:p>131WwGXu</text:p>
          </table:table-cell>
          <table:table-cell table:formula="of:=[.A132]&amp;&quot;01&quot;" office:value-type="string" office:string-value="13101">
            <text:p>13101</text:p>
          </table:table-cell>
          <table:table-cell table:formula="of:=[.A132]&amp;&quot;50&quot;" office:value-type="string" office:string-value="13150">
            <text:p>13150</text:p>
          </table:table-cell>
          <table:table-cell table:formula="of:=IF(ISERROR(FIND(&quot;O&quot;;[.B132])); 0;1)" office:value-type="float" office:value="0">
            <text:p>0</text:p>
          </table:table-cell>
          <table:table-cell table:formula="of:=IF(ISERROR(FIND(&quot;I&quot;;[.B132])); 0;1)" office:value-type="float" office:value="0">
            <text:p>0</text:p>
          </table:table-cell>
          <table:table-cell table:formula="of:=IF(ISERROR(FIND(&quot;l&quot;;[.B132])); 0;1)" office:value-type="float" office:value="0">
            <text:p>0</text:p>
          </table:table-cell>
          <table:table-cell table:formula="of:=SUM([.F132:.H13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2</text:p>
          </table:table-cell>
          <table:table-cell office:value-type="string">
            <text:p>jTNdr</text:p>
          </table:table-cell>
          <table:table-cell table:formula="of:=[.A133]&amp;[.B133]" office:value-type="string" office:string-value="132jTNdr">
            <text:p>132jTNdr</text:p>
          </table:table-cell>
          <table:table-cell table:formula="of:=[.A133]&amp;&quot;01&quot;" office:value-type="string" office:string-value="13201">
            <text:p>13201</text:p>
          </table:table-cell>
          <table:table-cell table:formula="of:=[.A133]&amp;&quot;50&quot;" office:value-type="string" office:string-value="13250">
            <text:p>13250</text:p>
          </table:table-cell>
          <table:table-cell table:formula="of:=IF(ISERROR(FIND(&quot;O&quot;;[.B133])); 0;1)" office:value-type="float" office:value="0">
            <text:p>0</text:p>
          </table:table-cell>
          <table:table-cell table:formula="of:=IF(ISERROR(FIND(&quot;I&quot;;[.B133])); 0;1)" office:value-type="float" office:value="0">
            <text:p>0</text:p>
          </table:table-cell>
          <table:table-cell table:formula="of:=IF(ISERROR(FIND(&quot;l&quot;;[.B133])); 0;1)" office:value-type="float" office:value="0">
            <text:p>0</text:p>
          </table:table-cell>
          <table:table-cell table:formula="of:=SUM([.F133:.H13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3</text:p>
          </table:table-cell>
          <table:table-cell office:value-type="string">
            <text:p>PRUgR</text:p>
          </table:table-cell>
          <table:table-cell table:formula="of:=[.A134]&amp;[.B134]" office:value-type="string" office:string-value="133PRUgR">
            <text:p>133PRUgR</text:p>
          </table:table-cell>
          <table:table-cell table:formula="of:=[.A134]&amp;&quot;01&quot;" office:value-type="string" office:string-value="13301">
            <text:p>13301</text:p>
          </table:table-cell>
          <table:table-cell table:formula="of:=[.A134]&amp;&quot;50&quot;" office:value-type="string" office:string-value="13350">
            <text:p>13350</text:p>
          </table:table-cell>
          <table:table-cell table:formula="of:=IF(ISERROR(FIND(&quot;O&quot;;[.B134])); 0;1)" office:value-type="float" office:value="0">
            <text:p>0</text:p>
          </table:table-cell>
          <table:table-cell table:formula="of:=IF(ISERROR(FIND(&quot;I&quot;;[.B134])); 0;1)" office:value-type="float" office:value="0">
            <text:p>0</text:p>
          </table:table-cell>
          <table:table-cell table:formula="of:=IF(ISERROR(FIND(&quot;l&quot;;[.B134])); 0;1)" office:value-type="float" office:value="0">
            <text:p>0</text:p>
          </table:table-cell>
          <table:table-cell table:formula="of:=SUM([.F134:.H13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4</text:p>
          </table:table-cell>
          <table:table-cell office:value-type="string">
            <text:p>VBRyY</text:p>
          </table:table-cell>
          <table:table-cell table:formula="of:=[.A135]&amp;[.B135]" office:value-type="string" office:string-value="134VBRyY">
            <text:p>134VBRyY</text:p>
          </table:table-cell>
          <table:table-cell table:formula="of:=[.A135]&amp;&quot;01&quot;" office:value-type="string" office:string-value="13401">
            <text:p>13401</text:p>
          </table:table-cell>
          <table:table-cell table:formula="of:=[.A135]&amp;&quot;50&quot;" office:value-type="string" office:string-value="13450">
            <text:p>13450</text:p>
          </table:table-cell>
          <table:table-cell table:formula="of:=IF(ISERROR(FIND(&quot;O&quot;;[.B135])); 0;1)" office:value-type="float" office:value="0">
            <text:p>0</text:p>
          </table:table-cell>
          <table:table-cell table:formula="of:=IF(ISERROR(FIND(&quot;I&quot;;[.B135])); 0;1)" office:value-type="float" office:value="0">
            <text:p>0</text:p>
          </table:table-cell>
          <table:table-cell table:formula="of:=IF(ISERROR(FIND(&quot;l&quot;;[.B135])); 0;1)" office:value-type="float" office:value="0">
            <text:p>0</text:p>
          </table:table-cell>
          <table:table-cell table:formula="of:=SUM([.F135:.H13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5</text:p>
          </table:table-cell>
          <table:table-cell office:value-type="string">
            <text:p>HVtKy</text:p>
          </table:table-cell>
          <table:table-cell table:formula="of:=[.A136]&amp;[.B136]" office:value-type="string" office:string-value="135HVtKy">
            <text:p>135HVtKy</text:p>
          </table:table-cell>
          <table:table-cell table:formula="of:=[.A136]&amp;&quot;01&quot;" office:value-type="string" office:string-value="13501">
            <text:p>13501</text:p>
          </table:table-cell>
          <table:table-cell table:formula="of:=[.A136]&amp;&quot;50&quot;" office:value-type="string" office:string-value="13550">
            <text:p>13550</text:p>
          </table:table-cell>
          <table:table-cell table:formula="of:=IF(ISERROR(FIND(&quot;O&quot;;[.B136])); 0;1)" office:value-type="float" office:value="0">
            <text:p>0</text:p>
          </table:table-cell>
          <table:table-cell table:formula="of:=IF(ISERROR(FIND(&quot;I&quot;;[.B136])); 0;1)" office:value-type="float" office:value="0">
            <text:p>0</text:p>
          </table:table-cell>
          <table:table-cell table:formula="of:=IF(ISERROR(FIND(&quot;l&quot;;[.B136])); 0;1)" office:value-type="float" office:value="0">
            <text:p>0</text:p>
          </table:table-cell>
          <table:table-cell table:formula="of:=SUM([.F136:.H13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6</text:p>
          </table:table-cell>
          <table:table-cell office:value-type="string">
            <text:p>RYWVF</text:p>
          </table:table-cell>
          <table:table-cell table:formula="of:=[.A137]&amp;[.B137]" office:value-type="string" office:string-value="136RYWVF">
            <text:p>136RYWVF</text:p>
          </table:table-cell>
          <table:table-cell table:formula="of:=[.A137]&amp;&quot;01&quot;" office:value-type="string" office:string-value="13601">
            <text:p>13601</text:p>
          </table:table-cell>
          <table:table-cell table:formula="of:=[.A137]&amp;&quot;50&quot;" office:value-type="string" office:string-value="13650">
            <text:p>13650</text:p>
          </table:table-cell>
          <table:table-cell table:formula="of:=IF(ISERROR(FIND(&quot;O&quot;;[.B137])); 0;1)" office:value-type="float" office:value="0">
            <text:p>0</text:p>
          </table:table-cell>
          <table:table-cell table:formula="of:=IF(ISERROR(FIND(&quot;I&quot;;[.B137])); 0;1)" office:value-type="float" office:value="0">
            <text:p>0</text:p>
          </table:table-cell>
          <table:table-cell table:formula="of:=IF(ISERROR(FIND(&quot;l&quot;;[.B137])); 0;1)" office:value-type="float" office:value="0">
            <text:p>0</text:p>
          </table:table-cell>
          <table:table-cell table:formula="of:=SUM([.F137:.H13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7</text:p>
          </table:table-cell>
          <table:table-cell office:value-type="string">
            <text:p>KsZai</text:p>
          </table:table-cell>
          <table:table-cell table:formula="of:=[.A138]&amp;[.B138]" office:value-type="string" office:string-value="137KsZai">
            <text:p>137KsZai</text:p>
          </table:table-cell>
          <table:table-cell table:formula="of:=[.A138]&amp;&quot;01&quot;" office:value-type="string" office:string-value="13701">
            <text:p>13701</text:p>
          </table:table-cell>
          <table:table-cell table:formula="of:=[.A138]&amp;&quot;50&quot;" office:value-type="string" office:string-value="13750">
            <text:p>13750</text:p>
          </table:table-cell>
          <table:table-cell table:formula="of:=IF(ISERROR(FIND(&quot;O&quot;;[.B138])); 0;1)" office:value-type="float" office:value="0">
            <text:p>0</text:p>
          </table:table-cell>
          <table:table-cell table:formula="of:=IF(ISERROR(FIND(&quot;I&quot;;[.B138])); 0;1)" office:value-type="float" office:value="0">
            <text:p>0</text:p>
          </table:table-cell>
          <table:table-cell table:formula="of:=IF(ISERROR(FIND(&quot;l&quot;;[.B138])); 0;1)" office:value-type="float" office:value="0">
            <text:p>0</text:p>
          </table:table-cell>
          <table:table-cell table:formula="of:=SUM([.F138:.H13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8</text:p>
          </table:table-cell>
          <table:table-cell office:value-type="string">
            <text:p>NFdrm</text:p>
          </table:table-cell>
          <table:table-cell table:formula="of:=[.A139]&amp;[.B139]" office:value-type="string" office:string-value="138NFdrm">
            <text:p>138NFdrm</text:p>
          </table:table-cell>
          <table:table-cell table:formula="of:=[.A139]&amp;&quot;01&quot;" office:value-type="string" office:string-value="13801">
            <text:p>13801</text:p>
          </table:table-cell>
          <table:table-cell table:formula="of:=[.A139]&amp;&quot;50&quot;" office:value-type="string" office:string-value="13850">
            <text:p>13850</text:p>
          </table:table-cell>
          <table:table-cell table:formula="of:=IF(ISERROR(FIND(&quot;O&quot;;[.B139])); 0;1)" office:value-type="float" office:value="0">
            <text:p>0</text:p>
          </table:table-cell>
          <table:table-cell table:formula="of:=IF(ISERROR(FIND(&quot;I&quot;;[.B139])); 0;1)" office:value-type="float" office:value="0">
            <text:p>0</text:p>
          </table:table-cell>
          <table:table-cell table:formula="of:=IF(ISERROR(FIND(&quot;l&quot;;[.B139])); 0;1)" office:value-type="float" office:value="0">
            <text:p>0</text:p>
          </table:table-cell>
          <table:table-cell table:formula="of:=SUM([.F139:.H13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39</text:p>
          </table:table-cell>
          <table:table-cell office:value-type="string">
            <text:p>mkkiZ</text:p>
          </table:table-cell>
          <table:table-cell table:formula="of:=[.A140]&amp;[.B140]" office:value-type="string" office:string-value="139mkkiZ">
            <text:p>139mkkiZ</text:p>
          </table:table-cell>
          <table:table-cell table:formula="of:=[.A140]&amp;&quot;01&quot;" office:value-type="string" office:string-value="13901">
            <text:p>13901</text:p>
          </table:table-cell>
          <table:table-cell table:formula="of:=[.A140]&amp;&quot;50&quot;" office:value-type="string" office:string-value="13950">
            <text:p>13950</text:p>
          </table:table-cell>
          <table:table-cell table:formula="of:=IF(ISERROR(FIND(&quot;O&quot;;[.B140])); 0;1)" office:value-type="float" office:value="0">
            <text:p>0</text:p>
          </table:table-cell>
          <table:table-cell table:formula="of:=IF(ISERROR(FIND(&quot;I&quot;;[.B140])); 0;1)" office:value-type="float" office:value="0">
            <text:p>0</text:p>
          </table:table-cell>
          <table:table-cell table:formula="of:=IF(ISERROR(FIND(&quot;l&quot;;[.B140])); 0;1)" office:value-type="float" office:value="0">
            <text:p>0</text:p>
          </table:table-cell>
          <table:table-cell table:formula="of:=SUM([.F140:.H14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0</text:p>
          </table:table-cell>
          <table:table-cell office:value-type="string">
            <text:p>quFHa</text:p>
          </table:table-cell>
          <table:table-cell table:formula="of:=[.A141]&amp;[.B141]" office:value-type="string" office:string-value="140quFHa">
            <text:p>140quFHa</text:p>
          </table:table-cell>
          <table:table-cell table:formula="of:=[.A141]&amp;&quot;01&quot;" office:value-type="string" office:string-value="14001">
            <text:p>14001</text:p>
          </table:table-cell>
          <table:table-cell table:formula="of:=[.A141]&amp;&quot;50&quot;" office:value-type="string" office:string-value="14050">
            <text:p>14050</text:p>
          </table:table-cell>
          <table:table-cell table:formula="of:=IF(ISERROR(FIND(&quot;O&quot;;[.B141])); 0;1)" office:value-type="float" office:value="0">
            <text:p>0</text:p>
          </table:table-cell>
          <table:table-cell table:formula="of:=IF(ISERROR(FIND(&quot;I&quot;;[.B141])); 0;1)" office:value-type="float" office:value="0">
            <text:p>0</text:p>
          </table:table-cell>
          <table:table-cell table:formula="of:=IF(ISERROR(FIND(&quot;l&quot;;[.B141])); 0;1)" office:value-type="float" office:value="0">
            <text:p>0</text:p>
          </table:table-cell>
          <table:table-cell table:formula="of:=SUM([.F141:.H14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1</text:p>
          </table:table-cell>
          <table:table-cell office:value-type="string">
            <text:p>wTZYP</text:p>
          </table:table-cell>
          <table:table-cell table:formula="of:=[.A142]&amp;[.B142]" office:value-type="string" office:string-value="141wTZYP">
            <text:p>141wTZYP</text:p>
          </table:table-cell>
          <table:table-cell table:formula="of:=[.A142]&amp;&quot;01&quot;" office:value-type="string" office:string-value="14101">
            <text:p>14101</text:p>
          </table:table-cell>
          <table:table-cell table:formula="of:=[.A142]&amp;&quot;50&quot;" office:value-type="string" office:string-value="14150">
            <text:p>14150</text:p>
          </table:table-cell>
          <table:table-cell table:formula="of:=IF(ISERROR(FIND(&quot;O&quot;;[.B142])); 0;1)" office:value-type="float" office:value="0">
            <text:p>0</text:p>
          </table:table-cell>
          <table:table-cell table:formula="of:=IF(ISERROR(FIND(&quot;I&quot;;[.B142])); 0;1)" office:value-type="float" office:value="0">
            <text:p>0</text:p>
          </table:table-cell>
          <table:table-cell table:formula="of:=IF(ISERROR(FIND(&quot;l&quot;;[.B142])); 0;1)" office:value-type="float" office:value="0">
            <text:p>0</text:p>
          </table:table-cell>
          <table:table-cell table:formula="of:=SUM([.F142:.H14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2</text:p>
          </table:table-cell>
          <table:table-cell office:value-type="string">
            <text:p>YuwKC</text:p>
          </table:table-cell>
          <table:table-cell table:formula="of:=[.A143]&amp;[.B143]" office:value-type="string" office:string-value="142YuwKC">
            <text:p>142YuwKC</text:p>
          </table:table-cell>
          <table:table-cell table:formula="of:=[.A143]&amp;&quot;01&quot;" office:value-type="string" office:string-value="14201">
            <text:p>14201</text:p>
          </table:table-cell>
          <table:table-cell table:formula="of:=[.A143]&amp;&quot;50&quot;" office:value-type="string" office:string-value="14250">
            <text:p>14250</text:p>
          </table:table-cell>
          <table:table-cell table:formula="of:=IF(ISERROR(FIND(&quot;O&quot;;[.B143])); 0;1)" office:value-type="float" office:value="0">
            <text:p>0</text:p>
          </table:table-cell>
          <table:table-cell table:formula="of:=IF(ISERROR(FIND(&quot;I&quot;;[.B143])); 0;1)" office:value-type="float" office:value="0">
            <text:p>0</text:p>
          </table:table-cell>
          <table:table-cell table:formula="of:=IF(ISERROR(FIND(&quot;l&quot;;[.B143])); 0;1)" office:value-type="float" office:value="0">
            <text:p>0</text:p>
          </table:table-cell>
          <table:table-cell table:formula="of:=SUM([.F143:.H14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3</text:p>
          </table:table-cell>
          <table:table-cell office:value-type="string">
            <text:p>RcQbC</text:p>
          </table:table-cell>
          <table:table-cell table:formula="of:=[.A144]&amp;[.B144]" office:value-type="string" office:string-value="143RcQbC">
            <text:p>143RcQbC</text:p>
          </table:table-cell>
          <table:table-cell table:formula="of:=[.A144]&amp;&quot;01&quot;" office:value-type="string" office:string-value="14301">
            <text:p>14301</text:p>
          </table:table-cell>
          <table:table-cell table:formula="of:=[.A144]&amp;&quot;50&quot;" office:value-type="string" office:string-value="14350">
            <text:p>14350</text:p>
          </table:table-cell>
          <table:table-cell table:formula="of:=IF(ISERROR(FIND(&quot;O&quot;;[.B144])); 0;1)" office:value-type="float" office:value="0">
            <text:p>0</text:p>
          </table:table-cell>
          <table:table-cell table:formula="of:=IF(ISERROR(FIND(&quot;I&quot;;[.B144])); 0;1)" office:value-type="float" office:value="0">
            <text:p>0</text:p>
          </table:table-cell>
          <table:table-cell table:formula="of:=IF(ISERROR(FIND(&quot;l&quot;;[.B144])); 0;1)" office:value-type="float" office:value="0">
            <text:p>0</text:p>
          </table:table-cell>
          <table:table-cell table:formula="of:=SUM([.F144:.H14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4</text:p>
          </table:table-cell>
          <table:table-cell office:value-type="string">
            <text:p>nqejJ</text:p>
          </table:table-cell>
          <table:table-cell table:formula="of:=[.A145]&amp;[.B145]" office:value-type="string" office:string-value="144nqejJ">
            <text:p>144nqejJ</text:p>
          </table:table-cell>
          <table:table-cell table:formula="of:=[.A145]&amp;&quot;01&quot;" office:value-type="string" office:string-value="14401">
            <text:p>14401</text:p>
          </table:table-cell>
          <table:table-cell table:formula="of:=[.A145]&amp;&quot;50&quot;" office:value-type="string" office:string-value="14450">
            <text:p>14450</text:p>
          </table:table-cell>
          <table:table-cell table:formula="of:=IF(ISERROR(FIND(&quot;O&quot;;[.B145])); 0;1)" office:value-type="float" office:value="0">
            <text:p>0</text:p>
          </table:table-cell>
          <table:table-cell table:formula="of:=IF(ISERROR(FIND(&quot;I&quot;;[.B145])); 0;1)" office:value-type="float" office:value="0">
            <text:p>0</text:p>
          </table:table-cell>
          <table:table-cell table:formula="of:=IF(ISERROR(FIND(&quot;l&quot;;[.B145])); 0;1)" office:value-type="float" office:value="0">
            <text:p>0</text:p>
          </table:table-cell>
          <table:table-cell table:formula="of:=SUM([.F145:.H14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5</text:p>
          </table:table-cell>
          <table:table-cell office:value-type="string">
            <text:p>Txmwt</text:p>
          </table:table-cell>
          <table:table-cell table:formula="of:=[.A146]&amp;[.B146]" office:value-type="string" office:string-value="145Txmwt">
            <text:p>145Txmwt</text:p>
          </table:table-cell>
          <table:table-cell table:formula="of:=[.A146]&amp;&quot;01&quot;" office:value-type="string" office:string-value="14501">
            <text:p>14501</text:p>
          </table:table-cell>
          <table:table-cell table:formula="of:=[.A146]&amp;&quot;50&quot;" office:value-type="string" office:string-value="14550">
            <text:p>14550</text:p>
          </table:table-cell>
          <table:table-cell table:formula="of:=IF(ISERROR(FIND(&quot;O&quot;;[.B146])); 0;1)" office:value-type="float" office:value="0">
            <text:p>0</text:p>
          </table:table-cell>
          <table:table-cell table:formula="of:=IF(ISERROR(FIND(&quot;I&quot;;[.B146])); 0;1)" office:value-type="float" office:value="0">
            <text:p>0</text:p>
          </table:table-cell>
          <table:table-cell table:formula="of:=IF(ISERROR(FIND(&quot;l&quot;;[.B146])); 0;1)" office:value-type="float" office:value="0">
            <text:p>0</text:p>
          </table:table-cell>
          <table:table-cell table:formula="of:=SUM([.F146:.H14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6</text:p>
          </table:table-cell>
          <table:table-cell office:value-type="string">
            <text:p>uMXro</text:p>
          </table:table-cell>
          <table:table-cell table:formula="of:=[.A147]&amp;[.B147]" office:value-type="string" office:string-value="146uMXro">
            <text:p>146uMXro</text:p>
          </table:table-cell>
          <table:table-cell table:formula="of:=[.A147]&amp;&quot;01&quot;" office:value-type="string" office:string-value="14601">
            <text:p>14601</text:p>
          </table:table-cell>
          <table:table-cell table:formula="of:=[.A147]&amp;&quot;50&quot;" office:value-type="string" office:string-value="14650">
            <text:p>14650</text:p>
          </table:table-cell>
          <table:table-cell table:formula="of:=IF(ISERROR(FIND(&quot;O&quot;;[.B147])); 0;1)" office:value-type="float" office:value="0">
            <text:p>0</text:p>
          </table:table-cell>
          <table:table-cell table:formula="of:=IF(ISERROR(FIND(&quot;I&quot;;[.B147])); 0;1)" office:value-type="float" office:value="0">
            <text:p>0</text:p>
          </table:table-cell>
          <table:table-cell table:formula="of:=IF(ISERROR(FIND(&quot;l&quot;;[.B147])); 0;1)" office:value-type="float" office:value="0">
            <text:p>0</text:p>
          </table:table-cell>
          <table:table-cell table:formula="of:=SUM([.F147:.H14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7</text:p>
          </table:table-cell>
          <table:table-cell office:value-type="string">
            <text:p>DKQfw</text:p>
          </table:table-cell>
          <table:table-cell table:formula="of:=[.A148]&amp;[.B148]" office:value-type="string" office:string-value="147DKQfw">
            <text:p>147DKQfw</text:p>
          </table:table-cell>
          <table:table-cell table:formula="of:=[.A148]&amp;&quot;01&quot;" office:value-type="string" office:string-value="14701">
            <text:p>14701</text:p>
          </table:table-cell>
          <table:table-cell table:formula="of:=[.A148]&amp;&quot;50&quot;" office:value-type="string" office:string-value="14750">
            <text:p>14750</text:p>
          </table:table-cell>
          <table:table-cell table:formula="of:=IF(ISERROR(FIND(&quot;O&quot;;[.B148])); 0;1)" office:value-type="float" office:value="0">
            <text:p>0</text:p>
          </table:table-cell>
          <table:table-cell table:formula="of:=IF(ISERROR(FIND(&quot;I&quot;;[.B148])); 0;1)" office:value-type="float" office:value="0">
            <text:p>0</text:p>
          </table:table-cell>
          <table:table-cell table:formula="of:=IF(ISERROR(FIND(&quot;l&quot;;[.B148])); 0;1)" office:value-type="float" office:value="0">
            <text:p>0</text:p>
          </table:table-cell>
          <table:table-cell table:formula="of:=SUM([.F148:.H14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8</text:p>
          </table:table-cell>
          <table:table-cell office:value-type="string">
            <text:p>gVQqF</text:p>
          </table:table-cell>
          <table:table-cell table:formula="of:=[.A149]&amp;[.B149]" office:value-type="string" office:string-value="148gVQqF">
            <text:p>148gVQqF</text:p>
          </table:table-cell>
          <table:table-cell table:formula="of:=[.A149]&amp;&quot;01&quot;" office:value-type="string" office:string-value="14801">
            <text:p>14801</text:p>
          </table:table-cell>
          <table:table-cell table:formula="of:=[.A149]&amp;&quot;50&quot;" office:value-type="string" office:string-value="14850">
            <text:p>14850</text:p>
          </table:table-cell>
          <table:table-cell table:formula="of:=IF(ISERROR(FIND(&quot;O&quot;;[.B149])); 0;1)" office:value-type="float" office:value="0">
            <text:p>0</text:p>
          </table:table-cell>
          <table:table-cell table:formula="of:=IF(ISERROR(FIND(&quot;I&quot;;[.B149])); 0;1)" office:value-type="float" office:value="0">
            <text:p>0</text:p>
          </table:table-cell>
          <table:table-cell table:formula="of:=IF(ISERROR(FIND(&quot;l&quot;;[.B149])); 0;1)" office:value-type="float" office:value="0">
            <text:p>0</text:p>
          </table:table-cell>
          <table:table-cell table:formula="of:=SUM([.F149:.H14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49</text:p>
          </table:table-cell>
          <table:table-cell office:value-type="string">
            <text:p>cLxaR</text:p>
          </table:table-cell>
          <table:table-cell table:formula="of:=[.A150]&amp;[.B150]" office:value-type="string" office:string-value="149cLxaR">
            <text:p>149cLxaR</text:p>
          </table:table-cell>
          <table:table-cell table:formula="of:=[.A150]&amp;&quot;01&quot;" office:value-type="string" office:string-value="14901">
            <text:p>14901</text:p>
          </table:table-cell>
          <table:table-cell table:formula="of:=[.A150]&amp;&quot;50&quot;" office:value-type="string" office:string-value="14950">
            <text:p>14950</text:p>
          </table:table-cell>
          <table:table-cell table:formula="of:=IF(ISERROR(FIND(&quot;O&quot;;[.B150])); 0;1)" office:value-type="float" office:value="0">
            <text:p>0</text:p>
          </table:table-cell>
          <table:table-cell table:formula="of:=IF(ISERROR(FIND(&quot;I&quot;;[.B150])); 0;1)" office:value-type="float" office:value="0">
            <text:p>0</text:p>
          </table:table-cell>
          <table:table-cell table:formula="of:=IF(ISERROR(FIND(&quot;l&quot;;[.B150])); 0;1)" office:value-type="float" office:value="0">
            <text:p>0</text:p>
          </table:table-cell>
          <table:table-cell table:formula="of:=SUM([.F150:.H15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0</text:p>
          </table:table-cell>
          <table:table-cell office:value-type="string">
            <text:p>AxAZc</text:p>
          </table:table-cell>
          <table:table-cell table:formula="of:=[.A151]&amp;[.B151]" office:value-type="string" office:string-value="150AxAZc">
            <text:p>150AxAZc</text:p>
          </table:table-cell>
          <table:table-cell table:formula="of:=[.A151]&amp;&quot;01&quot;" office:value-type="string" office:string-value="15001">
            <text:p>15001</text:p>
          </table:table-cell>
          <table:table-cell table:formula="of:=[.A151]&amp;&quot;50&quot;" office:value-type="string" office:string-value="15050">
            <text:p>15050</text:p>
          </table:table-cell>
          <table:table-cell table:formula="of:=IF(ISERROR(FIND(&quot;O&quot;;[.B151])); 0;1)" office:value-type="float" office:value="0">
            <text:p>0</text:p>
          </table:table-cell>
          <table:table-cell table:formula="of:=IF(ISERROR(FIND(&quot;I&quot;;[.B151])); 0;1)" office:value-type="float" office:value="0">
            <text:p>0</text:p>
          </table:table-cell>
          <table:table-cell table:formula="of:=IF(ISERROR(FIND(&quot;l&quot;;[.B151])); 0;1)" office:value-type="float" office:value="0">
            <text:p>0</text:p>
          </table:table-cell>
          <table:table-cell table:formula="of:=SUM([.F151:.H15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1</text:p>
          </table:table-cell>
          <table:table-cell office:value-type="string">
            <text:p>PMZxc</text:p>
          </table:table-cell>
          <table:table-cell table:formula="of:=[.A152]&amp;[.B152]" office:value-type="string" office:string-value="151PMZxc">
            <text:p>151PMZxc</text:p>
          </table:table-cell>
          <table:table-cell table:formula="of:=[.A152]&amp;&quot;01&quot;" office:value-type="string" office:string-value="15101">
            <text:p>15101</text:p>
          </table:table-cell>
          <table:table-cell table:formula="of:=[.A152]&amp;&quot;50&quot;" office:value-type="string" office:string-value="15150">
            <text:p>15150</text:p>
          </table:table-cell>
          <table:table-cell table:formula="of:=IF(ISERROR(FIND(&quot;O&quot;;[.B152])); 0;1)" office:value-type="float" office:value="0">
            <text:p>0</text:p>
          </table:table-cell>
          <table:table-cell table:formula="of:=IF(ISERROR(FIND(&quot;I&quot;;[.B152])); 0;1)" office:value-type="float" office:value="0">
            <text:p>0</text:p>
          </table:table-cell>
          <table:table-cell table:formula="of:=IF(ISERROR(FIND(&quot;l&quot;;[.B152])); 0;1)" office:value-type="float" office:value="0">
            <text:p>0</text:p>
          </table:table-cell>
          <table:table-cell table:formula="of:=SUM([.F152:.H15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2</text:p>
          </table:table-cell>
          <table:table-cell office:value-type="string">
            <text:p>yBaHa</text:p>
          </table:table-cell>
          <table:table-cell table:formula="of:=[.A153]&amp;[.B153]" office:value-type="string" office:string-value="152yBaHa">
            <text:p>152yBaHa</text:p>
          </table:table-cell>
          <table:table-cell table:formula="of:=[.A153]&amp;&quot;01&quot;" office:value-type="string" office:string-value="15201">
            <text:p>15201</text:p>
          </table:table-cell>
          <table:table-cell table:formula="of:=[.A153]&amp;&quot;50&quot;" office:value-type="string" office:string-value="15250">
            <text:p>15250</text:p>
          </table:table-cell>
          <table:table-cell table:formula="of:=IF(ISERROR(FIND(&quot;O&quot;;[.B153])); 0;1)" office:value-type="float" office:value="0">
            <text:p>0</text:p>
          </table:table-cell>
          <table:table-cell table:formula="of:=IF(ISERROR(FIND(&quot;I&quot;;[.B153])); 0;1)" office:value-type="float" office:value="0">
            <text:p>0</text:p>
          </table:table-cell>
          <table:table-cell table:formula="of:=IF(ISERROR(FIND(&quot;l&quot;;[.B153])); 0;1)" office:value-type="float" office:value="0">
            <text:p>0</text:p>
          </table:table-cell>
          <table:table-cell table:formula="of:=SUM([.F153:.H15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3</text:p>
          </table:table-cell>
          <table:table-cell office:value-type="string">
            <text:p>Tajin</text:p>
          </table:table-cell>
          <table:table-cell table:formula="of:=[.A154]&amp;[.B154]" office:value-type="string" office:string-value="153Tajin">
            <text:p>153Tajin</text:p>
          </table:table-cell>
          <table:table-cell table:formula="of:=[.A154]&amp;&quot;01&quot;" office:value-type="string" office:string-value="15301">
            <text:p>15301</text:p>
          </table:table-cell>
          <table:table-cell table:formula="of:=[.A154]&amp;&quot;50&quot;" office:value-type="string" office:string-value="15350">
            <text:p>15350</text:p>
          </table:table-cell>
          <table:table-cell table:formula="of:=IF(ISERROR(FIND(&quot;O&quot;;[.B154])); 0;1)" office:value-type="float" office:value="0">
            <text:p>0</text:p>
          </table:table-cell>
          <table:table-cell table:formula="of:=IF(ISERROR(FIND(&quot;I&quot;;[.B154])); 0;1)" office:value-type="float" office:value="0">
            <text:p>0</text:p>
          </table:table-cell>
          <table:table-cell table:formula="of:=IF(ISERROR(FIND(&quot;l&quot;;[.B154])); 0;1)" office:value-type="float" office:value="0">
            <text:p>0</text:p>
          </table:table-cell>
          <table:table-cell table:formula="of:=SUM([.F154:.H15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4</text:p>
          </table:table-cell>
          <table:table-cell office:value-type="string">
            <text:p>HfCKB</text:p>
          </table:table-cell>
          <table:table-cell table:formula="of:=[.A155]&amp;[.B155]" office:value-type="string" office:string-value="154HfCKB">
            <text:p>154HfCKB</text:p>
          </table:table-cell>
          <table:table-cell table:formula="of:=[.A155]&amp;&quot;01&quot;" office:value-type="string" office:string-value="15401">
            <text:p>15401</text:p>
          </table:table-cell>
          <table:table-cell table:formula="of:=[.A155]&amp;&quot;50&quot;" office:value-type="string" office:string-value="15450">
            <text:p>15450</text:p>
          </table:table-cell>
          <table:table-cell table:formula="of:=IF(ISERROR(FIND(&quot;O&quot;;[.B155])); 0;1)" office:value-type="float" office:value="0">
            <text:p>0</text:p>
          </table:table-cell>
          <table:table-cell table:formula="of:=IF(ISERROR(FIND(&quot;I&quot;;[.B155])); 0;1)" office:value-type="float" office:value="0">
            <text:p>0</text:p>
          </table:table-cell>
          <table:table-cell table:formula="of:=IF(ISERROR(FIND(&quot;l&quot;;[.B155])); 0;1)" office:value-type="float" office:value="0">
            <text:p>0</text:p>
          </table:table-cell>
          <table:table-cell table:formula="of:=SUM([.F155:.H15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5</text:p>
          </table:table-cell>
          <table:table-cell office:value-type="string">
            <text:p>WexTj</text:p>
          </table:table-cell>
          <table:table-cell table:formula="of:=[.A156]&amp;[.B156]" office:value-type="string" office:string-value="155WexTj">
            <text:p>155WexTj</text:p>
          </table:table-cell>
          <table:table-cell table:formula="of:=[.A156]&amp;&quot;01&quot;" office:value-type="string" office:string-value="15501">
            <text:p>15501</text:p>
          </table:table-cell>
          <table:table-cell table:formula="of:=[.A156]&amp;&quot;50&quot;" office:value-type="string" office:string-value="15550">
            <text:p>15550</text:p>
          </table:table-cell>
          <table:table-cell table:formula="of:=IF(ISERROR(FIND(&quot;O&quot;;[.B156])); 0;1)" office:value-type="float" office:value="0">
            <text:p>0</text:p>
          </table:table-cell>
          <table:table-cell table:formula="of:=IF(ISERROR(FIND(&quot;I&quot;;[.B156])); 0;1)" office:value-type="float" office:value="0">
            <text:p>0</text:p>
          </table:table-cell>
          <table:table-cell table:formula="of:=IF(ISERROR(FIND(&quot;l&quot;;[.B156])); 0;1)" office:value-type="float" office:value="0">
            <text:p>0</text:p>
          </table:table-cell>
          <table:table-cell table:formula="of:=SUM([.F156:.H15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6</text:p>
          </table:table-cell>
          <table:table-cell office:value-type="string">
            <text:p>jvLGt</text:p>
          </table:table-cell>
          <table:table-cell table:formula="of:=[.A157]&amp;[.B157]" office:value-type="string" office:string-value="156jvLGt">
            <text:p>156jvLGt</text:p>
          </table:table-cell>
          <table:table-cell table:formula="of:=[.A157]&amp;&quot;01&quot;" office:value-type="string" office:string-value="15601">
            <text:p>15601</text:p>
          </table:table-cell>
          <table:table-cell table:formula="of:=[.A157]&amp;&quot;50&quot;" office:value-type="string" office:string-value="15650">
            <text:p>15650</text:p>
          </table:table-cell>
          <table:table-cell table:formula="of:=IF(ISERROR(FIND(&quot;O&quot;;[.B157])); 0;1)" office:value-type="float" office:value="0">
            <text:p>0</text:p>
          </table:table-cell>
          <table:table-cell table:formula="of:=IF(ISERROR(FIND(&quot;I&quot;;[.B157])); 0;1)" office:value-type="float" office:value="0">
            <text:p>0</text:p>
          </table:table-cell>
          <table:table-cell table:formula="of:=IF(ISERROR(FIND(&quot;l&quot;;[.B157])); 0;1)" office:value-type="float" office:value="0">
            <text:p>0</text:p>
          </table:table-cell>
          <table:table-cell table:formula="of:=SUM([.F157:.H15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7</text:p>
          </table:table-cell>
          <table:table-cell office:value-type="string">
            <text:p>fzwji</text:p>
          </table:table-cell>
          <table:table-cell table:formula="of:=[.A158]&amp;[.B158]" office:value-type="string" office:string-value="157fzwji">
            <text:p>157fzwji</text:p>
          </table:table-cell>
          <table:table-cell table:formula="of:=[.A158]&amp;&quot;01&quot;" office:value-type="string" office:string-value="15701">
            <text:p>15701</text:p>
          </table:table-cell>
          <table:table-cell table:formula="of:=[.A158]&amp;&quot;50&quot;" office:value-type="string" office:string-value="15750">
            <text:p>15750</text:p>
          </table:table-cell>
          <table:table-cell table:formula="of:=IF(ISERROR(FIND(&quot;O&quot;;[.B158])); 0;1)" office:value-type="float" office:value="0">
            <text:p>0</text:p>
          </table:table-cell>
          <table:table-cell table:formula="of:=IF(ISERROR(FIND(&quot;I&quot;;[.B158])); 0;1)" office:value-type="float" office:value="0">
            <text:p>0</text:p>
          </table:table-cell>
          <table:table-cell table:formula="of:=IF(ISERROR(FIND(&quot;l&quot;;[.B158])); 0;1)" office:value-type="float" office:value="0">
            <text:p>0</text:p>
          </table:table-cell>
          <table:table-cell table:formula="of:=SUM([.F158:.H15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8</text:p>
          </table:table-cell>
          <table:table-cell office:value-type="string">
            <text:p>CWbZo</text:p>
          </table:table-cell>
          <table:table-cell table:formula="of:=[.A159]&amp;[.B159]" office:value-type="string" office:string-value="158CWbZo">
            <text:p>158CWbZo</text:p>
          </table:table-cell>
          <table:table-cell table:formula="of:=[.A159]&amp;&quot;01&quot;" office:value-type="string" office:string-value="15801">
            <text:p>15801</text:p>
          </table:table-cell>
          <table:table-cell table:formula="of:=[.A159]&amp;&quot;50&quot;" office:value-type="string" office:string-value="15850">
            <text:p>15850</text:p>
          </table:table-cell>
          <table:table-cell table:formula="of:=IF(ISERROR(FIND(&quot;O&quot;;[.B159])); 0;1)" office:value-type="float" office:value="0">
            <text:p>0</text:p>
          </table:table-cell>
          <table:table-cell table:formula="of:=IF(ISERROR(FIND(&quot;I&quot;;[.B159])); 0;1)" office:value-type="float" office:value="0">
            <text:p>0</text:p>
          </table:table-cell>
          <table:table-cell table:formula="of:=IF(ISERROR(FIND(&quot;l&quot;;[.B159])); 0;1)" office:value-type="float" office:value="0">
            <text:p>0</text:p>
          </table:table-cell>
          <table:table-cell table:formula="of:=SUM([.F159:.H15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59</text:p>
          </table:table-cell>
          <table:table-cell office:value-type="string">
            <text:p>aASHB</text:p>
          </table:table-cell>
          <table:table-cell table:formula="of:=[.A160]&amp;[.B160]" office:value-type="string" office:string-value="159aASHB">
            <text:p>159aASHB</text:p>
          </table:table-cell>
          <table:table-cell table:formula="of:=[.A160]&amp;&quot;01&quot;" office:value-type="string" office:string-value="15901">
            <text:p>15901</text:p>
          </table:table-cell>
          <table:table-cell table:formula="of:=[.A160]&amp;&quot;50&quot;" office:value-type="string" office:string-value="15950">
            <text:p>15950</text:p>
          </table:table-cell>
          <table:table-cell table:formula="of:=IF(ISERROR(FIND(&quot;O&quot;;[.B160])); 0;1)" office:value-type="float" office:value="0">
            <text:p>0</text:p>
          </table:table-cell>
          <table:table-cell table:formula="of:=IF(ISERROR(FIND(&quot;I&quot;;[.B160])); 0;1)" office:value-type="float" office:value="0">
            <text:p>0</text:p>
          </table:table-cell>
          <table:table-cell table:formula="of:=IF(ISERROR(FIND(&quot;l&quot;;[.B160])); 0;1)" office:value-type="float" office:value="0">
            <text:p>0</text:p>
          </table:table-cell>
          <table:table-cell table:formula="of:=SUM([.F160:.H16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0</text:p>
          </table:table-cell>
          <table:table-cell office:value-type="string">
            <text:p>RFoiN</text:p>
          </table:table-cell>
          <table:table-cell table:formula="of:=[.A161]&amp;[.B161]" office:value-type="string" office:string-value="160RFoiN">
            <text:p>160RFoiN</text:p>
          </table:table-cell>
          <table:table-cell table:formula="of:=[.A161]&amp;&quot;01&quot;" office:value-type="string" office:string-value="16001">
            <text:p>16001</text:p>
          </table:table-cell>
          <table:table-cell table:formula="of:=[.A161]&amp;&quot;50&quot;" office:value-type="string" office:string-value="16050">
            <text:p>16050</text:p>
          </table:table-cell>
          <table:table-cell table:formula="of:=IF(ISERROR(FIND(&quot;O&quot;;[.B161])); 0;1)" office:value-type="float" office:value="0">
            <text:p>0</text:p>
          </table:table-cell>
          <table:table-cell table:formula="of:=IF(ISERROR(FIND(&quot;I&quot;;[.B161])); 0;1)" office:value-type="float" office:value="0">
            <text:p>0</text:p>
          </table:table-cell>
          <table:table-cell table:formula="of:=IF(ISERROR(FIND(&quot;l&quot;;[.B161])); 0;1)" office:value-type="float" office:value="0">
            <text:p>0</text:p>
          </table:table-cell>
          <table:table-cell table:formula="of:=SUM([.F161:.H16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1</text:p>
          </table:table-cell>
          <table:table-cell office:value-type="string">
            <text:p>VRCPg</text:p>
          </table:table-cell>
          <table:table-cell table:formula="of:=[.A162]&amp;[.B162]" office:value-type="string" office:string-value="161VRCPg">
            <text:p>161VRCPg</text:p>
          </table:table-cell>
          <table:table-cell table:formula="of:=[.A162]&amp;&quot;01&quot;" office:value-type="string" office:string-value="16101">
            <text:p>16101</text:p>
          </table:table-cell>
          <table:table-cell table:formula="of:=[.A162]&amp;&quot;50&quot;" office:value-type="string" office:string-value="16150">
            <text:p>16150</text:p>
          </table:table-cell>
          <table:table-cell table:formula="of:=IF(ISERROR(FIND(&quot;O&quot;;[.B162])); 0;1)" office:value-type="float" office:value="0">
            <text:p>0</text:p>
          </table:table-cell>
          <table:table-cell table:formula="of:=IF(ISERROR(FIND(&quot;I&quot;;[.B162])); 0;1)" office:value-type="float" office:value="0">
            <text:p>0</text:p>
          </table:table-cell>
          <table:table-cell table:formula="of:=IF(ISERROR(FIND(&quot;l&quot;;[.B162])); 0;1)" office:value-type="float" office:value="0">
            <text:p>0</text:p>
          </table:table-cell>
          <table:table-cell table:formula="of:=SUM([.F162:.H16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2</text:p>
          </table:table-cell>
          <table:table-cell office:value-type="string">
            <text:p>TeEZV</text:p>
          </table:table-cell>
          <table:table-cell table:formula="of:=[.A163]&amp;[.B163]" office:value-type="string" office:string-value="162TeEZV">
            <text:p>162TeEZV</text:p>
          </table:table-cell>
          <table:table-cell table:formula="of:=[.A163]&amp;&quot;01&quot;" office:value-type="string" office:string-value="16201">
            <text:p>16201</text:p>
          </table:table-cell>
          <table:table-cell table:formula="of:=[.A163]&amp;&quot;50&quot;" office:value-type="string" office:string-value="16250">
            <text:p>16250</text:p>
          </table:table-cell>
          <table:table-cell table:formula="of:=IF(ISERROR(FIND(&quot;O&quot;;[.B163])); 0;1)" office:value-type="float" office:value="0">
            <text:p>0</text:p>
          </table:table-cell>
          <table:table-cell table:formula="of:=IF(ISERROR(FIND(&quot;I&quot;;[.B163])); 0;1)" office:value-type="float" office:value="0">
            <text:p>0</text:p>
          </table:table-cell>
          <table:table-cell table:formula="of:=IF(ISERROR(FIND(&quot;l&quot;;[.B163])); 0;1)" office:value-type="float" office:value="0">
            <text:p>0</text:p>
          </table:table-cell>
          <table:table-cell table:formula="of:=SUM([.F163:.H16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3</text:p>
          </table:table-cell>
          <table:table-cell office:value-type="string">
            <text:p>qptVL</text:p>
          </table:table-cell>
          <table:table-cell table:formula="of:=[.A164]&amp;[.B164]" office:value-type="string" office:string-value="163qptVL">
            <text:p>163qptVL</text:p>
          </table:table-cell>
          <table:table-cell table:formula="of:=[.A164]&amp;&quot;01&quot;" office:value-type="string" office:string-value="16301">
            <text:p>16301</text:p>
          </table:table-cell>
          <table:table-cell table:formula="of:=[.A164]&amp;&quot;50&quot;" office:value-type="string" office:string-value="16350">
            <text:p>16350</text:p>
          </table:table-cell>
          <table:table-cell table:formula="of:=IF(ISERROR(FIND(&quot;O&quot;;[.B164])); 0;1)" office:value-type="float" office:value="0">
            <text:p>0</text:p>
          </table:table-cell>
          <table:table-cell table:formula="of:=IF(ISERROR(FIND(&quot;I&quot;;[.B164])); 0;1)" office:value-type="float" office:value="0">
            <text:p>0</text:p>
          </table:table-cell>
          <table:table-cell table:formula="of:=IF(ISERROR(FIND(&quot;l&quot;;[.B164])); 0;1)" office:value-type="float" office:value="0">
            <text:p>0</text:p>
          </table:table-cell>
          <table:table-cell table:formula="of:=SUM([.F164:.H16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4</text:p>
          </table:table-cell>
          <table:table-cell office:value-type="string">
            <text:p>dywfa</text:p>
          </table:table-cell>
          <table:table-cell table:formula="of:=[.A165]&amp;[.B165]" office:value-type="string" office:string-value="164dywfa">
            <text:p>164dywfa</text:p>
          </table:table-cell>
          <table:table-cell table:formula="of:=[.A165]&amp;&quot;01&quot;" office:value-type="string" office:string-value="16401">
            <text:p>16401</text:p>
          </table:table-cell>
          <table:table-cell table:formula="of:=[.A165]&amp;&quot;50&quot;" office:value-type="string" office:string-value="16450">
            <text:p>16450</text:p>
          </table:table-cell>
          <table:table-cell table:formula="of:=IF(ISERROR(FIND(&quot;O&quot;;[.B165])); 0;1)" office:value-type="float" office:value="0">
            <text:p>0</text:p>
          </table:table-cell>
          <table:table-cell table:formula="of:=IF(ISERROR(FIND(&quot;I&quot;;[.B165])); 0;1)" office:value-type="float" office:value="0">
            <text:p>0</text:p>
          </table:table-cell>
          <table:table-cell table:formula="of:=IF(ISERROR(FIND(&quot;l&quot;;[.B165])); 0;1)" office:value-type="float" office:value="0">
            <text:p>0</text:p>
          </table:table-cell>
          <table:table-cell table:formula="of:=SUM([.F165:.H16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5</text:p>
          </table:table-cell>
          <table:table-cell office:value-type="string">
            <text:p>eqLRb</text:p>
          </table:table-cell>
          <table:table-cell table:formula="of:=[.A166]&amp;[.B166]" office:value-type="string" office:string-value="165eqLRb">
            <text:p>165eqLRb</text:p>
          </table:table-cell>
          <table:table-cell table:formula="of:=[.A166]&amp;&quot;01&quot;" office:value-type="string" office:string-value="16501">
            <text:p>16501</text:p>
          </table:table-cell>
          <table:table-cell table:formula="of:=[.A166]&amp;&quot;50&quot;" office:value-type="string" office:string-value="16550">
            <text:p>16550</text:p>
          </table:table-cell>
          <table:table-cell table:formula="of:=IF(ISERROR(FIND(&quot;O&quot;;[.B166])); 0;1)" office:value-type="float" office:value="0">
            <text:p>0</text:p>
          </table:table-cell>
          <table:table-cell table:formula="of:=IF(ISERROR(FIND(&quot;I&quot;;[.B166])); 0;1)" office:value-type="float" office:value="0">
            <text:p>0</text:p>
          </table:table-cell>
          <table:table-cell table:formula="of:=IF(ISERROR(FIND(&quot;l&quot;;[.B166])); 0;1)" office:value-type="float" office:value="0">
            <text:p>0</text:p>
          </table:table-cell>
          <table:table-cell table:formula="of:=SUM([.F166:.H16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6</text:p>
          </table:table-cell>
          <table:table-cell office:value-type="string">
            <text:p>buUsK</text:p>
          </table:table-cell>
          <table:table-cell table:formula="of:=[.A167]&amp;[.B167]" office:value-type="string" office:string-value="166buUsK">
            <text:p>166buUsK</text:p>
          </table:table-cell>
          <table:table-cell table:formula="of:=[.A167]&amp;&quot;01&quot;" office:value-type="string" office:string-value="16601">
            <text:p>16601</text:p>
          </table:table-cell>
          <table:table-cell table:formula="of:=[.A167]&amp;&quot;50&quot;" office:value-type="string" office:string-value="16650">
            <text:p>16650</text:p>
          </table:table-cell>
          <table:table-cell table:formula="of:=IF(ISERROR(FIND(&quot;O&quot;;[.B167])); 0;1)" office:value-type="float" office:value="0">
            <text:p>0</text:p>
          </table:table-cell>
          <table:table-cell table:formula="of:=IF(ISERROR(FIND(&quot;I&quot;;[.B167])); 0;1)" office:value-type="float" office:value="0">
            <text:p>0</text:p>
          </table:table-cell>
          <table:table-cell table:formula="of:=IF(ISERROR(FIND(&quot;l&quot;;[.B167])); 0;1)" office:value-type="float" office:value="0">
            <text:p>0</text:p>
          </table:table-cell>
          <table:table-cell table:formula="of:=SUM([.F167:.H16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7</text:p>
          </table:table-cell>
          <table:table-cell office:value-type="string">
            <text:p>GcSBo</text:p>
          </table:table-cell>
          <table:table-cell table:formula="of:=[.A168]&amp;[.B168]" office:value-type="string" office:string-value="167GcSBo">
            <text:p>167GcSBo</text:p>
          </table:table-cell>
          <table:table-cell table:formula="of:=[.A168]&amp;&quot;01&quot;" office:value-type="string" office:string-value="16701">
            <text:p>16701</text:p>
          </table:table-cell>
          <table:table-cell table:formula="of:=[.A168]&amp;&quot;50&quot;" office:value-type="string" office:string-value="16750">
            <text:p>16750</text:p>
          </table:table-cell>
          <table:table-cell table:formula="of:=IF(ISERROR(FIND(&quot;O&quot;;[.B168])); 0;1)" office:value-type="float" office:value="0">
            <text:p>0</text:p>
          </table:table-cell>
          <table:table-cell table:formula="of:=IF(ISERROR(FIND(&quot;I&quot;;[.B168])); 0;1)" office:value-type="float" office:value="0">
            <text:p>0</text:p>
          </table:table-cell>
          <table:table-cell table:formula="of:=IF(ISERROR(FIND(&quot;l&quot;;[.B168])); 0;1)" office:value-type="float" office:value="0">
            <text:p>0</text:p>
          </table:table-cell>
          <table:table-cell table:formula="of:=SUM([.F168:.H16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8</text:p>
          </table:table-cell>
          <table:table-cell office:value-type="string">
            <text:p>txkoE</text:p>
          </table:table-cell>
          <table:table-cell table:formula="of:=[.A169]&amp;[.B169]" office:value-type="string" office:string-value="168txkoE">
            <text:p>168txkoE</text:p>
          </table:table-cell>
          <table:table-cell table:formula="of:=[.A169]&amp;&quot;01&quot;" office:value-type="string" office:string-value="16801">
            <text:p>16801</text:p>
          </table:table-cell>
          <table:table-cell table:formula="of:=[.A169]&amp;&quot;50&quot;" office:value-type="string" office:string-value="16850">
            <text:p>16850</text:p>
          </table:table-cell>
          <table:table-cell table:formula="of:=IF(ISERROR(FIND(&quot;O&quot;;[.B169])); 0;1)" office:value-type="float" office:value="0">
            <text:p>0</text:p>
          </table:table-cell>
          <table:table-cell table:formula="of:=IF(ISERROR(FIND(&quot;I&quot;;[.B169])); 0;1)" office:value-type="float" office:value="0">
            <text:p>0</text:p>
          </table:table-cell>
          <table:table-cell table:formula="of:=IF(ISERROR(FIND(&quot;l&quot;;[.B169])); 0;1)" office:value-type="float" office:value="0">
            <text:p>0</text:p>
          </table:table-cell>
          <table:table-cell table:formula="of:=SUM([.F169:.H16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69</text:p>
          </table:table-cell>
          <table:table-cell office:value-type="string">
            <text:p>XFVoJ</text:p>
          </table:table-cell>
          <table:table-cell table:formula="of:=[.A170]&amp;[.B170]" office:value-type="string" office:string-value="169XFVoJ">
            <text:p>169XFVoJ</text:p>
          </table:table-cell>
          <table:table-cell table:formula="of:=[.A170]&amp;&quot;01&quot;" office:value-type="string" office:string-value="16901">
            <text:p>16901</text:p>
          </table:table-cell>
          <table:table-cell table:formula="of:=[.A170]&amp;&quot;50&quot;" office:value-type="string" office:string-value="16950">
            <text:p>16950</text:p>
          </table:table-cell>
          <table:table-cell table:formula="of:=IF(ISERROR(FIND(&quot;O&quot;;[.B170])); 0;1)" office:value-type="float" office:value="0">
            <text:p>0</text:p>
          </table:table-cell>
          <table:table-cell table:formula="of:=IF(ISERROR(FIND(&quot;I&quot;;[.B170])); 0;1)" office:value-type="float" office:value="0">
            <text:p>0</text:p>
          </table:table-cell>
          <table:table-cell table:formula="of:=IF(ISERROR(FIND(&quot;l&quot;;[.B170])); 0;1)" office:value-type="float" office:value="0">
            <text:p>0</text:p>
          </table:table-cell>
          <table:table-cell table:formula="of:=SUM([.F170:.H17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0</text:p>
          </table:table-cell>
          <table:table-cell office:value-type="string">
            <text:p>fntVG</text:p>
          </table:table-cell>
          <table:table-cell table:formula="of:=[.A171]&amp;[.B171]" office:value-type="string" office:string-value="170fntVG">
            <text:p>170fntVG</text:p>
          </table:table-cell>
          <table:table-cell table:formula="of:=[.A171]&amp;&quot;01&quot;" office:value-type="string" office:string-value="17001">
            <text:p>17001</text:p>
          </table:table-cell>
          <table:table-cell table:formula="of:=[.A171]&amp;&quot;50&quot;" office:value-type="string" office:string-value="17050">
            <text:p>17050</text:p>
          </table:table-cell>
          <table:table-cell table:formula="of:=IF(ISERROR(FIND(&quot;O&quot;;[.B171])); 0;1)" office:value-type="float" office:value="0">
            <text:p>0</text:p>
          </table:table-cell>
          <table:table-cell table:formula="of:=IF(ISERROR(FIND(&quot;I&quot;;[.B171])); 0;1)" office:value-type="float" office:value="0">
            <text:p>0</text:p>
          </table:table-cell>
          <table:table-cell table:formula="of:=IF(ISERROR(FIND(&quot;l&quot;;[.B171])); 0;1)" office:value-type="float" office:value="0">
            <text:p>0</text:p>
          </table:table-cell>
          <table:table-cell table:formula="of:=SUM([.F171:.H17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1</text:p>
          </table:table-cell>
          <table:table-cell office:value-type="string">
            <text:p>cZogj</text:p>
          </table:table-cell>
          <table:table-cell table:formula="of:=[.A172]&amp;[.B172]" office:value-type="string" office:string-value="171cZogj">
            <text:p>171cZogj</text:p>
          </table:table-cell>
          <table:table-cell table:formula="of:=[.A172]&amp;&quot;01&quot;" office:value-type="string" office:string-value="17101">
            <text:p>17101</text:p>
          </table:table-cell>
          <table:table-cell table:formula="of:=[.A172]&amp;&quot;50&quot;" office:value-type="string" office:string-value="17150">
            <text:p>17150</text:p>
          </table:table-cell>
          <table:table-cell table:formula="of:=IF(ISERROR(FIND(&quot;O&quot;;[.B172])); 0;1)" office:value-type="float" office:value="0">
            <text:p>0</text:p>
          </table:table-cell>
          <table:table-cell table:formula="of:=IF(ISERROR(FIND(&quot;I&quot;;[.B172])); 0;1)" office:value-type="float" office:value="0">
            <text:p>0</text:p>
          </table:table-cell>
          <table:table-cell table:formula="of:=IF(ISERROR(FIND(&quot;l&quot;;[.B172])); 0;1)" office:value-type="float" office:value="0">
            <text:p>0</text:p>
          </table:table-cell>
          <table:table-cell table:formula="of:=SUM([.F172:.H17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2</text:p>
          </table:table-cell>
          <table:table-cell office:value-type="string">
            <text:p>ycaRm</text:p>
          </table:table-cell>
          <table:table-cell table:formula="of:=[.A173]&amp;[.B173]" office:value-type="string" office:string-value="172ycaRm">
            <text:p>172ycaRm</text:p>
          </table:table-cell>
          <table:table-cell table:formula="of:=[.A173]&amp;&quot;01&quot;" office:value-type="string" office:string-value="17201">
            <text:p>17201</text:p>
          </table:table-cell>
          <table:table-cell table:formula="of:=[.A173]&amp;&quot;50&quot;" office:value-type="string" office:string-value="17250">
            <text:p>17250</text:p>
          </table:table-cell>
          <table:table-cell table:formula="of:=IF(ISERROR(FIND(&quot;O&quot;;[.B173])); 0;1)" office:value-type="float" office:value="0">
            <text:p>0</text:p>
          </table:table-cell>
          <table:table-cell table:formula="of:=IF(ISERROR(FIND(&quot;I&quot;;[.B173])); 0;1)" office:value-type="float" office:value="0">
            <text:p>0</text:p>
          </table:table-cell>
          <table:table-cell table:formula="of:=IF(ISERROR(FIND(&quot;l&quot;;[.B173])); 0;1)" office:value-type="float" office:value="0">
            <text:p>0</text:p>
          </table:table-cell>
          <table:table-cell table:formula="of:=SUM([.F173:.H17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3</text:p>
          </table:table-cell>
          <table:table-cell office:value-type="string">
            <text:p>brnTz</text:p>
          </table:table-cell>
          <table:table-cell table:formula="of:=[.A174]&amp;[.B174]" office:value-type="string" office:string-value="173brnTz">
            <text:p>173brnTz</text:p>
          </table:table-cell>
          <table:table-cell table:formula="of:=[.A174]&amp;&quot;01&quot;" office:value-type="string" office:string-value="17301">
            <text:p>17301</text:p>
          </table:table-cell>
          <table:table-cell table:formula="of:=[.A174]&amp;&quot;50&quot;" office:value-type="string" office:string-value="17350">
            <text:p>17350</text:p>
          </table:table-cell>
          <table:table-cell table:formula="of:=IF(ISERROR(FIND(&quot;O&quot;;[.B174])); 0;1)" office:value-type="float" office:value="0">
            <text:p>0</text:p>
          </table:table-cell>
          <table:table-cell table:formula="of:=IF(ISERROR(FIND(&quot;I&quot;;[.B174])); 0;1)" office:value-type="float" office:value="0">
            <text:p>0</text:p>
          </table:table-cell>
          <table:table-cell table:formula="of:=IF(ISERROR(FIND(&quot;l&quot;;[.B174])); 0;1)" office:value-type="float" office:value="0">
            <text:p>0</text:p>
          </table:table-cell>
          <table:table-cell table:formula="of:=SUM([.F174:.H17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4</text:p>
          </table:table-cell>
          <table:table-cell office:value-type="string">
            <text:p>fxmjJ</text:p>
          </table:table-cell>
          <table:table-cell table:formula="of:=[.A175]&amp;[.B175]" office:value-type="string" office:string-value="174fxmjJ">
            <text:p>174fxmjJ</text:p>
          </table:table-cell>
          <table:table-cell table:formula="of:=[.A175]&amp;&quot;01&quot;" office:value-type="string" office:string-value="17401">
            <text:p>17401</text:p>
          </table:table-cell>
          <table:table-cell table:formula="of:=[.A175]&amp;&quot;50&quot;" office:value-type="string" office:string-value="17450">
            <text:p>17450</text:p>
          </table:table-cell>
          <table:table-cell table:formula="of:=IF(ISERROR(FIND(&quot;O&quot;;[.B175])); 0;1)" office:value-type="float" office:value="0">
            <text:p>0</text:p>
          </table:table-cell>
          <table:table-cell table:formula="of:=IF(ISERROR(FIND(&quot;I&quot;;[.B175])); 0;1)" office:value-type="float" office:value="0">
            <text:p>0</text:p>
          </table:table-cell>
          <table:table-cell table:formula="of:=IF(ISERROR(FIND(&quot;l&quot;;[.B175])); 0;1)" office:value-type="float" office:value="0">
            <text:p>0</text:p>
          </table:table-cell>
          <table:table-cell table:formula="of:=SUM([.F175:.H17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5</text:p>
          </table:table-cell>
          <table:table-cell office:value-type="string">
            <text:p>tMhGK</text:p>
          </table:table-cell>
          <table:table-cell table:formula="of:=[.A176]&amp;[.B176]" office:value-type="string" office:string-value="175tMhGK">
            <text:p>175tMhGK</text:p>
          </table:table-cell>
          <table:table-cell table:formula="of:=[.A176]&amp;&quot;01&quot;" office:value-type="string" office:string-value="17501">
            <text:p>17501</text:p>
          </table:table-cell>
          <table:table-cell table:formula="of:=[.A176]&amp;&quot;50&quot;" office:value-type="string" office:string-value="17550">
            <text:p>17550</text:p>
          </table:table-cell>
          <table:table-cell table:formula="of:=IF(ISERROR(FIND(&quot;O&quot;;[.B176])); 0;1)" office:value-type="float" office:value="0">
            <text:p>0</text:p>
          </table:table-cell>
          <table:table-cell table:formula="of:=IF(ISERROR(FIND(&quot;I&quot;;[.B176])); 0;1)" office:value-type="float" office:value="0">
            <text:p>0</text:p>
          </table:table-cell>
          <table:table-cell table:formula="of:=IF(ISERROR(FIND(&quot;l&quot;;[.B176])); 0;1)" office:value-type="float" office:value="0">
            <text:p>0</text:p>
          </table:table-cell>
          <table:table-cell table:formula="of:=SUM([.F176:.H17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6</text:p>
          </table:table-cell>
          <table:table-cell office:value-type="string">
            <text:p>vKQCd</text:p>
          </table:table-cell>
          <table:table-cell table:formula="of:=[.A177]&amp;[.B177]" office:value-type="string" office:string-value="176vKQCd">
            <text:p>176vKQCd</text:p>
          </table:table-cell>
          <table:table-cell table:formula="of:=[.A177]&amp;&quot;01&quot;" office:value-type="string" office:string-value="17601">
            <text:p>17601</text:p>
          </table:table-cell>
          <table:table-cell table:formula="of:=[.A177]&amp;&quot;50&quot;" office:value-type="string" office:string-value="17650">
            <text:p>17650</text:p>
          </table:table-cell>
          <table:table-cell table:formula="of:=IF(ISERROR(FIND(&quot;O&quot;;[.B177])); 0;1)" office:value-type="float" office:value="0">
            <text:p>0</text:p>
          </table:table-cell>
          <table:table-cell table:formula="of:=IF(ISERROR(FIND(&quot;I&quot;;[.B177])); 0;1)" office:value-type="float" office:value="0">
            <text:p>0</text:p>
          </table:table-cell>
          <table:table-cell table:formula="of:=IF(ISERROR(FIND(&quot;l&quot;;[.B177])); 0;1)" office:value-type="float" office:value="0">
            <text:p>0</text:p>
          </table:table-cell>
          <table:table-cell table:formula="of:=SUM([.F177:.H17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7</text:p>
          </table:table-cell>
          <table:table-cell office:value-type="string">
            <text:p>HSSwd</text:p>
          </table:table-cell>
          <table:table-cell table:formula="of:=[.A178]&amp;[.B178]" office:value-type="string" office:string-value="177HSSwd">
            <text:p>177HSSwd</text:p>
          </table:table-cell>
          <table:table-cell table:formula="of:=[.A178]&amp;&quot;01&quot;" office:value-type="string" office:string-value="17701">
            <text:p>17701</text:p>
          </table:table-cell>
          <table:table-cell table:formula="of:=[.A178]&amp;&quot;50&quot;" office:value-type="string" office:string-value="17750">
            <text:p>17750</text:p>
          </table:table-cell>
          <table:table-cell table:formula="of:=IF(ISERROR(FIND(&quot;O&quot;;[.B178])); 0;1)" office:value-type="float" office:value="0">
            <text:p>0</text:p>
          </table:table-cell>
          <table:table-cell table:formula="of:=IF(ISERROR(FIND(&quot;I&quot;;[.B178])); 0;1)" office:value-type="float" office:value="0">
            <text:p>0</text:p>
          </table:table-cell>
          <table:table-cell table:formula="of:=IF(ISERROR(FIND(&quot;l&quot;;[.B178])); 0;1)" office:value-type="float" office:value="0">
            <text:p>0</text:p>
          </table:table-cell>
          <table:table-cell table:formula="of:=SUM([.F178:.H17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8</text:p>
          </table:table-cell>
          <table:table-cell office:value-type="string">
            <text:p>YioJQ</text:p>
          </table:table-cell>
          <table:table-cell table:formula="of:=[.A179]&amp;[.B179]" office:value-type="string" office:string-value="178YioJQ">
            <text:p>178YioJQ</text:p>
          </table:table-cell>
          <table:table-cell table:formula="of:=[.A179]&amp;&quot;01&quot;" office:value-type="string" office:string-value="17801">
            <text:p>17801</text:p>
          </table:table-cell>
          <table:table-cell table:formula="of:=[.A179]&amp;&quot;50&quot;" office:value-type="string" office:string-value="17850">
            <text:p>17850</text:p>
          </table:table-cell>
          <table:table-cell table:formula="of:=IF(ISERROR(FIND(&quot;O&quot;;[.B179])); 0;1)" office:value-type="float" office:value="0">
            <text:p>0</text:p>
          </table:table-cell>
          <table:table-cell table:formula="of:=IF(ISERROR(FIND(&quot;I&quot;;[.B179])); 0;1)" office:value-type="float" office:value="0">
            <text:p>0</text:p>
          </table:table-cell>
          <table:table-cell table:formula="of:=IF(ISERROR(FIND(&quot;l&quot;;[.B179])); 0;1)" office:value-type="float" office:value="0">
            <text:p>0</text:p>
          </table:table-cell>
          <table:table-cell table:formula="of:=SUM([.F179:.H17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79</text:p>
          </table:table-cell>
          <table:table-cell office:value-type="string">
            <text:p>LctFh</text:p>
          </table:table-cell>
          <table:table-cell table:formula="of:=[.A180]&amp;[.B180]" office:value-type="string" office:string-value="179LctFh">
            <text:p>179LctFh</text:p>
          </table:table-cell>
          <table:table-cell table:formula="of:=[.A180]&amp;&quot;01&quot;" office:value-type="string" office:string-value="17901">
            <text:p>17901</text:p>
          </table:table-cell>
          <table:table-cell table:formula="of:=[.A180]&amp;&quot;50&quot;" office:value-type="string" office:string-value="17950">
            <text:p>17950</text:p>
          </table:table-cell>
          <table:table-cell table:formula="of:=IF(ISERROR(FIND(&quot;O&quot;;[.B180])); 0;1)" office:value-type="float" office:value="0">
            <text:p>0</text:p>
          </table:table-cell>
          <table:table-cell table:formula="of:=IF(ISERROR(FIND(&quot;I&quot;;[.B180])); 0;1)" office:value-type="float" office:value="0">
            <text:p>0</text:p>
          </table:table-cell>
          <table:table-cell table:formula="of:=IF(ISERROR(FIND(&quot;l&quot;;[.B180])); 0;1)" office:value-type="float" office:value="0">
            <text:p>0</text:p>
          </table:table-cell>
          <table:table-cell table:formula="of:=SUM([.F180:.H18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0</text:p>
          </table:table-cell>
          <table:table-cell office:value-type="string">
            <text:p>UfdhJ</text:p>
          </table:table-cell>
          <table:table-cell table:formula="of:=[.A181]&amp;[.B181]" office:value-type="string" office:string-value="180UfdhJ">
            <text:p>180UfdhJ</text:p>
          </table:table-cell>
          <table:table-cell table:formula="of:=[.A181]&amp;&quot;01&quot;" office:value-type="string" office:string-value="18001">
            <text:p>18001</text:p>
          </table:table-cell>
          <table:table-cell table:formula="of:=[.A181]&amp;&quot;50&quot;" office:value-type="string" office:string-value="18050">
            <text:p>18050</text:p>
          </table:table-cell>
          <table:table-cell table:formula="of:=IF(ISERROR(FIND(&quot;O&quot;;[.B181])); 0;1)" office:value-type="float" office:value="0">
            <text:p>0</text:p>
          </table:table-cell>
          <table:table-cell table:formula="of:=IF(ISERROR(FIND(&quot;I&quot;;[.B181])); 0;1)" office:value-type="float" office:value="0">
            <text:p>0</text:p>
          </table:table-cell>
          <table:table-cell table:formula="of:=IF(ISERROR(FIND(&quot;l&quot;;[.B181])); 0;1)" office:value-type="float" office:value="0">
            <text:p>0</text:p>
          </table:table-cell>
          <table:table-cell table:formula="of:=SUM([.F181:.H18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1</text:p>
          </table:table-cell>
          <table:table-cell office:value-type="string">
            <text:p>RTtYt</text:p>
          </table:table-cell>
          <table:table-cell table:formula="of:=[.A182]&amp;[.B182]" office:value-type="string" office:string-value="181RTtYt">
            <text:p>181RTtYt</text:p>
          </table:table-cell>
          <table:table-cell table:formula="of:=[.A182]&amp;&quot;01&quot;" office:value-type="string" office:string-value="18101">
            <text:p>18101</text:p>
          </table:table-cell>
          <table:table-cell table:formula="of:=[.A182]&amp;&quot;50&quot;" office:value-type="string" office:string-value="18150">
            <text:p>18150</text:p>
          </table:table-cell>
          <table:table-cell table:formula="of:=IF(ISERROR(FIND(&quot;O&quot;;[.B182])); 0;1)" office:value-type="float" office:value="0">
            <text:p>0</text:p>
          </table:table-cell>
          <table:table-cell table:formula="of:=IF(ISERROR(FIND(&quot;I&quot;;[.B182])); 0;1)" office:value-type="float" office:value="0">
            <text:p>0</text:p>
          </table:table-cell>
          <table:table-cell table:formula="of:=IF(ISERROR(FIND(&quot;l&quot;;[.B182])); 0;1)" office:value-type="float" office:value="0">
            <text:p>0</text:p>
          </table:table-cell>
          <table:table-cell table:formula="of:=SUM([.F182:.H18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2</text:p>
          </table:table-cell>
          <table:table-cell office:value-type="string">
            <text:p>GFpAo</text:p>
          </table:table-cell>
          <table:table-cell table:formula="of:=[.A183]&amp;[.B183]" office:value-type="string" office:string-value="182GFpAo">
            <text:p>182GFpAo</text:p>
          </table:table-cell>
          <table:table-cell table:formula="of:=[.A183]&amp;&quot;01&quot;" office:value-type="string" office:string-value="18201">
            <text:p>18201</text:p>
          </table:table-cell>
          <table:table-cell table:formula="of:=[.A183]&amp;&quot;50&quot;" office:value-type="string" office:string-value="18250">
            <text:p>18250</text:p>
          </table:table-cell>
          <table:table-cell table:formula="of:=IF(ISERROR(FIND(&quot;O&quot;;[.B183])); 0;1)" office:value-type="float" office:value="0">
            <text:p>0</text:p>
          </table:table-cell>
          <table:table-cell table:formula="of:=IF(ISERROR(FIND(&quot;I&quot;;[.B183])); 0;1)" office:value-type="float" office:value="0">
            <text:p>0</text:p>
          </table:table-cell>
          <table:table-cell table:formula="of:=IF(ISERROR(FIND(&quot;l&quot;;[.B183])); 0;1)" office:value-type="float" office:value="0">
            <text:p>0</text:p>
          </table:table-cell>
          <table:table-cell table:formula="of:=SUM([.F183:.H18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3</text:p>
          </table:table-cell>
          <table:table-cell office:value-type="string">
            <text:p>gxGkN</text:p>
          </table:table-cell>
          <table:table-cell table:formula="of:=[.A184]&amp;[.B184]" office:value-type="string" office:string-value="183gxGkN">
            <text:p>183gxGkN</text:p>
          </table:table-cell>
          <table:table-cell table:formula="of:=[.A184]&amp;&quot;01&quot;" office:value-type="string" office:string-value="18301">
            <text:p>18301</text:p>
          </table:table-cell>
          <table:table-cell table:formula="of:=[.A184]&amp;&quot;50&quot;" office:value-type="string" office:string-value="18350">
            <text:p>18350</text:p>
          </table:table-cell>
          <table:table-cell table:formula="of:=IF(ISERROR(FIND(&quot;O&quot;;[.B184])); 0;1)" office:value-type="float" office:value="0">
            <text:p>0</text:p>
          </table:table-cell>
          <table:table-cell table:formula="of:=IF(ISERROR(FIND(&quot;I&quot;;[.B184])); 0;1)" office:value-type="float" office:value="0">
            <text:p>0</text:p>
          </table:table-cell>
          <table:table-cell table:formula="of:=IF(ISERROR(FIND(&quot;l&quot;;[.B184])); 0;1)" office:value-type="float" office:value="0">
            <text:p>0</text:p>
          </table:table-cell>
          <table:table-cell table:formula="of:=SUM([.F184:.H18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4</text:p>
          </table:table-cell>
          <table:table-cell office:value-type="string">
            <text:p>KWTWf</text:p>
          </table:table-cell>
          <table:table-cell table:formula="of:=[.A185]&amp;[.B185]" office:value-type="string" office:string-value="184KWTWf">
            <text:p>184KWTWf</text:p>
          </table:table-cell>
          <table:table-cell table:formula="of:=[.A185]&amp;&quot;01&quot;" office:value-type="string" office:string-value="18401">
            <text:p>18401</text:p>
          </table:table-cell>
          <table:table-cell table:formula="of:=[.A185]&amp;&quot;50&quot;" office:value-type="string" office:string-value="18450">
            <text:p>18450</text:p>
          </table:table-cell>
          <table:table-cell table:formula="of:=IF(ISERROR(FIND(&quot;O&quot;;[.B185])); 0;1)" office:value-type="float" office:value="0">
            <text:p>0</text:p>
          </table:table-cell>
          <table:table-cell table:formula="of:=IF(ISERROR(FIND(&quot;I&quot;;[.B185])); 0;1)" office:value-type="float" office:value="0">
            <text:p>0</text:p>
          </table:table-cell>
          <table:table-cell table:formula="of:=IF(ISERROR(FIND(&quot;l&quot;;[.B185])); 0;1)" office:value-type="float" office:value="0">
            <text:p>0</text:p>
          </table:table-cell>
          <table:table-cell table:formula="of:=SUM([.F185:.H18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5</text:p>
          </table:table-cell>
          <table:table-cell office:value-type="string">
            <text:p>UswbR</text:p>
          </table:table-cell>
          <table:table-cell table:formula="of:=[.A186]&amp;[.B186]" office:value-type="string" office:string-value="185UswbR">
            <text:p>185UswbR</text:p>
          </table:table-cell>
          <table:table-cell table:formula="of:=[.A186]&amp;&quot;01&quot;" office:value-type="string" office:string-value="18501">
            <text:p>18501</text:p>
          </table:table-cell>
          <table:table-cell table:formula="of:=[.A186]&amp;&quot;50&quot;" office:value-type="string" office:string-value="18550">
            <text:p>18550</text:p>
          </table:table-cell>
          <table:table-cell table:formula="of:=IF(ISERROR(FIND(&quot;O&quot;;[.B186])); 0;1)" office:value-type="float" office:value="0">
            <text:p>0</text:p>
          </table:table-cell>
          <table:table-cell table:formula="of:=IF(ISERROR(FIND(&quot;I&quot;;[.B186])); 0;1)" office:value-type="float" office:value="0">
            <text:p>0</text:p>
          </table:table-cell>
          <table:table-cell table:formula="of:=IF(ISERROR(FIND(&quot;l&quot;;[.B186])); 0;1)" office:value-type="float" office:value="0">
            <text:p>0</text:p>
          </table:table-cell>
          <table:table-cell table:formula="of:=SUM([.F186:.H18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6</text:p>
          </table:table-cell>
          <table:table-cell office:value-type="string">
            <text:p>KgxoN</text:p>
          </table:table-cell>
          <table:table-cell table:formula="of:=[.A187]&amp;[.B187]" office:value-type="string" office:string-value="186KgxoN">
            <text:p>186KgxoN</text:p>
          </table:table-cell>
          <table:table-cell table:formula="of:=[.A187]&amp;&quot;01&quot;" office:value-type="string" office:string-value="18601">
            <text:p>18601</text:p>
          </table:table-cell>
          <table:table-cell table:formula="of:=[.A187]&amp;&quot;50&quot;" office:value-type="string" office:string-value="18650">
            <text:p>18650</text:p>
          </table:table-cell>
          <table:table-cell table:formula="of:=IF(ISERROR(FIND(&quot;O&quot;;[.B187])); 0;1)" office:value-type="float" office:value="0">
            <text:p>0</text:p>
          </table:table-cell>
          <table:table-cell table:formula="of:=IF(ISERROR(FIND(&quot;I&quot;;[.B187])); 0;1)" office:value-type="float" office:value="0">
            <text:p>0</text:p>
          </table:table-cell>
          <table:table-cell table:formula="of:=IF(ISERROR(FIND(&quot;l&quot;;[.B187])); 0;1)" office:value-type="float" office:value="0">
            <text:p>0</text:p>
          </table:table-cell>
          <table:table-cell table:formula="of:=SUM([.F187:.H18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7</text:p>
          </table:table-cell>
          <table:table-cell office:value-type="string">
            <text:p>eJEtf</text:p>
          </table:table-cell>
          <table:table-cell table:formula="of:=[.A188]&amp;[.B188]" office:value-type="string" office:string-value="187eJEtf">
            <text:p>187eJEtf</text:p>
          </table:table-cell>
          <table:table-cell table:formula="of:=[.A188]&amp;&quot;01&quot;" office:value-type="string" office:string-value="18701">
            <text:p>18701</text:p>
          </table:table-cell>
          <table:table-cell table:formula="of:=[.A188]&amp;&quot;50&quot;" office:value-type="string" office:string-value="18750">
            <text:p>18750</text:p>
          </table:table-cell>
          <table:table-cell table:formula="of:=IF(ISERROR(FIND(&quot;O&quot;;[.B188])); 0;1)" office:value-type="float" office:value="0">
            <text:p>0</text:p>
          </table:table-cell>
          <table:table-cell table:formula="of:=IF(ISERROR(FIND(&quot;I&quot;;[.B188])); 0;1)" office:value-type="float" office:value="0">
            <text:p>0</text:p>
          </table:table-cell>
          <table:table-cell table:formula="of:=IF(ISERROR(FIND(&quot;l&quot;;[.B188])); 0;1)" office:value-type="float" office:value="0">
            <text:p>0</text:p>
          </table:table-cell>
          <table:table-cell table:formula="of:=SUM([.F188:.H18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8</text:p>
          </table:table-cell>
          <table:table-cell office:value-type="string">
            <text:p>xeJqY</text:p>
          </table:table-cell>
          <table:table-cell table:formula="of:=[.A189]&amp;[.B189]" office:value-type="string" office:string-value="188xeJqY">
            <text:p>188xeJqY</text:p>
          </table:table-cell>
          <table:table-cell table:formula="of:=[.A189]&amp;&quot;01&quot;" office:value-type="string" office:string-value="18801">
            <text:p>18801</text:p>
          </table:table-cell>
          <table:table-cell table:formula="of:=[.A189]&amp;&quot;50&quot;" office:value-type="string" office:string-value="18850">
            <text:p>18850</text:p>
          </table:table-cell>
          <table:table-cell table:formula="of:=IF(ISERROR(FIND(&quot;O&quot;;[.B189])); 0;1)" office:value-type="float" office:value="0">
            <text:p>0</text:p>
          </table:table-cell>
          <table:table-cell table:formula="of:=IF(ISERROR(FIND(&quot;I&quot;;[.B189])); 0;1)" office:value-type="float" office:value="0">
            <text:p>0</text:p>
          </table:table-cell>
          <table:table-cell table:formula="of:=IF(ISERROR(FIND(&quot;l&quot;;[.B189])); 0;1)" office:value-type="float" office:value="0">
            <text:p>0</text:p>
          </table:table-cell>
          <table:table-cell table:formula="of:=SUM([.F189:.H18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89</text:p>
          </table:table-cell>
          <table:table-cell office:value-type="string">
            <text:p>bgRGZ</text:p>
          </table:table-cell>
          <table:table-cell table:formula="of:=[.A190]&amp;[.B190]" office:value-type="string" office:string-value="189bgRGZ">
            <text:p>189bgRGZ</text:p>
          </table:table-cell>
          <table:table-cell table:formula="of:=[.A190]&amp;&quot;01&quot;" office:value-type="string" office:string-value="18901">
            <text:p>18901</text:p>
          </table:table-cell>
          <table:table-cell table:formula="of:=[.A190]&amp;&quot;50&quot;" office:value-type="string" office:string-value="18950">
            <text:p>18950</text:p>
          </table:table-cell>
          <table:table-cell table:formula="of:=IF(ISERROR(FIND(&quot;O&quot;;[.B190])); 0;1)" office:value-type="float" office:value="0">
            <text:p>0</text:p>
          </table:table-cell>
          <table:table-cell table:formula="of:=IF(ISERROR(FIND(&quot;I&quot;;[.B190])); 0;1)" office:value-type="float" office:value="0">
            <text:p>0</text:p>
          </table:table-cell>
          <table:table-cell table:formula="of:=IF(ISERROR(FIND(&quot;l&quot;;[.B190])); 0;1)" office:value-type="float" office:value="0">
            <text:p>0</text:p>
          </table:table-cell>
          <table:table-cell table:formula="of:=SUM([.F190:.H19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0</text:p>
          </table:table-cell>
          <table:table-cell office:value-type="string">
            <text:p>Edwgz</text:p>
          </table:table-cell>
          <table:table-cell table:formula="of:=[.A191]&amp;[.B191]" office:value-type="string" office:string-value="190Edwgz">
            <text:p>190Edwgz</text:p>
          </table:table-cell>
          <table:table-cell table:formula="of:=[.A191]&amp;&quot;01&quot;" office:value-type="string" office:string-value="19001">
            <text:p>19001</text:p>
          </table:table-cell>
          <table:table-cell table:formula="of:=[.A191]&amp;&quot;50&quot;" office:value-type="string" office:string-value="19050">
            <text:p>19050</text:p>
          </table:table-cell>
          <table:table-cell table:formula="of:=IF(ISERROR(FIND(&quot;O&quot;;[.B191])); 0;1)" office:value-type="float" office:value="0">
            <text:p>0</text:p>
          </table:table-cell>
          <table:table-cell table:formula="of:=IF(ISERROR(FIND(&quot;I&quot;;[.B191])); 0;1)" office:value-type="float" office:value="0">
            <text:p>0</text:p>
          </table:table-cell>
          <table:table-cell table:formula="of:=IF(ISERROR(FIND(&quot;l&quot;;[.B191])); 0;1)" office:value-type="float" office:value="0">
            <text:p>0</text:p>
          </table:table-cell>
          <table:table-cell table:formula="of:=SUM([.F191:.H19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1</text:p>
          </table:table-cell>
          <table:table-cell office:value-type="string">
            <text:p>woVdU</text:p>
          </table:table-cell>
          <table:table-cell table:formula="of:=[.A192]&amp;[.B192]" office:value-type="string" office:string-value="191woVdU">
            <text:p>191woVdU</text:p>
          </table:table-cell>
          <table:table-cell table:formula="of:=[.A192]&amp;&quot;01&quot;" office:value-type="string" office:string-value="19101">
            <text:p>19101</text:p>
          </table:table-cell>
          <table:table-cell table:formula="of:=[.A192]&amp;&quot;50&quot;" office:value-type="string" office:string-value="19150">
            <text:p>19150</text:p>
          </table:table-cell>
          <table:table-cell table:formula="of:=IF(ISERROR(FIND(&quot;O&quot;;[.B192])); 0;1)" office:value-type="float" office:value="0">
            <text:p>0</text:p>
          </table:table-cell>
          <table:table-cell table:formula="of:=IF(ISERROR(FIND(&quot;I&quot;;[.B192])); 0;1)" office:value-type="float" office:value="0">
            <text:p>0</text:p>
          </table:table-cell>
          <table:table-cell table:formula="of:=IF(ISERROR(FIND(&quot;l&quot;;[.B192])); 0;1)" office:value-type="float" office:value="0">
            <text:p>0</text:p>
          </table:table-cell>
          <table:table-cell table:formula="of:=SUM([.F192:.H19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2</text:p>
          </table:table-cell>
          <table:table-cell office:value-type="string">
            <text:p>yTnXm</text:p>
          </table:table-cell>
          <table:table-cell table:formula="of:=[.A193]&amp;[.B193]" office:value-type="string" office:string-value="192yTnXm">
            <text:p>192yTnXm</text:p>
          </table:table-cell>
          <table:table-cell table:formula="of:=[.A193]&amp;&quot;01&quot;" office:value-type="string" office:string-value="19201">
            <text:p>19201</text:p>
          </table:table-cell>
          <table:table-cell table:formula="of:=[.A193]&amp;&quot;50&quot;" office:value-type="string" office:string-value="19250">
            <text:p>19250</text:p>
          </table:table-cell>
          <table:table-cell table:formula="of:=IF(ISERROR(FIND(&quot;O&quot;;[.B193])); 0;1)" office:value-type="float" office:value="0">
            <text:p>0</text:p>
          </table:table-cell>
          <table:table-cell table:formula="of:=IF(ISERROR(FIND(&quot;I&quot;;[.B193])); 0;1)" office:value-type="float" office:value="0">
            <text:p>0</text:p>
          </table:table-cell>
          <table:table-cell table:formula="of:=IF(ISERROR(FIND(&quot;l&quot;;[.B193])); 0;1)" office:value-type="float" office:value="0">
            <text:p>0</text:p>
          </table:table-cell>
          <table:table-cell table:formula="of:=SUM([.F193:.H19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3</text:p>
          </table:table-cell>
          <table:table-cell office:value-type="string">
            <text:p>tdjfM</text:p>
          </table:table-cell>
          <table:table-cell table:formula="of:=[.A194]&amp;[.B194]" office:value-type="string" office:string-value="193tdjfM">
            <text:p>193tdjfM</text:p>
          </table:table-cell>
          <table:table-cell table:formula="of:=[.A194]&amp;&quot;01&quot;" office:value-type="string" office:string-value="19301">
            <text:p>19301</text:p>
          </table:table-cell>
          <table:table-cell table:formula="of:=[.A194]&amp;&quot;50&quot;" office:value-type="string" office:string-value="19350">
            <text:p>19350</text:p>
          </table:table-cell>
          <table:table-cell table:formula="of:=IF(ISERROR(FIND(&quot;O&quot;;[.B194])); 0;1)" office:value-type="float" office:value="0">
            <text:p>0</text:p>
          </table:table-cell>
          <table:table-cell table:formula="of:=IF(ISERROR(FIND(&quot;I&quot;;[.B194])); 0;1)" office:value-type="float" office:value="0">
            <text:p>0</text:p>
          </table:table-cell>
          <table:table-cell table:formula="of:=IF(ISERROR(FIND(&quot;l&quot;;[.B194])); 0;1)" office:value-type="float" office:value="0">
            <text:p>0</text:p>
          </table:table-cell>
          <table:table-cell table:formula="of:=SUM([.F194:.H19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4</text:p>
          </table:table-cell>
          <table:table-cell office:value-type="string">
            <text:p>GJgCv</text:p>
          </table:table-cell>
          <table:table-cell table:formula="of:=[.A195]&amp;[.B195]" office:value-type="string" office:string-value="194GJgCv">
            <text:p>194GJgCv</text:p>
          </table:table-cell>
          <table:table-cell table:formula="of:=[.A195]&amp;&quot;01&quot;" office:value-type="string" office:string-value="19401">
            <text:p>19401</text:p>
          </table:table-cell>
          <table:table-cell table:formula="of:=[.A195]&amp;&quot;50&quot;" office:value-type="string" office:string-value="19450">
            <text:p>19450</text:p>
          </table:table-cell>
          <table:table-cell table:formula="of:=IF(ISERROR(FIND(&quot;O&quot;;[.B195])); 0;1)" office:value-type="float" office:value="0">
            <text:p>0</text:p>
          </table:table-cell>
          <table:table-cell table:formula="of:=IF(ISERROR(FIND(&quot;I&quot;;[.B195])); 0;1)" office:value-type="float" office:value="0">
            <text:p>0</text:p>
          </table:table-cell>
          <table:table-cell table:formula="of:=IF(ISERROR(FIND(&quot;l&quot;;[.B195])); 0;1)" office:value-type="float" office:value="0">
            <text:p>0</text:p>
          </table:table-cell>
          <table:table-cell table:formula="of:=SUM([.F195:.H19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5</text:p>
          </table:table-cell>
          <table:table-cell office:value-type="string">
            <text:p>uqNaB</text:p>
          </table:table-cell>
          <table:table-cell table:formula="of:=[.A196]&amp;[.B196]" office:value-type="string" office:string-value="195uqNaB">
            <text:p>195uqNaB</text:p>
          </table:table-cell>
          <table:table-cell table:formula="of:=[.A196]&amp;&quot;01&quot;" office:value-type="string" office:string-value="19501">
            <text:p>19501</text:p>
          </table:table-cell>
          <table:table-cell table:formula="of:=[.A196]&amp;&quot;50&quot;" office:value-type="string" office:string-value="19550">
            <text:p>19550</text:p>
          </table:table-cell>
          <table:table-cell table:formula="of:=IF(ISERROR(FIND(&quot;O&quot;;[.B196])); 0;1)" office:value-type="float" office:value="0">
            <text:p>0</text:p>
          </table:table-cell>
          <table:table-cell table:formula="of:=IF(ISERROR(FIND(&quot;I&quot;;[.B196])); 0;1)" office:value-type="float" office:value="0">
            <text:p>0</text:p>
          </table:table-cell>
          <table:table-cell table:formula="of:=IF(ISERROR(FIND(&quot;l&quot;;[.B196])); 0;1)" office:value-type="float" office:value="0">
            <text:p>0</text:p>
          </table:table-cell>
          <table:table-cell table:formula="of:=SUM([.F196:.H19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6</text:p>
          </table:table-cell>
          <table:table-cell office:value-type="string">
            <text:p>Ewgvz</text:p>
          </table:table-cell>
          <table:table-cell table:formula="of:=[.A197]&amp;[.B197]" office:value-type="string" office:string-value="196Ewgvz">
            <text:p>196Ewgvz</text:p>
          </table:table-cell>
          <table:table-cell table:formula="of:=[.A197]&amp;&quot;01&quot;" office:value-type="string" office:string-value="19601">
            <text:p>19601</text:p>
          </table:table-cell>
          <table:table-cell table:formula="of:=[.A197]&amp;&quot;50&quot;" office:value-type="string" office:string-value="19650">
            <text:p>19650</text:p>
          </table:table-cell>
          <table:table-cell table:formula="of:=IF(ISERROR(FIND(&quot;O&quot;;[.B197])); 0;1)" office:value-type="float" office:value="0">
            <text:p>0</text:p>
          </table:table-cell>
          <table:table-cell table:formula="of:=IF(ISERROR(FIND(&quot;I&quot;;[.B197])); 0;1)" office:value-type="float" office:value="0">
            <text:p>0</text:p>
          </table:table-cell>
          <table:table-cell table:formula="of:=IF(ISERROR(FIND(&quot;l&quot;;[.B197])); 0;1)" office:value-type="float" office:value="0">
            <text:p>0</text:p>
          </table:table-cell>
          <table:table-cell table:formula="of:=SUM([.F197:.H19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7</text:p>
          </table:table-cell>
          <table:table-cell office:value-type="string">
            <text:p>bvkDv</text:p>
          </table:table-cell>
          <table:table-cell table:formula="of:=[.A198]&amp;[.B198]" office:value-type="string" office:string-value="197bvkDv">
            <text:p>197bvkDv</text:p>
          </table:table-cell>
          <table:table-cell table:formula="of:=[.A198]&amp;&quot;01&quot;" office:value-type="string" office:string-value="19701">
            <text:p>19701</text:p>
          </table:table-cell>
          <table:table-cell table:formula="of:=[.A198]&amp;&quot;50&quot;" office:value-type="string" office:string-value="19750">
            <text:p>19750</text:p>
          </table:table-cell>
          <table:table-cell table:formula="of:=IF(ISERROR(FIND(&quot;O&quot;;[.B198])); 0;1)" office:value-type="float" office:value="0">
            <text:p>0</text:p>
          </table:table-cell>
          <table:table-cell table:formula="of:=IF(ISERROR(FIND(&quot;I&quot;;[.B198])); 0;1)" office:value-type="float" office:value="0">
            <text:p>0</text:p>
          </table:table-cell>
          <table:table-cell table:formula="of:=IF(ISERROR(FIND(&quot;l&quot;;[.B198])); 0;1)" office:value-type="float" office:value="0">
            <text:p>0</text:p>
          </table:table-cell>
          <table:table-cell table:formula="of:=SUM([.F198:.H19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8</text:p>
          </table:table-cell>
          <table:table-cell office:value-type="string">
            <text:p>ZCJAB</text:p>
          </table:table-cell>
          <table:table-cell table:formula="of:=[.A199]&amp;[.B199]" office:value-type="string" office:string-value="198ZCJAB">
            <text:p>198ZCJAB</text:p>
          </table:table-cell>
          <table:table-cell table:formula="of:=[.A199]&amp;&quot;01&quot;" office:value-type="string" office:string-value="19801">
            <text:p>19801</text:p>
          </table:table-cell>
          <table:table-cell table:formula="of:=[.A199]&amp;&quot;50&quot;" office:value-type="string" office:string-value="19850">
            <text:p>19850</text:p>
          </table:table-cell>
          <table:table-cell table:formula="of:=IF(ISERROR(FIND(&quot;O&quot;;[.B199])); 0;1)" office:value-type="float" office:value="0">
            <text:p>0</text:p>
          </table:table-cell>
          <table:table-cell table:formula="of:=IF(ISERROR(FIND(&quot;I&quot;;[.B199])); 0;1)" office:value-type="float" office:value="0">
            <text:p>0</text:p>
          </table:table-cell>
          <table:table-cell table:formula="of:=IF(ISERROR(FIND(&quot;l&quot;;[.B199])); 0;1)" office:value-type="float" office:value="0">
            <text:p>0</text:p>
          </table:table-cell>
          <table:table-cell table:formula="of:=SUM([.F199:.H19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199</text:p>
          </table:table-cell>
          <table:table-cell office:value-type="string">
            <text:p>JtxoC</text:p>
          </table:table-cell>
          <table:table-cell table:formula="of:=[.A200]&amp;[.B200]" office:value-type="string" office:string-value="199JtxoC">
            <text:p>199JtxoC</text:p>
          </table:table-cell>
          <table:table-cell table:formula="of:=[.A200]&amp;&quot;01&quot;" office:value-type="string" office:string-value="19901">
            <text:p>19901</text:p>
          </table:table-cell>
          <table:table-cell table:formula="of:=[.A200]&amp;&quot;50&quot;" office:value-type="string" office:string-value="19950">
            <text:p>19950</text:p>
          </table:table-cell>
          <table:table-cell table:formula="of:=IF(ISERROR(FIND(&quot;O&quot;;[.B200])); 0;1)" office:value-type="float" office:value="0">
            <text:p>0</text:p>
          </table:table-cell>
          <table:table-cell table:formula="of:=IF(ISERROR(FIND(&quot;I&quot;;[.B200])); 0;1)" office:value-type="float" office:value="0">
            <text:p>0</text:p>
          </table:table-cell>
          <table:table-cell table:formula="of:=IF(ISERROR(FIND(&quot;l&quot;;[.B200])); 0;1)" office:value-type="float" office:value="0">
            <text:p>0</text:p>
          </table:table-cell>
          <table:table-cell table:formula="of:=SUM([.F200:.H20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0</text:p>
          </table:table-cell>
          <table:table-cell office:value-type="string">
            <text:p>RBAQx</text:p>
          </table:table-cell>
          <table:table-cell table:formula="of:=[.A201]&amp;[.B201]" office:value-type="string" office:string-value="200RBAQx">
            <text:p>200RBAQx</text:p>
          </table:table-cell>
          <table:table-cell table:formula="of:=[.A201]&amp;&quot;01&quot;" office:value-type="string" office:string-value="20001">
            <text:p>20001</text:p>
          </table:table-cell>
          <table:table-cell table:formula="of:=[.A201]&amp;&quot;50&quot;" office:value-type="string" office:string-value="20050">
            <text:p>20050</text:p>
          </table:table-cell>
          <table:table-cell table:formula="of:=IF(ISERROR(FIND(&quot;O&quot;;[.B201])); 0;1)" office:value-type="float" office:value="0">
            <text:p>0</text:p>
          </table:table-cell>
          <table:table-cell table:formula="of:=IF(ISERROR(FIND(&quot;I&quot;;[.B201])); 0;1)" office:value-type="float" office:value="0">
            <text:p>0</text:p>
          </table:table-cell>
          <table:table-cell table:formula="of:=IF(ISERROR(FIND(&quot;l&quot;;[.B201])); 0;1)" office:value-type="float" office:value="0">
            <text:p>0</text:p>
          </table:table-cell>
          <table:table-cell table:formula="of:=SUM([.F201:.H20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1</text:p>
          </table:table-cell>
          <table:table-cell office:value-type="string">
            <text:p>BCUJH</text:p>
          </table:table-cell>
          <table:table-cell table:formula="of:=[.A202]&amp;[.B202]" office:value-type="string" office:string-value="201BCUJH">
            <text:p>201BCUJH</text:p>
          </table:table-cell>
          <table:table-cell table:formula="of:=[.A202]&amp;&quot;01&quot;" office:value-type="string" office:string-value="20101">
            <text:p>20101</text:p>
          </table:table-cell>
          <table:table-cell table:formula="of:=[.A202]&amp;&quot;50&quot;" office:value-type="string" office:string-value="20150">
            <text:p>20150</text:p>
          </table:table-cell>
          <table:table-cell table:formula="of:=IF(ISERROR(FIND(&quot;O&quot;;[.B202])); 0;1)" office:value-type="float" office:value="0">
            <text:p>0</text:p>
          </table:table-cell>
          <table:table-cell table:formula="of:=IF(ISERROR(FIND(&quot;I&quot;;[.B202])); 0;1)" office:value-type="float" office:value="0">
            <text:p>0</text:p>
          </table:table-cell>
          <table:table-cell table:formula="of:=IF(ISERROR(FIND(&quot;l&quot;;[.B202])); 0;1)" office:value-type="float" office:value="0">
            <text:p>0</text:p>
          </table:table-cell>
          <table:table-cell table:formula="of:=SUM([.F202:.H20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2</text:p>
          </table:table-cell>
          <table:table-cell office:value-type="string">
            <text:p>CzCws</text:p>
          </table:table-cell>
          <table:table-cell table:formula="of:=[.A203]&amp;[.B203]" office:value-type="string" office:string-value="202CzCws">
            <text:p>202CzCws</text:p>
          </table:table-cell>
          <table:table-cell table:formula="of:=[.A203]&amp;&quot;01&quot;" office:value-type="string" office:string-value="20201">
            <text:p>20201</text:p>
          </table:table-cell>
          <table:table-cell table:formula="of:=[.A203]&amp;&quot;50&quot;" office:value-type="string" office:string-value="20250">
            <text:p>20250</text:p>
          </table:table-cell>
          <table:table-cell table:formula="of:=IF(ISERROR(FIND(&quot;O&quot;;[.B203])); 0;1)" office:value-type="float" office:value="0">
            <text:p>0</text:p>
          </table:table-cell>
          <table:table-cell table:formula="of:=IF(ISERROR(FIND(&quot;I&quot;;[.B203])); 0;1)" office:value-type="float" office:value="0">
            <text:p>0</text:p>
          </table:table-cell>
          <table:table-cell table:formula="of:=IF(ISERROR(FIND(&quot;l&quot;;[.B203])); 0;1)" office:value-type="float" office:value="0">
            <text:p>0</text:p>
          </table:table-cell>
          <table:table-cell table:formula="of:=SUM([.F203:.H20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3</text:p>
          </table:table-cell>
          <table:table-cell office:value-type="string">
            <text:p>BdYsZ</text:p>
          </table:table-cell>
          <table:table-cell table:formula="of:=[.A204]&amp;[.B204]" office:value-type="string" office:string-value="203BdYsZ">
            <text:p>203BdYsZ</text:p>
          </table:table-cell>
          <table:table-cell table:formula="of:=[.A204]&amp;&quot;01&quot;" office:value-type="string" office:string-value="20301">
            <text:p>20301</text:p>
          </table:table-cell>
          <table:table-cell table:formula="of:=[.A204]&amp;&quot;50&quot;" office:value-type="string" office:string-value="20350">
            <text:p>20350</text:p>
          </table:table-cell>
          <table:table-cell table:formula="of:=IF(ISERROR(FIND(&quot;O&quot;;[.B204])); 0;1)" office:value-type="float" office:value="0">
            <text:p>0</text:p>
          </table:table-cell>
          <table:table-cell table:formula="of:=IF(ISERROR(FIND(&quot;I&quot;;[.B204])); 0;1)" office:value-type="float" office:value="0">
            <text:p>0</text:p>
          </table:table-cell>
          <table:table-cell table:formula="of:=IF(ISERROR(FIND(&quot;l&quot;;[.B204])); 0;1)" office:value-type="float" office:value="0">
            <text:p>0</text:p>
          </table:table-cell>
          <table:table-cell table:formula="of:=SUM([.F204:.H20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4</text:p>
          </table:table-cell>
          <table:table-cell office:value-type="string">
            <text:p>Dtukr</text:p>
          </table:table-cell>
          <table:table-cell table:formula="of:=[.A205]&amp;[.B205]" office:value-type="string" office:string-value="204Dtukr">
            <text:p>204Dtukr</text:p>
          </table:table-cell>
          <table:table-cell table:formula="of:=[.A205]&amp;&quot;01&quot;" office:value-type="string" office:string-value="20401">
            <text:p>20401</text:p>
          </table:table-cell>
          <table:table-cell table:formula="of:=[.A205]&amp;&quot;50&quot;" office:value-type="string" office:string-value="20450">
            <text:p>20450</text:p>
          </table:table-cell>
          <table:table-cell table:formula="of:=IF(ISERROR(FIND(&quot;O&quot;;[.B205])); 0;1)" office:value-type="float" office:value="0">
            <text:p>0</text:p>
          </table:table-cell>
          <table:table-cell table:formula="of:=IF(ISERROR(FIND(&quot;I&quot;;[.B205])); 0;1)" office:value-type="float" office:value="0">
            <text:p>0</text:p>
          </table:table-cell>
          <table:table-cell table:formula="of:=IF(ISERROR(FIND(&quot;l&quot;;[.B205])); 0;1)" office:value-type="float" office:value="0">
            <text:p>0</text:p>
          </table:table-cell>
          <table:table-cell table:formula="of:=SUM([.F205:.H20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5</text:p>
          </table:table-cell>
          <table:table-cell office:value-type="string">
            <text:p>fpbMJ</text:p>
          </table:table-cell>
          <table:table-cell table:formula="of:=[.A206]&amp;[.B206]" office:value-type="string" office:string-value="205fpbMJ">
            <text:p>205fpbMJ</text:p>
          </table:table-cell>
          <table:table-cell table:formula="of:=[.A206]&amp;&quot;01&quot;" office:value-type="string" office:string-value="20501">
            <text:p>20501</text:p>
          </table:table-cell>
          <table:table-cell table:formula="of:=[.A206]&amp;&quot;50&quot;" office:value-type="string" office:string-value="20550">
            <text:p>20550</text:p>
          </table:table-cell>
          <table:table-cell table:formula="of:=IF(ISERROR(FIND(&quot;O&quot;;[.B206])); 0;1)" office:value-type="float" office:value="0">
            <text:p>0</text:p>
          </table:table-cell>
          <table:table-cell table:formula="of:=IF(ISERROR(FIND(&quot;I&quot;;[.B206])); 0;1)" office:value-type="float" office:value="0">
            <text:p>0</text:p>
          </table:table-cell>
          <table:table-cell table:formula="of:=IF(ISERROR(FIND(&quot;l&quot;;[.B206])); 0;1)" office:value-type="float" office:value="0">
            <text:p>0</text:p>
          </table:table-cell>
          <table:table-cell table:formula="of:=SUM([.F206:.H20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6</text:p>
          </table:table-cell>
          <table:table-cell office:value-type="string">
            <text:p>CHdys</text:p>
          </table:table-cell>
          <table:table-cell table:formula="of:=[.A207]&amp;[.B207]" office:value-type="string" office:string-value="206CHdys">
            <text:p>206CHdys</text:p>
          </table:table-cell>
          <table:table-cell table:formula="of:=[.A207]&amp;&quot;01&quot;" office:value-type="string" office:string-value="20601">
            <text:p>20601</text:p>
          </table:table-cell>
          <table:table-cell table:formula="of:=[.A207]&amp;&quot;50&quot;" office:value-type="string" office:string-value="20650">
            <text:p>20650</text:p>
          </table:table-cell>
          <table:table-cell table:formula="of:=IF(ISERROR(FIND(&quot;O&quot;;[.B207])); 0;1)" office:value-type="float" office:value="0">
            <text:p>0</text:p>
          </table:table-cell>
          <table:table-cell table:formula="of:=IF(ISERROR(FIND(&quot;I&quot;;[.B207])); 0;1)" office:value-type="float" office:value="0">
            <text:p>0</text:p>
          </table:table-cell>
          <table:table-cell table:formula="of:=IF(ISERROR(FIND(&quot;l&quot;;[.B207])); 0;1)" office:value-type="float" office:value="0">
            <text:p>0</text:p>
          </table:table-cell>
          <table:table-cell table:formula="of:=SUM([.F207:.H20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7</text:p>
          </table:table-cell>
          <table:table-cell office:value-type="string">
            <text:p>WykTA</text:p>
          </table:table-cell>
          <table:table-cell table:formula="of:=[.A208]&amp;[.B208]" office:value-type="string" office:string-value="207WykTA">
            <text:p>207WykTA</text:p>
          </table:table-cell>
          <table:table-cell table:formula="of:=[.A208]&amp;&quot;01&quot;" office:value-type="string" office:string-value="20701">
            <text:p>20701</text:p>
          </table:table-cell>
          <table:table-cell table:formula="of:=[.A208]&amp;&quot;50&quot;" office:value-type="string" office:string-value="20750">
            <text:p>20750</text:p>
          </table:table-cell>
          <table:table-cell table:formula="of:=IF(ISERROR(FIND(&quot;O&quot;;[.B208])); 0;1)" office:value-type="float" office:value="0">
            <text:p>0</text:p>
          </table:table-cell>
          <table:table-cell table:formula="of:=IF(ISERROR(FIND(&quot;I&quot;;[.B208])); 0;1)" office:value-type="float" office:value="0">
            <text:p>0</text:p>
          </table:table-cell>
          <table:table-cell table:formula="of:=IF(ISERROR(FIND(&quot;l&quot;;[.B208])); 0;1)" office:value-type="float" office:value="0">
            <text:p>0</text:p>
          </table:table-cell>
          <table:table-cell table:formula="of:=SUM([.F208:.H20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8</text:p>
          </table:table-cell>
          <table:table-cell office:value-type="string">
            <text:p>mWoFv</text:p>
          </table:table-cell>
          <table:table-cell table:formula="of:=[.A209]&amp;[.B209]" office:value-type="string" office:string-value="208mWoFv">
            <text:p>208mWoFv</text:p>
          </table:table-cell>
          <table:table-cell table:formula="of:=[.A209]&amp;&quot;01&quot;" office:value-type="string" office:string-value="20801">
            <text:p>20801</text:p>
          </table:table-cell>
          <table:table-cell table:formula="of:=[.A209]&amp;&quot;50&quot;" office:value-type="string" office:string-value="20850">
            <text:p>20850</text:p>
          </table:table-cell>
          <table:table-cell table:formula="of:=IF(ISERROR(FIND(&quot;O&quot;;[.B209])); 0;1)" office:value-type="float" office:value="0">
            <text:p>0</text:p>
          </table:table-cell>
          <table:table-cell table:formula="of:=IF(ISERROR(FIND(&quot;I&quot;;[.B209])); 0;1)" office:value-type="float" office:value="0">
            <text:p>0</text:p>
          </table:table-cell>
          <table:table-cell table:formula="of:=IF(ISERROR(FIND(&quot;l&quot;;[.B209])); 0;1)" office:value-type="float" office:value="0">
            <text:p>0</text:p>
          </table:table-cell>
          <table:table-cell table:formula="of:=SUM([.F209:.H20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09</text:p>
          </table:table-cell>
          <table:table-cell office:value-type="string">
            <text:p>csWSQ</text:p>
          </table:table-cell>
          <table:table-cell table:formula="of:=[.A210]&amp;[.B210]" office:value-type="string" office:string-value="209csWSQ">
            <text:p>209csWSQ</text:p>
          </table:table-cell>
          <table:table-cell table:formula="of:=[.A210]&amp;&quot;01&quot;" office:value-type="string" office:string-value="20901">
            <text:p>20901</text:p>
          </table:table-cell>
          <table:table-cell table:formula="of:=[.A210]&amp;&quot;50&quot;" office:value-type="string" office:string-value="20950">
            <text:p>20950</text:p>
          </table:table-cell>
          <table:table-cell table:formula="of:=IF(ISERROR(FIND(&quot;O&quot;;[.B210])); 0;1)" office:value-type="float" office:value="0">
            <text:p>0</text:p>
          </table:table-cell>
          <table:table-cell table:formula="of:=IF(ISERROR(FIND(&quot;I&quot;;[.B210])); 0;1)" office:value-type="float" office:value="0">
            <text:p>0</text:p>
          </table:table-cell>
          <table:table-cell table:formula="of:=IF(ISERROR(FIND(&quot;l&quot;;[.B210])); 0;1)" office:value-type="float" office:value="0">
            <text:p>0</text:p>
          </table:table-cell>
          <table:table-cell table:formula="of:=SUM([.F210:.H21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0</text:p>
          </table:table-cell>
          <table:table-cell office:value-type="string">
            <text:p>NKeWB</text:p>
          </table:table-cell>
          <table:table-cell table:formula="of:=[.A211]&amp;[.B211]" office:value-type="string" office:string-value="210NKeWB">
            <text:p>210NKeWB</text:p>
          </table:table-cell>
          <table:table-cell table:formula="of:=[.A211]&amp;&quot;01&quot;" office:value-type="string" office:string-value="21001">
            <text:p>21001</text:p>
          </table:table-cell>
          <table:table-cell table:formula="of:=[.A211]&amp;&quot;50&quot;" office:value-type="string" office:string-value="21050">
            <text:p>21050</text:p>
          </table:table-cell>
          <table:table-cell table:formula="of:=IF(ISERROR(FIND(&quot;O&quot;;[.B211])); 0;1)" office:value-type="float" office:value="0">
            <text:p>0</text:p>
          </table:table-cell>
          <table:table-cell table:formula="of:=IF(ISERROR(FIND(&quot;I&quot;;[.B211])); 0;1)" office:value-type="float" office:value="0">
            <text:p>0</text:p>
          </table:table-cell>
          <table:table-cell table:formula="of:=IF(ISERROR(FIND(&quot;l&quot;;[.B211])); 0;1)" office:value-type="float" office:value="0">
            <text:p>0</text:p>
          </table:table-cell>
          <table:table-cell table:formula="of:=SUM([.F211:.H21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1</text:p>
          </table:table-cell>
          <table:table-cell office:value-type="string">
            <text:p>HoutD</text:p>
          </table:table-cell>
          <table:table-cell table:formula="of:=[.A212]&amp;[.B212]" office:value-type="string" office:string-value="211HoutD">
            <text:p>211HoutD</text:p>
          </table:table-cell>
          <table:table-cell table:formula="of:=[.A212]&amp;&quot;01&quot;" office:value-type="string" office:string-value="21101">
            <text:p>21101</text:p>
          </table:table-cell>
          <table:table-cell table:formula="of:=[.A212]&amp;&quot;50&quot;" office:value-type="string" office:string-value="21150">
            <text:p>21150</text:p>
          </table:table-cell>
          <table:table-cell table:formula="of:=IF(ISERROR(FIND(&quot;O&quot;;[.B212])); 0;1)" office:value-type="float" office:value="0">
            <text:p>0</text:p>
          </table:table-cell>
          <table:table-cell table:formula="of:=IF(ISERROR(FIND(&quot;I&quot;;[.B212])); 0;1)" office:value-type="float" office:value="0">
            <text:p>0</text:p>
          </table:table-cell>
          <table:table-cell table:formula="of:=IF(ISERROR(FIND(&quot;l&quot;;[.B212])); 0;1)" office:value-type="float" office:value="0">
            <text:p>0</text:p>
          </table:table-cell>
          <table:table-cell table:formula="of:=SUM([.F212:.H212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2</text:p>
          </table:table-cell>
          <table:table-cell office:value-type="string">
            <text:p>iEqRB</text:p>
          </table:table-cell>
          <table:table-cell table:formula="of:=[.A213]&amp;[.B213]" office:value-type="string" office:string-value="212iEqRB">
            <text:p>212iEqRB</text:p>
          </table:table-cell>
          <table:table-cell table:formula="of:=[.A213]&amp;&quot;01&quot;" office:value-type="string" office:string-value="21201">
            <text:p>21201</text:p>
          </table:table-cell>
          <table:table-cell table:formula="of:=[.A213]&amp;&quot;50&quot;" office:value-type="string" office:string-value="21250">
            <text:p>21250</text:p>
          </table:table-cell>
          <table:table-cell table:formula="of:=IF(ISERROR(FIND(&quot;O&quot;;[.B213])); 0;1)" office:value-type="float" office:value="0">
            <text:p>0</text:p>
          </table:table-cell>
          <table:table-cell table:formula="of:=IF(ISERROR(FIND(&quot;I&quot;;[.B213])); 0;1)" office:value-type="float" office:value="0">
            <text:p>0</text:p>
          </table:table-cell>
          <table:table-cell table:formula="of:=IF(ISERROR(FIND(&quot;l&quot;;[.B213])); 0;1)" office:value-type="float" office:value="0">
            <text:p>0</text:p>
          </table:table-cell>
          <table:table-cell table:formula="of:=SUM([.F213:.H213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3</text:p>
          </table:table-cell>
          <table:table-cell office:value-type="string">
            <text:p>ATiNo</text:p>
          </table:table-cell>
          <table:table-cell table:formula="of:=[.A214]&amp;[.B214]" office:value-type="string" office:string-value="213ATiNo">
            <text:p>213ATiNo</text:p>
          </table:table-cell>
          <table:table-cell table:formula="of:=[.A214]&amp;&quot;01&quot;" office:value-type="string" office:string-value="21301">
            <text:p>21301</text:p>
          </table:table-cell>
          <table:table-cell table:formula="of:=[.A214]&amp;&quot;50&quot;" office:value-type="string" office:string-value="21350">
            <text:p>21350</text:p>
          </table:table-cell>
          <table:table-cell table:formula="of:=IF(ISERROR(FIND(&quot;O&quot;;[.B214])); 0;1)" office:value-type="float" office:value="0">
            <text:p>0</text:p>
          </table:table-cell>
          <table:table-cell table:formula="of:=IF(ISERROR(FIND(&quot;I&quot;;[.B214])); 0;1)" office:value-type="float" office:value="0">
            <text:p>0</text:p>
          </table:table-cell>
          <table:table-cell table:formula="of:=IF(ISERROR(FIND(&quot;l&quot;;[.B214])); 0;1)" office:value-type="float" office:value="0">
            <text:p>0</text:p>
          </table:table-cell>
          <table:table-cell table:formula="of:=SUM([.F214:.H214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4</text:p>
          </table:table-cell>
          <table:table-cell office:value-type="string">
            <text:p>XoVtc</text:p>
          </table:table-cell>
          <table:table-cell table:formula="of:=[.A215]&amp;[.B215]" office:value-type="string" office:string-value="214XoVtc">
            <text:p>214XoVtc</text:p>
          </table:table-cell>
          <table:table-cell table:formula="of:=[.A215]&amp;&quot;01&quot;" office:value-type="string" office:string-value="21401">
            <text:p>21401</text:p>
          </table:table-cell>
          <table:table-cell table:formula="of:=[.A215]&amp;&quot;50&quot;" office:value-type="string" office:string-value="21450">
            <text:p>21450</text:p>
          </table:table-cell>
          <table:table-cell table:formula="of:=IF(ISERROR(FIND(&quot;O&quot;;[.B215])); 0;1)" office:value-type="float" office:value="0">
            <text:p>0</text:p>
          </table:table-cell>
          <table:table-cell table:formula="of:=IF(ISERROR(FIND(&quot;I&quot;;[.B215])); 0;1)" office:value-type="float" office:value="0">
            <text:p>0</text:p>
          </table:table-cell>
          <table:table-cell table:formula="of:=IF(ISERROR(FIND(&quot;l&quot;;[.B215])); 0;1)" office:value-type="float" office:value="0">
            <text:p>0</text:p>
          </table:table-cell>
          <table:table-cell table:formula="of:=SUM([.F215:.H215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5</text:p>
          </table:table-cell>
          <table:table-cell office:value-type="string">
            <text:p>LLzkX</text:p>
          </table:table-cell>
          <table:table-cell table:formula="of:=[.A216]&amp;[.B216]" office:value-type="string" office:string-value="215LLzkX">
            <text:p>215LLzkX</text:p>
          </table:table-cell>
          <table:table-cell table:formula="of:=[.A216]&amp;&quot;01&quot;" office:value-type="string" office:string-value="21501">
            <text:p>21501</text:p>
          </table:table-cell>
          <table:table-cell table:formula="of:=[.A216]&amp;&quot;50&quot;" office:value-type="string" office:string-value="21550">
            <text:p>21550</text:p>
          </table:table-cell>
          <table:table-cell table:formula="of:=IF(ISERROR(FIND(&quot;O&quot;;[.B216])); 0;1)" office:value-type="float" office:value="0">
            <text:p>0</text:p>
          </table:table-cell>
          <table:table-cell table:formula="of:=IF(ISERROR(FIND(&quot;I&quot;;[.B216])); 0;1)" office:value-type="float" office:value="0">
            <text:p>0</text:p>
          </table:table-cell>
          <table:table-cell table:formula="of:=IF(ISERROR(FIND(&quot;l&quot;;[.B216])); 0;1)" office:value-type="float" office:value="0">
            <text:p>0</text:p>
          </table:table-cell>
          <table:table-cell table:formula="of:=SUM([.F216:.H216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6</text:p>
          </table:table-cell>
          <table:table-cell office:value-type="string">
            <text:p>EhrKi</text:p>
          </table:table-cell>
          <table:table-cell table:formula="of:=[.A217]&amp;[.B217]" office:value-type="string" office:string-value="216EhrKi">
            <text:p>216EhrKi</text:p>
          </table:table-cell>
          <table:table-cell table:formula="of:=[.A217]&amp;&quot;01&quot;" office:value-type="string" office:string-value="21601">
            <text:p>21601</text:p>
          </table:table-cell>
          <table:table-cell table:formula="of:=[.A217]&amp;&quot;50&quot;" office:value-type="string" office:string-value="21650">
            <text:p>21650</text:p>
          </table:table-cell>
          <table:table-cell table:formula="of:=IF(ISERROR(FIND(&quot;O&quot;;[.B217])); 0;1)" office:value-type="float" office:value="0">
            <text:p>0</text:p>
          </table:table-cell>
          <table:table-cell table:formula="of:=IF(ISERROR(FIND(&quot;I&quot;;[.B217])); 0;1)" office:value-type="float" office:value="0">
            <text:p>0</text:p>
          </table:table-cell>
          <table:table-cell table:formula="of:=IF(ISERROR(FIND(&quot;l&quot;;[.B217])); 0;1)" office:value-type="float" office:value="0">
            <text:p>0</text:p>
          </table:table-cell>
          <table:table-cell table:formula="of:=SUM([.F217:.H217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7</text:p>
          </table:table-cell>
          <table:table-cell office:value-type="string">
            <text:p>nAHrx</text:p>
          </table:table-cell>
          <table:table-cell table:formula="of:=[.A218]&amp;[.B218]" office:value-type="string" office:string-value="217nAHrx">
            <text:p>217nAHrx</text:p>
          </table:table-cell>
          <table:table-cell table:formula="of:=[.A218]&amp;&quot;01&quot;" office:value-type="string" office:string-value="21701">
            <text:p>21701</text:p>
          </table:table-cell>
          <table:table-cell table:formula="of:=[.A218]&amp;&quot;50&quot;" office:value-type="string" office:string-value="21750">
            <text:p>21750</text:p>
          </table:table-cell>
          <table:table-cell table:formula="of:=IF(ISERROR(FIND(&quot;O&quot;;[.B218])); 0;1)" office:value-type="float" office:value="0">
            <text:p>0</text:p>
          </table:table-cell>
          <table:table-cell table:formula="of:=IF(ISERROR(FIND(&quot;I&quot;;[.B218])); 0;1)" office:value-type="float" office:value="0">
            <text:p>0</text:p>
          </table:table-cell>
          <table:table-cell table:formula="of:=IF(ISERROR(FIND(&quot;l&quot;;[.B218])); 0;1)" office:value-type="float" office:value="0">
            <text:p>0</text:p>
          </table:table-cell>
          <table:table-cell table:formula="of:=SUM([.F218:.H21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8</text:p>
          </table:table-cell>
          <table:table-cell office:value-type="string">
            <text:p>PKfKG</text:p>
          </table:table-cell>
          <table:table-cell table:formula="of:=[.A219]&amp;[.B219]" office:value-type="string" office:string-value="218PKfKG">
            <text:p>218PKfKG</text:p>
          </table:table-cell>
          <table:table-cell table:formula="of:=[.A219]&amp;&quot;01&quot;" office:value-type="string" office:string-value="21801">
            <text:p>21801</text:p>
          </table:table-cell>
          <table:table-cell table:formula="of:=[.A219]&amp;&quot;50&quot;" office:value-type="string" office:string-value="21850">
            <text:p>21850</text:p>
          </table:table-cell>
          <table:table-cell table:formula="of:=IF(ISERROR(FIND(&quot;O&quot;;[.B219])); 0;1)" office:value-type="float" office:value="0">
            <text:p>0</text:p>
          </table:table-cell>
          <table:table-cell table:formula="of:=IF(ISERROR(FIND(&quot;I&quot;;[.B219])); 0;1)" office:value-type="float" office:value="0">
            <text:p>0</text:p>
          </table:table-cell>
          <table:table-cell table:formula="of:=IF(ISERROR(FIND(&quot;l&quot;;[.B219])); 0;1)" office:value-type="float" office:value="0">
            <text:p>0</text:p>
          </table:table-cell>
          <table:table-cell table:formula="of:=SUM([.F219:.H21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19</text:p>
          </table:table-cell>
          <table:table-cell office:value-type="string">
            <text:p>tUDaW</text:p>
          </table:table-cell>
          <table:table-cell table:formula="of:=[.A220]&amp;[.B220]" office:value-type="string" office:string-value="219tUDaW">
            <text:p>219tUDaW</text:p>
          </table:table-cell>
          <table:table-cell table:formula="of:=[.A220]&amp;&quot;01&quot;" office:value-type="string" office:string-value="21901">
            <text:p>21901</text:p>
          </table:table-cell>
          <table:table-cell table:formula="of:=[.A220]&amp;&quot;50&quot;" office:value-type="string" office:string-value="21950">
            <text:p>21950</text:p>
          </table:table-cell>
          <table:table-cell table:formula="of:=IF(ISERROR(FIND(&quot;O&quot;;[.B220])); 0;1)" office:value-type="float" office:value="0">
            <text:p>0</text:p>
          </table:table-cell>
          <table:table-cell table:formula="of:=IF(ISERROR(FIND(&quot;I&quot;;[.B220])); 0;1)" office:value-type="float" office:value="0">
            <text:p>0</text:p>
          </table:table-cell>
          <table:table-cell table:formula="of:=IF(ISERROR(FIND(&quot;l&quot;;[.B220])); 0;1)" office:value-type="float" office:value="0">
            <text:p>0</text:p>
          </table:table-cell>
          <table:table-cell table:formula="of:=SUM([.F220:.H220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220</text:p>
          </table:table-cell>
          <table:table-cell office:value-type="string">
            <text:p>mFpZb</text:p>
          </table:table-cell>
          <table:table-cell table:formula="of:=[.A221]&amp;[.B221]" office:value-type="string" office:string-value="220mFpZb">
            <text:p>220mFpZb</text:p>
          </table:table-cell>
          <table:table-cell table:formula="of:=[.A221]&amp;&quot;01&quot;" office:value-type="string" office:string-value="22001">
            <text:p>22001</text:p>
          </table:table-cell>
          <table:table-cell table:formula="of:=[.A221]&amp;&quot;50&quot;" office:value-type="string" office:string-value="22050">
            <text:p>22050</text:p>
          </table:table-cell>
          <table:table-cell table:formula="of:=IF(ISERROR(FIND(&quot;O&quot;;[.B221])); 0;1)" office:value-type="float" office:value="0">
            <text:p>0</text:p>
          </table:table-cell>
          <table:table-cell table:formula="of:=IF(ISERROR(FIND(&quot;I&quot;;[.B221])); 0;1)" office:value-type="float" office:value="0">
            <text:p>0</text:p>
          </table:table-cell>
          <table:table-cell table:formula="of:=IF(ISERROR(FIND(&quot;l&quot;;[.B221])); 0;1)" office:value-type="float" office:value="0">
            <text:p>0</text:p>
          </table:table-cell>
          <table:table-cell table:formula="of:=SUM([.F221:.H22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221">
            <text:p>221</text:p>
          </table:table-cell>
          <table:table-cell/>
          <table:table-cell table:style-name="ce3" office:value-type="string">
            <text:p>221wFCaf </text:p>
          </table:table-cell>
          <table:table-cell table:style-name="ce2" office:value-type="float" office:value="22101">
            <text:p>22101</text:p>
          </table:table-cell>
          <table:table-cell table:style-name="ce2" office:value-type="float" office:value="22150">
            <text:p>22150</text:p>
          </table:table-cell>
          <table:table-cell table:number-columns-repeated="1019"/>
        </table:table-row>
        <table:table-row table:style-name="ro1">
          <table:table-cell table:style-name="ce2" office:value-type="float" office:value="222">
            <text:p>222</text:p>
          </table:table-cell>
          <table:table-cell/>
          <table:table-cell table:style-name="ce3" office:value-type="string">
            <text:p>222YJPGp </text:p>
          </table:table-cell>
          <table:table-cell table:style-name="ce2" office:value-type="float" office:value="22201">
            <text:p>22201</text:p>
          </table:table-cell>
          <table:table-cell table:style-name="ce2" office:value-type="float" office:value="22250">
            <text:p>22250</text:p>
          </table:table-cell>
          <table:table-cell table:number-columns-repeated="1019"/>
        </table:table-row>
        <table:table-row table:style-name="ro1">
          <table:table-cell table:style-name="ce2" office:value-type="float" office:value="223">
            <text:p>223</text:p>
          </table:table-cell>
          <table:table-cell/>
          <table:table-cell table:style-name="ce3" office:value-type="string">
            <text:p>223TmTna </text:p>
          </table:table-cell>
          <table:table-cell table:style-name="ce2" office:value-type="float" office:value="22301">
            <text:p>22301</text:p>
          </table:table-cell>
          <table:table-cell table:style-name="ce2" office:value-type="float" office:value="22350">
            <text:p>22350</text:p>
          </table:table-cell>
          <table:table-cell table:number-columns-repeated="1019"/>
        </table:table-row>
        <table:table-row table:style-name="ro1">
          <table:table-cell table:style-name="ce2" office:value-type="float" office:value="224">
            <text:p>224</text:p>
          </table:table-cell>
          <table:table-cell/>
          <table:table-cell table:style-name="ce3" office:value-type="string">
            <text:p>224JCewi </text:p>
          </table:table-cell>
          <table:table-cell table:style-name="ce2" office:value-type="float" office:value="22401">
            <text:p>22401</text:p>
          </table:table-cell>
          <table:table-cell table:style-name="ce2" office:value-type="float" office:value="22450">
            <text:p>22450</text:p>
          </table:table-cell>
          <table:table-cell table:number-columns-repeated="1019"/>
        </table:table-row>
        <table:table-row table:style-name="ro1">
          <table:table-cell table:style-name="ce2" office:value-type="float" office:value="225">
            <text:p>225</text:p>
          </table:table-cell>
          <table:table-cell/>
          <table:table-cell table:style-name="ce3" office:value-type="string">
            <text:p>225xkEZi </text:p>
          </table:table-cell>
          <table:table-cell table:style-name="ce2" office:value-type="float" office:value="22501">
            <text:p>22501</text:p>
          </table:table-cell>
          <table:table-cell table:style-name="ce2" office:value-type="float" office:value="22550">
            <text:p>22550</text:p>
          </table:table-cell>
          <table:table-cell table:number-columns-repeated="1019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enutzernamen.$A$1" table:cell-range-address="$Benutzernamen.$A$1:.$I$221"/>
        </table:named-expressions>
      </table:table>
      <table:table table:name="Passwortgenerator" table:style-name="ta4" table:print="false">
        <table:table-column table:style-name="co1" table:number-columns-repeated="1024" table:default-cell-style-name="Excel_20_Built-in_20_Normal"/>
        <table:table-row table:style-name="ro1">
          <table:table-cell table:formula="of:=CHAR(ROUND(RAND()*26+(RAND()&gt;0.5)*32+64.5;0))&amp;CHAR(ROUND(RAND()*26+(RAND()&gt;0.5)*32+64.5;0))&amp;CHAR(ROUND(RAND()*26+(RAND()&gt;0.5)*32+64.5;0))&amp;CHAR(ROUND(RAND()*26+(RAND()&gt;0.5)*32+64.5;0))&amp;CHAR(ROUND(RAND()*26+(RAND()&gt;0.5)*32+64.5;0))" office:value-type="string" office:string-value="JYkDr">
            <text:p>JYkDr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belle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Benutzernamen.A1:Benutzernamen.I221" table:display-filter-buttons="true"/>
        <table:database-range table:target-range-address="Benutzernamen.A2:Benutzernamen.AMJ2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20.02.2016</text:date>, <text:time>21:12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enutzernamen" style:display-name="PageStyle_Benutzerna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swortgenerator" style:display-name="PageStyle_Passwortgener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0T21:12:40.28</dc:date>
    <dc:creator>E H</dc:creator>
    <meta:editing-duration>PT4M32S</meta:editing-duration>
    <meta:editing-cycles>3</meta:editing-cycles>
    <meta:document-statistic meta:table-count="3" meta:cell-count="2010" meta:object-count="0"/>
  </office:meta>
</office:document-meta>
</file>